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_5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Avg CER</text:p>
          </table:table-cell>
          <table:table-cell table:number-columns-repeated="1019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1.176" calcext:value-type="float">
            <text:p>1.176</text:p>
          </table:table-cell>
          <table:table-cell table:style-name="ce3" office:value-type="float" office:value="2.1477" calcext:value-type="float">
            <text:p>2.1477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47" calcext:value-type="float">
            <text:p>2.47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2.2263" calcext:value-type="float">
            <text:p>2.2263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2.199" calcext:value-type="float">
            <text:p>2.199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2.0786" calcext:value-type="float">
            <text:p>2.0786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4" calcext:value-type="float">
            <text:p>3.14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1.9214" calcext:value-type="float">
            <text:p>1.9214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9" calcext:value-type="float">
            <text:p>2.89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1.801" calcext:value-type="float">
            <text:p>1.801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54" calcext:value-type="float">
            <text:p>2.54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1.7737" calcext:value-type="float">
            <text:p>1.7737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176" calcext:value-type="float">
            <text:p>1.176</text:p>
          </table:table-cell>
          <table:table-cell table:style-name="ce3" office:value-type="float" office:value="1.8523" calcext:value-type="float">
            <text:p>1.8523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072" calcext:value-type="float">
            <text:p>2.807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2.0335" calcext:value-type="float">
            <text:p>2.0335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1.009" calcext:value-type="float">
            <text:p>1.009</text:p>
          </table:table-cell>
          <table:table-cell table:style-name="ce3" office:value-type="float" office:value="2.0513" calcext:value-type="float">
            <text:p>2.0513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7" calcext:value-type="float">
            <text:p>2.97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2.0451" calcext:value-type="float">
            <text:p>2.0451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2.0178" calcext:value-type="float">
            <text:p>2.0178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1.9822" calcext:value-type="float">
            <text:p>1.9822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1.9549" calcext:value-type="float">
            <text:p>1.9549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19"/>
        </table:table-row>
        <table:table-row table:style-name="ro1">
          <table:table-cell table:style-name="ce3" office:value-type="float" office:value="1.009" calcext:value-type="float">
            <text:p>1.009</text:p>
          </table:table-cell>
          <table:table-cell table:style-name="ce3" office:value-type="float" office:value="1.9487" calcext:value-type="float">
            <text:p>1.9487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1.9665" calcext:value-type="float">
            <text:p>1.9665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.1928" calcext:value-type="float">
            <text:p>2.19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046" calcext:value-type="float">
            <text:p>2.704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95" calcext:value-type="float">
            <text:p>3.95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1.9036" calcext:value-type="float">
            <text:p>1.9036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43" calcext:value-type="float">
            <text:p>3.43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1.8523" calcext:value-type="float">
            <text:p>1.8523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8701" calcext:value-type="float">
            <text:p>1.8701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5" calcext:value-type="float">
            <text:p>2.95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1.9487" calcext:value-type="float">
            <text:p>1.9487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4" calcext:value-type="float">
            <text:p>3.14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2.0513" calcext:value-type="float">
            <text:p>2.0513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2.1299" calcext:value-type="float">
            <text:p>2.1299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2.1477" calcext:value-type="float">
            <text:p>2.1477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37" calcext:value-type="float">
            <text:p>2.37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2.0964" calcext:value-type="float">
            <text:p>2.0964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.2954" calcext:value-type="float">
            <text:p>2.29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402" calcext:value-type="float">
            <text:p>2.74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95" calcext:value-type="float">
            <text:p>3.95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2" calcext:value-type="float">
            <text:p>3.62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1.8188" calcext:value-type="float">
            <text:p>1.8188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1.7224" calcext:value-type="float">
            <text:p>1.7224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1.7559" calcext:value-type="float">
            <text:p>1.7559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3" office:value-type="float" office:value="1.2649" calcext:value-type="float">
            <text:p>1.2649</text:p>
          </table:table-cell>
          <table:table-cell table:style-name="ce3" office:value-type="float" office:value="1.9036" calcext:value-type="float">
            <text:p>1.9036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1" calcext:value-type="float">
            <text:p>2.91</text:p>
          </table:table-cell>
          <table:table-cell table:number-columns-repeated="1019"/>
        </table:table-row>
        <table:table-row table:style-name="ro1">
          <table:table-cell table:style-name="ce3" office:value-type="float" office:value="1.2649" calcext:value-type="float">
            <text:p>1.2649</text:p>
          </table:table-cell>
          <table:table-cell table:style-name="ce3" office:value-type="float" office:value="2.0964" calcext:value-type="float">
            <text:p>2.0964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2.2441" calcext:value-type="float">
            <text:p>2.2441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2.2776" calcext:value-type="float">
            <text:p>2.2776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72" calcext:value-type="float">
            <text:p>2.72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2.1812" calcext:value-type="float">
            <text:p>2.1812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7" calcext:value-type="float">
            <text:p>2.97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.2598" calcext:value-type="float">
            <text:p>2.2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974" calcext:value-type="float">
            <text:p>2.897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2" calcext:value-type="float">
            <text:p>3.62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.01" calcext:value-type="float">
            <text:p>4.01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1.8188" calcext:value-type="float">
            <text:p>1.8188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1.7224" calcext:value-type="float">
            <text:p>1.7224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1.7559" calcext:value-type="float">
            <text:p>1.7559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1" calcext:value-type="float">
            <text:p>3.11</text:p>
          </table:table-cell>
          <table:table-cell table:number-columns-repeated="1019"/>
        </table:table-row>
        <table:table-row table:style-name="ro1">
          <table:table-cell table:style-name="ce3" office:value-type="float" office:value="1.2649" calcext:value-type="float">
            <text:p>1.2649</text:p>
          </table:table-cell>
          <table:table-cell table:style-name="ce3" office:value-type="float" office:value="1.9036" calcext:value-type="float">
            <text:p>1.9036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9" calcext:value-type="float">
            <text:p>3.29</text:p>
          </table:table-cell>
          <table:table-cell table:number-columns-repeated="1019"/>
        </table:table-row>
        <table:table-row table:style-name="ro1">
          <table:table-cell table:style-name="ce3" office:value-type="float" office:value="1.2649" calcext:value-type="float">
            <text:p>1.2649</text:p>
          </table:table-cell>
          <table:table-cell table:style-name="ce3" office:value-type="float" office:value="2.0964" calcext:value-type="float">
            <text:p>2.0964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2.2441" calcext:value-type="float">
            <text:p>2.2441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2.2776" calcext:value-type="float">
            <text:p>2.2776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2.1812" calcext:value-type="float">
            <text:p>2.1812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.1026" calcext:value-type="float">
            <text:p>2.10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026" calcext:value-type="float">
            <text:p>3.1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.01" calcext:value-type="float">
            <text:p>4.01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1" calcext:value-type="float">
            <text:p>3.61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1.9036" calcext:value-type="float">
            <text:p>1.9036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1.8523" calcext:value-type="float">
            <text:p>1.8523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19"/>
        </table:table-row>
        <table:table-row table:style-name="ro1"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8701" calcext:value-type="float">
            <text:p>1.8701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1.9487" calcext:value-type="float">
            <text:p>1.9487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1019"/>
        </table:table-row>
        <table:table-row table:style-name="ro1"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2.0513" calcext:value-type="float">
            <text:p>2.0513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2.1299" calcext:value-type="float">
            <text:p>2.1299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2.1477" calcext:value-type="float">
            <text:p>2.1477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2.0964" calcext:value-type="float">
            <text:p>2.0964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1.8974" calcext:value-type="float">
            <text:p>1.89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48" calcext:value-type="float">
            <text:p>3.48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598" calcext:value-type="float">
            <text:p>3.25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1" calcext:value-type="float">
            <text:p>3.61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2.0335" calcext:value-type="float">
            <text:p>2.0335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009" calcext:value-type="float">
            <text:p>1.009</text:p>
          </table:table-cell>
          <table:table-cell table:style-name="ce3" office:value-type="float" office:value="2.0513" calcext:value-type="float">
            <text:p>2.0513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2.0451" calcext:value-type="float">
            <text:p>2.0451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9" calcext:value-type="float">
            <text:p>2.89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2.0178" calcext:value-type="float">
            <text:p>2.0178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0.95105" calcext:value-type="float">
            <text:p>0.95105</text:p>
          </table:table-cell>
          <table:table-cell table:style-name="ce3" office:value-type="float" office:value="1.9822" calcext:value-type="float">
            <text:p>1.9822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35" calcext:value-type="float">
            <text:p>3.35</text:p>
          </table:table-cell>
          <table:table-cell table:number-columns-repeated="1019"/>
        </table:table-row>
        <table:table-row table:style-name="ro1">
          <table:table-cell table:style-name="ce3" office:value-type="float" office:value="0.97395" calcext:value-type="float">
            <text:p>0.97395</text:p>
          </table:table-cell>
          <table:table-cell table:style-name="ce3" office:value-type="float" office:value="1.9549" calcext:value-type="float">
            <text:p>1.9549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1.009" calcext:value-type="float">
            <text:p>1.009</text:p>
          </table:table-cell>
          <table:table-cell table:style-name="ce3" office:value-type="float" office:value="1.9487" calcext:value-type="float">
            <text:p>1.9487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1.9665" calcext:value-type="float">
            <text:p>1.9665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1.7402" calcext:value-type="float">
            <text:p>1.7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954" calcext:value-type="float">
            <text:p>3.29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7" calcext:value-type="float">
            <text:p>3.67</text:p>
          </table:table-cell>
          <table:table-cell table:number-columns-repeated="1019"/>
        </table:table-row>
        <table:table-row table:style-name="ro1">
          <table:table-cell table:style-name="ce3" office:value-type="float" office:value="1.176" calcext:value-type="float">
            <text:p>1.176</text:p>
          </table:table-cell>
          <table:table-cell table:style-name="ce3" office:value-type="float" office:value="2.1477" calcext:value-type="float">
            <text:p>2.1477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2.2263" calcext:value-type="float">
            <text:p>2.2263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2.199" calcext:value-type="float">
            <text:p>2.199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2.0786" calcext:value-type="float">
            <text:p>2.0786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1019"/>
        </table:table-row>
        <table:table-row table:style-name="ro1">
          <table:table-cell table:style-name="ce3" office:value-type="float" office:value="0.78405" calcext:value-type="float">
            <text:p>0.78405</text:p>
          </table:table-cell>
          <table:table-cell table:style-name="ce3" office:value-type="float" office:value="1.9214" calcext:value-type="float">
            <text:p>1.9214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95" calcext:value-type="float">
            <text:p>2.95</text:p>
          </table:table-cell>
          <table:table-cell table:number-columns-repeated="1019"/>
        </table:table-row>
        <table:table-row table:style-name="ro1">
          <table:table-cell table:style-name="ce3" office:value-type="float" office:value="0.88509" calcext:value-type="float">
            <text:p>0.88509</text:p>
          </table:table-cell>
          <table:table-cell table:style-name="ce3" office:value-type="float" office:value="1.801" calcext:value-type="float">
            <text:p>1.801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19"/>
        </table:table-row>
        <table:table-row table:style-name="ro1">
          <table:table-cell table:style-name="ce3" office:value-type="float" office:value="1.0399" calcext:value-type="float">
            <text:p>1.0399</text:p>
          </table:table-cell>
          <table:table-cell table:style-name="ce3" office:value-type="float" office:value="1.7737" calcext:value-type="float">
            <text:p>1.7737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3" office:value-type="float" office:value="1.176" calcext:value-type="float">
            <text:p>1.176</text:p>
          </table:table-cell>
          <table:table-cell table:style-name="ce3" office:value-type="float" office:value="1.8523" calcext:value-type="float">
            <text:p>1.8523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33" calcext:value-type="float">
            <text:p>3.33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1.7046" calcext:value-type="float">
            <text:p>1.70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928" calcext:value-type="float">
            <text:p>3.19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67" calcext:value-type="float">
            <text:p>3.67</text:p>
          </table:table-cell>
          <table:table-cell table:number-columns-repeated="1019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2.1928" calcext:value-type="float">
            <text:p>2.19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2.2954" calcext:value-type="float">
            <text:p>2.29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2.2598" calcext:value-type="float">
            <text:p>2.2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2.1026" calcext:value-type="float">
            <text:p>2.10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0.71809" calcext:value-type="float">
            <text:p>0.71809</text:p>
          </table:table-cell>
          <table:table-cell table:style-name="ce3" office:value-type="float" office:value="1.8974" calcext:value-type="float">
            <text:p>1.89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48" calcext:value-type="float">
            <text:p>3.48</text:p>
          </table:table-cell>
          <table:table-cell table:number-columns-repeated="1019"/>
        </table:table-row>
        <table:table-row table:style-name="ro1"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1.7402" calcext:value-type="float">
            <text:p>1.7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0521" calcext:value-type="float">
            <text:p>1.0521</text:p>
          </table:table-cell>
          <table:table-cell table:style-name="ce3" office:value-type="float" office:value="1.7046" calcext:value-type="float">
            <text:p>1.70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1.8072" calcext:value-type="float">
            <text:p>1.80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19"/>
        </table:table-row>
        <table:table-row table:style-name="ro1">
          <table:table-cell table:style-name="ce3" office:value-type="float" office:value="1.2298" calcext:value-type="float">
            <text:p>1.2298</text:p>
          </table:table-cell>
          <table:table-cell table:style-name="ce3" office:value-type="float" office:value="1.8072" calcext:value-type="float">
            <text:p>1.80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19"/>
        </table:table-row>
        <table:table-row table:style-name="ro1">
          <table:table-cell office:value-type="float" office:value="1.0619" calcext:value-type="float">
            <text:p>1.0619</text:p>
          </table:table-cell>
          <table:table-cell office:value-type="float" office:value="1.7861" calcext:value-type="float">
            <text:p>1.7861</text:p>
          </table:table-cell>
          <table:table-cell office:value-type="float" office:value="2.9233" calcext:value-type="float">
            <text:p>2.9233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 office:value-type="float" office:value="0.99875" calcext:value-type="float">
            <text:p>0.99875</text:p>
          </table:table-cell>
          <table:table-cell office:value-type="float" office:value="1.892" calcext:value-type="float">
            <text:p>1.892</text:p>
          </table:table-cell>
          <table:table-cell office:value-type="float" office:value="3.2729" calcext:value-type="float">
            <text:p>3.2729</text:p>
          </table:table-cell>
          <table:table-cell office:value-type="float" office:value="0.5" calcext:value-type="float">
            <text:p>0.5</text:p>
          </table:table-cell>
          <table:table-cell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office:value-type="float" office:value="0.92793" calcext:value-type="float">
            <text:p>0.92793</text:p>
          </table:table-cell>
          <table:table-cell office:value-type="float" office:value="2.0231" calcext:value-type="float">
            <text:p>2.0231</text:p>
          </table:table-cell>
          <table:table-cell office:value-type="float" office:value="2.9289" calcext:value-type="float">
            <text:p>2.9289</text:p>
          </table:table-cell>
          <table:table-cell office:value-type="float" office:value="0.5" calcext:value-type="float">
            <text:p>0.5</text:p>
          </table:table-cell>
          <table:table-cell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.0256" calcext:value-type="float">
            <text:p>2.0256</text:p>
          </table:table-cell>
          <table:table-cell office:value-type="float" office:value="3.1418" calcext:value-type="float">
            <text:p>3.1418</text:p>
          </table:table-cell>
          <table:table-cell office:value-type="float" office:value="0.5" calcext:value-type="float">
            <text:p>0.5</text:p>
          </table:table-cell>
          <table:table-cell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office:value-type="float" office:value="1.0126" calcext:value-type="float">
            <text:p>1.0126</text:p>
          </table:table-cell>
          <table:table-cell office:value-type="float" office:value="2.0945" calcext:value-type="float">
            <text:p>2.0945</text:p>
          </table:table-cell>
          <table:table-cell office:value-type="float" office:value="3.2153" calcext:value-type="float">
            <text:p>3.2153</text:p>
          </table:table-cell>
          <table:table-cell office:value-type="float" office:value="0.5" calcext:value-type="float">
            <text:p>0.5</text:p>
          </table:table-cell>
          <table:table-cell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office:value-type="float" office:value="1.0985" calcext:value-type="float">
            <text:p>1.0985</text:p>
          </table:table-cell>
          <table:table-cell office:value-type="float" office:value="1.9403" calcext:value-type="float">
            <text:p>1.9403</text:p>
          </table:table-cell>
          <table:table-cell office:value-type="float" office:value="2.9966" calcext:value-type="float">
            <text:p>2.9966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55" calcext:value-type="float">
            <text:p>3.55</text:p>
          </table:table-cell>
          <table:table-cell table:number-columns-repeated="1019"/>
        </table:table-row>
        <table:table-row table:style-name="ro1">
          <table:table-cell office:value-type="float" office:value="1.1943" calcext:value-type="float">
            <text:p>1.1943</text:p>
          </table:table-cell>
          <table:table-cell office:value-type="float" office:value="2.276" calcext:value-type="float">
            <text:p>2.276</text:p>
          </table:table-cell>
          <table:table-cell office:value-type="float" office:value="3.2535" calcext:value-type="float">
            <text:p>3.2535</text:p>
          </table:table-cell>
          <table:table-cell office:value-type="float" office:value="0.5" calcext:value-type="float">
            <text:p>0.5</text:p>
          </table:table-cell>
          <table:table-cell office:value-type="float" office:value="2.71" calcext:value-type="float">
            <text:p>2.71</text:p>
          </table:table-cell>
          <table:table-cell table:number-columns-repeated="1019"/>
        </table:table-row>
        <table:table-row table:style-name="ro1">
          <table:table-cell office:value-type="float" office:value="1.0312" calcext:value-type="float">
            <text:p>1.0312</text:p>
          </table:table-cell>
          <table:table-cell office:value-type="float" office:value="1.9396" calcext:value-type="float">
            <text:p>1.9396</text:p>
          </table:table-cell>
          <table:table-cell office:value-type="float" office:value="2.9303" calcext:value-type="float">
            <text:p>2.9303</text:p>
          </table:table-cell>
          <table:table-cell office:value-type="float" office:value="0.5" calcext:value-type="float">
            <text:p>0.5</text:p>
          </table:table-cell>
          <table:table-cell office:value-type="float" office:value="2.93" calcext:value-type="float">
            <text:p>2.93</text:p>
          </table:table-cell>
          <table:table-cell table:number-columns-repeated="1019"/>
        </table:table-row>
        <table:table-row table:style-name="ro1">
          <table:table-cell office:value-type="float" office:value="0.89165" calcext:value-type="float">
            <text:p>0.89165</text:p>
          </table:table-cell>
          <table:table-cell office:value-type="float" office:value="1.9734" calcext:value-type="float">
            <text:p>1.9734</text:p>
          </table:table-cell>
          <table:table-cell office:value-type="float" office:value="2.9823" calcext:value-type="float">
            <text:p>2.9823</text:p>
          </table:table-cell>
          <table:table-cell office:value-type="float" office:value="0.5" calcext:value-type="float">
            <text:p>0.5</text:p>
          </table:table-cell>
          <table:table-cell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office:value-type="float" office:value="1.0474" calcext:value-type="float">
            <text:p>1.0474</text:p>
          </table:table-cell>
          <table:table-cell office:value-type="float" office:value="1.9988" calcext:value-type="float">
            <text:p>1.9988</text:p>
          </table:table-cell>
          <table:table-cell office:value-type="float" office:value="3.071" calcext:value-type="float">
            <text:p>3.071</text:p>
          </table:table-cell>
          <table:table-cell office:value-type="float" office:value="0.5" calcext:value-type="float">
            <text:p>0.5</text:p>
          </table:table-cell>
          <table:table-cell office:value-type="float" office:value="3.28" calcext:value-type="float">
            <text:p>3.28</text:p>
          </table:table-cell>
          <table:table-cell table:number-columns-repeated="1019"/>
        </table:table-row>
        <table:table-row table:style-name="ro1">
          <table:table-cell office:value-type="float" office:value="1.0814" calcext:value-type="float">
            <text:p>1.0814</text:p>
          </table:table-cell>
          <table:table-cell office:value-type="float" office:value="2.0436" calcext:value-type="float">
            <text:p>2.0436</text:p>
          </table:table-cell>
          <table:table-cell office:value-type="float" office:value="3.0665" calcext:value-type="float">
            <text:p>3.066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office:value-type="float" office:value="1.1312" calcext:value-type="float">
            <text:p>1.1312</text:p>
          </table:table-cell>
          <table:table-cell office:value-type="float" office:value="2.2132" calcext:value-type="float">
            <text:p>2.2132</text:p>
          </table:table-cell>
          <table:table-cell office:value-type="float" office:value="3.2028" calcext:value-type="float">
            <text:p>3.2028</text:p>
          </table:table-cell>
          <table:table-cell office:value-type="float" office:value="0.5" calcext:value-type="float">
            <text:p>0.5</text:p>
          </table:table-cell>
          <table:table-cell office:value-type="float" office:value="2.78" calcext:value-type="float">
            <text:p>2.78</text:p>
          </table:table-cell>
          <table:table-cell table:number-columns-repeated="1019"/>
        </table:table-row>
        <table:table-row table:style-name="ro1">
          <table:table-cell office:value-type="float" office:value="0.91961" calcext:value-type="float">
            <text:p>0.91961</text:p>
          </table:table-cell>
          <table:table-cell office:value-type="float" office:value="2.0303" calcext:value-type="float">
            <text:p>2.0303</text:p>
          </table:table-cell>
          <table:table-cell office:value-type="float" office:value="3.2002" calcext:value-type="float">
            <text:p>3.2002</text:p>
          </table:table-cell>
          <table:table-cell office:value-type="float" office:value="0.5" calcext:value-type="float">
            <text:p>0.5</text:p>
          </table:table-cell>
          <table:table-cell office:value-type="float" office:value="3.87" calcext:value-type="float">
            <text:p>3.87</text:p>
          </table:table-cell>
          <table:table-cell table:number-columns-repeated="1019"/>
        </table:table-row>
        <table:table-row table:style-name="ro1">
          <table:table-cell office:value-type="float" office:value="1.1158" calcext:value-type="float">
            <text:p>1.1158</text:p>
          </table:table-cell>
          <table:table-cell office:value-type="float" office:value="2.0918" calcext:value-type="float">
            <text:p>2.0918</text:p>
          </table:table-cell>
          <table:table-cell office:value-type="float" office:value="3.0485" calcext:value-type="float">
            <text:p>3.0485</text:p>
          </table:table-cell>
          <table:table-cell office:value-type="float" office:value="0.5" calcext:value-type="float">
            <text:p>0.5</text:p>
          </table:table-cell>
          <table:table-cell office:value-type="float" office:value="3.33" calcext:value-type="float">
            <text:p>3.33</text:p>
          </table:table-cell>
          <table:table-cell table:number-columns-repeated="1019"/>
        </table:table-row>
        <table:table-row table:style-name="ro1">
          <table:table-cell office:value-type="float" office:value="1.1665" calcext:value-type="float">
            <text:p>1.1665</text:p>
          </table:table-cell>
          <table:table-cell office:value-type="float" office:value="1.9594" calcext:value-type="float">
            <text:p>1.9594</text:p>
          </table:table-cell>
          <table:table-cell office:value-type="float" office:value="2.5713" calcext:value-type="float">
            <text:p>2.5713</text:p>
          </table:table-cell>
          <table:table-cell office:value-type="float" office:value="0.5" calcext:value-type="float">
            <text:p>0.5</text:p>
          </table:table-cell>
          <table:table-cell office:value-type="float" office:value="3.92" calcext:value-type="float">
            <text:p>3.92</text:p>
          </table:table-cell>
          <table:table-cell table:number-columns-repeated="1019"/>
        </table:table-row>
        <table:table-row table:style-name="ro1">
          <table:table-cell office:value-type="float" office:value="1.1539" calcext:value-type="float">
            <text:p>1.1539</text:p>
          </table:table-cell>
          <table:table-cell office:value-type="float" office:value="2.0045" calcext:value-type="float">
            <text:p>2.0045</text:p>
          </table:table-cell>
          <table:table-cell office:value-type="float" office:value="3.1502" calcext:value-type="float">
            <text:p>3.150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68" calcext:value-type="float">
            <text:p>3.68</text:p>
          </table:table-cell>
          <table:table-cell table:number-columns-repeated="1019"/>
        </table:table-row>
        <table:table-row table:style-name="ro1">
          <table:table-cell office:value-type="float" office:value="1.0072" calcext:value-type="float">
            <text:p>1.0072</text:p>
          </table:table-cell>
          <table:table-cell office:value-type="float" office:value="1.9547" calcext:value-type="float">
            <text:p>1.9547</text:p>
          </table:table-cell>
          <table:table-cell office:value-type="float" office:value="3.0802" calcext:value-type="float">
            <text:p>3.0802</text:p>
          </table:table-cell>
          <table:table-cell office:value-type="float" office:value="0.5" calcext:value-type="float">
            <text:p>0.5</text:p>
          </table:table-cell>
          <table:table-cell office:value-type="float" office:value="3.25" calcext:value-type="float">
            <text:p>3.25</text:p>
          </table:table-cell>
          <table:table-cell table:number-columns-repeated="1019"/>
        </table:table-row>
        <table:table-row table:style-name="ro1">
          <table:table-cell office:value-type="float" office:value="1.1734" calcext:value-type="float">
            <text:p>1.1734</text:p>
          </table:table-cell>
          <table:table-cell office:value-type="float" office:value="1.6147" calcext:value-type="float">
            <text:p>1.6147</text:p>
          </table:table-cell>
          <table:table-cell office:value-type="float" office:value="3.1617" calcext:value-type="float">
            <text:p>3.1617</text:p>
          </table:table-cell>
          <table:table-cell office:value-type="float" office:value="0.5" calcext:value-type="float">
            <text:p>0.5</text:p>
          </table:table-cell>
          <table:table-cell office:value-type="float" office:value="2.62" calcext:value-type="float">
            <text:p>2.62</text:p>
          </table:table-cell>
          <table:table-cell table:number-columns-repeated="1019"/>
        </table:table-row>
        <table:table-row table:style-name="ro1">
          <table:table-cell office:value-type="float" office:value="1.2848" calcext:value-type="float">
            <text:p>1.2848</text:p>
          </table:table-cell>
          <table:table-cell office:value-type="float" office:value="1.6917" calcext:value-type="float">
            <text:p>1.6917</text:p>
          </table:table-cell>
          <table:table-cell office:value-type="float" office:value="3.2525" calcext:value-type="float">
            <text:p>3.252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office:value-type="float" office:value="1.1654" calcext:value-type="float">
            <text:p>1.1654</text:p>
          </table:table-cell>
          <table:table-cell office:value-type="float" office:value="2.097" calcext:value-type="float">
            <text:p>2.097</text:p>
          </table:table-cell>
          <table:table-cell office:value-type="float" office:value="3.1067" calcext:value-type="float">
            <text:p>3.1067</text:p>
          </table:table-cell>
          <table:table-cell office:value-type="float" office:value="0.5" calcext:value-type="float">
            <text:p>0.5</text:p>
          </table:table-cell>
          <table:table-cell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office:value-type="float" office:value="0.95615" calcext:value-type="float">
            <text:p>0.95615</text:p>
          </table:table-cell>
          <table:table-cell office:value-type="float" office:value="2.0319" calcext:value-type="float">
            <text:p>2.0319</text:p>
          </table:table-cell>
          <table:table-cell office:value-type="float" office:value="2.988" calcext:value-type="float">
            <text:p>2.98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35" calcext:value-type="float">
            <text:p>3.35</text:p>
          </table:table-cell>
          <table:table-cell table:number-columns-repeated="1019"/>
        </table:table-row>
        <table:table-row table:style-name="ro1">
          <table:table-cell office:value-type="float" office:value="0.9924" calcext:value-type="float">
            <text:p>0.9924</text:p>
          </table:table-cell>
          <table:table-cell office:value-type="float" office:value="2.1224" calcext:value-type="float">
            <text:p>2.1224</text:p>
          </table:table-cell>
          <table:table-cell office:value-type="float" office:value="3.0401" calcext:value-type="float">
            <text:p>3.0401</text:p>
          </table:table-cell>
          <table:table-cell office:value-type="float" office:value="0.5" calcext:value-type="float">
            <text:p>0.5</text:p>
          </table:table-cell>
          <table:table-cell office:value-type="float" office:value="3.53" calcext:value-type="float">
            <text:p>3.53</text:p>
          </table:table-cell>
          <table:table-cell table:number-columns-repeated="1019"/>
        </table:table-row>
        <table:table-row table:style-name="ro1">
          <table:table-cell office:value-type="float" office:value="1.0304" calcext:value-type="float">
            <text:p>1.0304</text:p>
          </table:table-cell>
          <table:table-cell office:value-type="float" office:value="1.8937" calcext:value-type="float">
            <text:p>1.8937</text:p>
          </table:table-cell>
          <table:table-cell office:value-type="float" office:value="3.1536" calcext:value-type="float">
            <text:p>3.1536</text:p>
          </table:table-cell>
          <table:table-cell office:value-type="float" office:value="0.5" calcext:value-type="float">
            <text:p>0.5</text:p>
          </table:table-cell>
          <table:table-cell office:value-type="float" office:value="2.89" calcext:value-type="float">
            <text:p>2.89</text:p>
          </table:table-cell>
          <table:table-cell table:number-columns-repeated="1019"/>
        </table:table-row>
        <table:table-row table:style-name="ro1">
          <table:table-cell office:value-type="float" office:value="1.0476" calcext:value-type="float">
            <text:p>1.0476</text:p>
          </table:table-cell>
          <table:table-cell office:value-type="float" office:value="1.8536" calcext:value-type="float">
            <text:p>1.8536</text:p>
          </table:table-cell>
          <table:table-cell office:value-type="float" office:value="2.8656" calcext:value-type="float">
            <text:p>2.8656</text:p>
          </table:table-cell>
          <table:table-cell office:value-type="float" office:value="0.5" calcext:value-type="float">
            <text:p>0.5</text:p>
          </table:table-cell>
          <table:table-cell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office:value-type="float" office:value="0.75376" calcext:value-type="float">
            <text:p>0.75376</text:p>
          </table:table-cell>
          <table:table-cell office:value-type="float" office:value="2.1132" calcext:value-type="float">
            <text:p>2.1132</text:p>
          </table:table-cell>
          <table:table-cell office:value-type="float" office:value="3.1226" calcext:value-type="float">
            <text:p>3.1226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1.9755" calcext:value-type="float">
            <text:p>1.9755</text:p>
          </table:table-cell>
          <table:table-cell office:value-type="float" office:value="2.8772" calcext:value-type="float">
            <text:p>2.877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2.2454" calcext:value-type="float">
            <text:p>2.2454</text:p>
          </table:table-cell>
          <table:table-cell office:value-type="float" office:value="2.8655" calcext:value-type="float">
            <text:p>2.8655</text:p>
          </table:table-cell>
          <table:table-cell office:value-type="float" office:value="0.5" calcext:value-type="float">
            <text:p>0.5</text:p>
          </table:table-cell>
          <table:table-cell office:value-type="float" office:value="2.23" calcext:value-type="float">
            <text:p>2.23</text:p>
          </table:table-cell>
          <table:table-cell table:number-columns-repeated="1019"/>
        </table:table-row>
        <table:table-row table:style-name="ro1">
          <table:table-cell office:value-type="float" office:value="0.98707" calcext:value-type="float">
            <text:p>0.98707</text:p>
          </table:table-cell>
          <table:table-cell office:value-type="float" office:value="2.1487" calcext:value-type="float">
            <text:p>2.1487</text:p>
          </table:table-cell>
          <table:table-cell office:value-type="float" office:value="2.6772" calcext:value-type="float">
            <text:p>2.6772</text:p>
          </table:table-cell>
          <table:table-cell office:value-type="float" office:value="0.5" calcext:value-type="float">
            <text:p>0.5</text:p>
          </table:table-cell>
          <table:table-cell office:value-type="float" office:value="2.95" calcext:value-type="float">
            <text:p>2.95</text:p>
          </table:table-cell>
          <table:table-cell table:number-columns-repeated="1019"/>
        </table:table-row>
        <table:table-row table:style-name="ro1">
          <table:table-cell office:value-type="float" office:value="1.0401" calcext:value-type="float">
            <text:p>1.0401</text:p>
          </table:table-cell>
          <table:table-cell office:value-type="float" office:value="2.052" calcext:value-type="float">
            <text:p>2.052</text:p>
          </table:table-cell>
          <table:table-cell office:value-type="float" office:value="2.9107" calcext:value-type="float">
            <text:p>2.9107</text:p>
          </table:table-cell>
          <table:table-cell office:value-type="float" office:value="0.5" calcext:value-type="float">
            <text:p>0.5</text:p>
          </table:table-cell>
          <table:table-cell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office:value-type="float" office:value="1.0294" calcext:value-type="float">
            <text:p>1.0294</text:p>
          </table:table-cell>
          <table:table-cell office:value-type="float" office:value="2.0338" calcext:value-type="float">
            <text:p>2.0338</text:p>
          </table:table-cell>
          <table:table-cell office:value-type="float" office:value="3.038" calcext:value-type="float">
            <text:p>3.038</text:p>
          </table:table-cell>
          <table:table-cell office:value-type="float" office:value="0.5" calcext:value-type="float">
            <text:p>0.5</text:p>
          </table:table-cell>
          <table:table-cell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office:value-type="float" office:value="1.0931" calcext:value-type="float">
            <text:p>1.0931</text:p>
          </table:table-cell>
          <table:table-cell office:value-type="float" office:value="1.9" calcext:value-type="float">
            <text:p>1.9</text:p>
          </table:table-cell>
          <table:table-cell office:value-type="float" office:value="3.0578" calcext:value-type="float">
            <text:p>3.057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office:value-type="float" office:value="0.86987" calcext:value-type="float">
            <text:p>0.86987</text:p>
          </table:table-cell>
          <table:table-cell office:value-type="float" office:value="1.9288" calcext:value-type="float">
            <text:p>1.9288</text:p>
          </table:table-cell>
          <table:table-cell office:value-type="float" office:value="2.9417" calcext:value-type="float">
            <text:p>2.9417</text:p>
          </table:table-cell>
          <table:table-cell office:value-type="float" office:value="0.5" calcext:value-type="float">
            <text:p>0.5</text:p>
          </table:table-cell>
          <table:table-cell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office:value-type="float" office:value="0.91224" calcext:value-type="float">
            <text:p>0.91224</text:p>
          </table:table-cell>
          <table:table-cell office:value-type="float" office:value="1.9716" calcext:value-type="float">
            <text:p>1.9716</text:p>
          </table:table-cell>
          <table:table-cell office:value-type="float" office:value="3.191" calcext:value-type="float">
            <text:p>3.191</text:p>
          </table:table-cell>
          <table:table-cell office:value-type="float" office:value="0.5" calcext:value-type="float">
            <text:p>0.5</text:p>
          </table:table-cell>
          <table:table-cell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office:value-type="float" office:value="0.89861" calcext:value-type="float">
            <text:p>0.89861</text:p>
          </table:table-cell>
          <table:table-cell office:value-type="float" office:value="2.2505" calcext:value-type="float">
            <text:p>2.2505</text:p>
          </table:table-cell>
          <table:table-cell office:value-type="float" office:value="2.6973" calcext:value-type="float">
            <text:p>2.6973</text:p>
          </table:table-cell>
          <table:table-cell office:value-type="float" office:value="0.5" calcext:value-type="float">
            <text:p>0.5</text:p>
          </table:table-cell>
          <table:table-cell office:value-type="float" office:value="2.93" calcext:value-type="float">
            <text:p>2.93</text:p>
          </table:table-cell>
          <table:table-cell table:number-columns-repeated="1019"/>
        </table:table-row>
        <table:table-row table:style-name="ro1">
          <table:table-cell office:value-type="float" office:value="1.0568" calcext:value-type="float">
            <text:p>1.0568</text:p>
          </table:table-cell>
          <table:table-cell office:value-type="float" office:value="2.0732" calcext:value-type="float">
            <text:p>2.0732</text:p>
          </table:table-cell>
          <table:table-cell office:value-type="float" office:value="2.7636" calcext:value-type="float">
            <text:p>2.7636</text:p>
          </table:table-cell>
          <table:table-cell office:value-type="float" office:value="0.5" calcext:value-type="float">
            <text:p>0.5</text:p>
          </table:table-cell>
          <table:table-cell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office:value-type="float" office:value="1.0256" calcext:value-type="float">
            <text:p>1.0256</text:p>
          </table:table-cell>
          <table:table-cell office:value-type="float" office:value="1.9661" calcext:value-type="float">
            <text:p>1.9661</text:p>
          </table:table-cell>
          <table:table-cell office:value-type="float" office:value="2.9948" calcext:value-type="float">
            <text:p>2.994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0.90819" calcext:value-type="float">
            <text:p>0.90819</text:p>
          </table:table-cell>
          <table:table-cell office:value-type="float" office:value="1.9115" calcext:value-type="float">
            <text:p>1.9115</text:p>
          </table:table-cell>
          <table:table-cell office:value-type="float" office:value="2.9689" calcext:value-type="float">
            <text:p>2.9689</text:p>
          </table:table-cell>
          <table:table-cell office:value-type="float" office:value="0.5" calcext:value-type="float">
            <text:p>0.5</text:p>
          </table:table-cell>
          <table:table-cell office:value-type="float" office:value="3.11" calcext:value-type="float">
            <text:p>3.11</text:p>
          </table:table-cell>
          <table:table-cell table:number-columns-repeated="1019"/>
        </table:table-row>
        <table:table-row table:style-name="ro1">
          <table:table-cell office:value-type="float" office:value="0.79888" calcext:value-type="float">
            <text:p>0.79888</text:p>
          </table:table-cell>
          <table:table-cell office:value-type="float" office:value="2.2734" calcext:value-type="float">
            <text:p>2.2734</text:p>
          </table:table-cell>
          <table:table-cell office:value-type="float" office:value="3.2127" calcext:value-type="float">
            <text:p>3.2127</text:p>
          </table:table-cell>
          <table:table-cell office:value-type="float" office:value="0.5" calcext:value-type="float">
            <text:p>0.5</text:p>
          </table:table-cell>
          <table:table-cell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office:value-type="float" office:value="0.98825" calcext:value-type="float">
            <text:p>0.98825</text:p>
          </table:table-cell>
          <table:table-cell office:value-type="float" office:value="1.999" calcext:value-type="float">
            <text:p>1.999</text:p>
          </table:table-cell>
          <table:table-cell office:value-type="float" office:value="3.0086" calcext:value-type="float">
            <text:p>3.0086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0.70468" calcext:value-type="float">
            <text:p>0.70468</text:p>
          </table:table-cell>
          <table:table-cell office:value-type="float" office:value="2.2095" calcext:value-type="float">
            <text:p>2.2095</text:p>
          </table:table-cell>
          <table:table-cell office:value-type="float" office:value="2.7092" calcext:value-type="float">
            <text:p>2.7092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1.3243" calcext:value-type="float">
            <text:p>1.3243</text:p>
          </table:table-cell>
          <table:table-cell office:value-type="float" office:value="2.1677" calcext:value-type="float">
            <text:p>2.1677</text:p>
          </table:table-cell>
          <table:table-cell office:value-type="float" office:value="2.9925" calcext:value-type="float">
            <text:p>2.992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 office:value-type="float" office:value="1.0154" calcext:value-type="float">
            <text:p>1.0154</text:p>
          </table:table-cell>
          <table:table-cell office:value-type="float" office:value="2.2424" calcext:value-type="float">
            <text:p>2.2424</text:p>
          </table:table-cell>
          <table:table-cell office:value-type="float" office:value="2.9734" calcext:value-type="float">
            <text:p>2.9734</text:p>
          </table:table-cell>
          <table:table-cell office:value-type="float" office:value="0.5" calcext:value-type="float">
            <text:p>0.5</text:p>
          </table:table-cell>
          <table:table-cell office:value-type="float" office:value="2.51" calcext:value-type="float">
            <text:p>2.51</text:p>
          </table:table-cell>
          <table:table-cell table:number-columns-repeated="1019"/>
        </table:table-row>
        <table:table-row table:style-name="ro1">
          <table:table-cell office:value-type="float" office:value="1.1976" calcext:value-type="float">
            <text:p>1.1976</text:p>
          </table:table-cell>
          <table:table-cell office:value-type="float" office:value="2.1935" calcext:value-type="float">
            <text:p>2.1935</text:p>
          </table:table-cell>
          <table:table-cell office:value-type="float" office:value="3.0846" calcext:value-type="float">
            <text:p>3.0846</text:p>
          </table:table-cell>
          <table:table-cell office:value-type="float" office:value="0.5" calcext:value-type="float">
            <text:p>0.5</text:p>
          </table:table-cell>
          <table:table-cell office:value-type="float" office:value="3.32" calcext:value-type="float">
            <text:p>3.32</text:p>
          </table:table-cell>
          <table:table-cell table:number-columns-repeated="1019"/>
        </table:table-row>
        <table:table-row table:style-name="ro1">
          <table:table-cell office:value-type="float" office:value="1.0435" calcext:value-type="float">
            <text:p>1.0435</text:p>
          </table:table-cell>
          <table:table-cell office:value-type="float" office:value="2.0986" calcext:value-type="float">
            <text:p>2.0986</text:p>
          </table:table-cell>
          <table:table-cell office:value-type="float" office:value="3.0497" calcext:value-type="float">
            <text:p>3.0497</text:p>
          </table:table-cell>
          <table:table-cell office:value-type="float" office:value="0.5" calcext:value-type="float">
            <text:p>0.5</text:p>
          </table:table-cell>
          <table:table-cell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office:value-type="float" office:value="0.85253" calcext:value-type="float">
            <text:p>0.85253</text:p>
          </table:table-cell>
          <table:table-cell office:value-type="float" office:value="1.9733" calcext:value-type="float">
            <text:p>1.9733</text:p>
          </table:table-cell>
          <table:table-cell office:value-type="float" office:value="3.2203" calcext:value-type="float">
            <text:p>3.2203</text:p>
          </table:table-cell>
          <table:table-cell office:value-type="float" office:value="0.5" calcext:value-type="float">
            <text:p>0.5</text:p>
          </table:table-cell>
          <table:table-cell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office:value-type="float" office:value="1.0125" calcext:value-type="float">
            <text:p>1.0125</text:p>
          </table:table-cell>
          <table:table-cell office:value-type="float" office:value="2.197" calcext:value-type="float">
            <text:p>2.197</text:p>
          </table:table-cell>
          <table:table-cell office:value-type="float" office:value="3.1169" calcext:value-type="float">
            <text:p>3.1169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office:value-type="float" office:value="0.62634" calcext:value-type="float">
            <text:p>0.62634</text:p>
          </table:table-cell>
          <table:table-cell office:value-type="float" office:value="2.2139" calcext:value-type="float">
            <text:p>2.2139</text:p>
          </table:table-cell>
          <table:table-cell office:value-type="float" office:value="2.7843" calcext:value-type="float">
            <text:p>2.7843</text:p>
          </table:table-cell>
          <table:table-cell office:value-type="float" office:value="0.5" calcext:value-type="float">
            <text:p>0.5</text:p>
          </table:table-cell>
          <table:table-cell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office:value-type="float" office:value="1.2428" calcext:value-type="float">
            <text:p>1.2428</text:p>
          </table:table-cell>
          <table:table-cell office:value-type="float" office:value="2.0783" calcext:value-type="float">
            <text:p>2.0783</text:p>
          </table:table-cell>
          <table:table-cell office:value-type="float" office:value="3.0983" calcext:value-type="float">
            <text:p>3.0983</text:p>
          </table:table-cell>
          <table:table-cell office:value-type="float" office:value="0.5" calcext:value-type="float">
            <text:p>0.5</text:p>
          </table:table-cell>
          <table:table-cell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office:value-type="float" office:value="1.2029" calcext:value-type="float">
            <text:p>1.2029</text:p>
          </table:table-cell>
          <table:table-cell office:value-type="float" office:value="1.8578" calcext:value-type="float">
            <text:p>1.8578</text:p>
          </table:table-cell>
          <table:table-cell office:value-type="float" office:value="3.0808" calcext:value-type="float">
            <text:p>3.0808</text:p>
          </table:table-cell>
          <table:table-cell office:value-type="float" office:value="0.5" calcext:value-type="float">
            <text:p>0.5</text:p>
          </table:table-cell>
          <table:table-cell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office:value-type="float" office:value="1.0804" calcext:value-type="float">
            <text:p>1.0804</text:p>
          </table:table-cell>
          <table:table-cell office:value-type="float" office:value="1.9709" calcext:value-type="float">
            <text:p>1.9709</text:p>
          </table:table-cell>
          <table:table-cell office:value-type="float" office:value="2.9219" calcext:value-type="float">
            <text:p>2.9219</text:p>
          </table:table-cell>
          <table:table-cell office:value-type="float" office:value="0.5" calcext:value-type="float">
            <text:p>0.5</text:p>
          </table:table-cell>
          <table:table-cell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office:value-type="float" office:value="0.84196" calcext:value-type="float">
            <text:p>0.84196</text:p>
          </table:table-cell>
          <table:table-cell office:value-type="float" office:value="2.0091" calcext:value-type="float">
            <text:p>2.0091</text:p>
          </table:table-cell>
          <table:table-cell office:value-type="float" office:value="2.8137" calcext:value-type="float">
            <text:p>2.8137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float" office:value="0.68868" calcext:value-type="float">
            <text:p>0.68868</text:p>
          </table:table-cell>
          <table:table-cell office:value-type="float" office:value="2.0211" calcext:value-type="float">
            <text:p>2.0211</text:p>
          </table:table-cell>
          <table:table-cell office:value-type="float" office:value="2.999" calcext:value-type="float">
            <text:p>2.999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table:number-columns-repeated="1019"/>
        </table:table-row>
        <table:table-row table:style-name="ro1">
          <table:table-cell office:value-type="float" office:value="0.93009" calcext:value-type="float">
            <text:p>0.93009</text:p>
          </table:table-cell>
          <table:table-cell office:value-type="float" office:value="2.1137" calcext:value-type="float">
            <text:p>2.1137</text:p>
          </table:table-cell>
          <table:table-cell office:value-type="float" office:value="3.3122" calcext:value-type="float">
            <text:p>3.312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.1517" calcext:value-type="float">
            <text:p>1.1517</text:p>
          </table:table-cell>
          <table:table-cell office:value-type="float" office:value="1.8899" calcext:value-type="float">
            <text:p>1.8899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5" calcext:value-type="float">
            <text:p>0.5</text:p>
          </table:table-cell>
          <table:table-cell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office:value-type="float" office:value="0.8767" calcext:value-type="float">
            <text:p>0.8767</text:p>
          </table:table-cell>
          <table:table-cell office:value-type="float" office:value="2.1325" calcext:value-type="float">
            <text:p>2.1325</text:p>
          </table:table-cell>
          <table:table-cell office:value-type="float" office:value="3.0313" calcext:value-type="float">
            <text:p>3.0313</text:p>
          </table:table-cell>
          <table:table-cell office:value-type="float" office:value="0.5" calcext:value-type="float">
            <text:p>0.5</text:p>
          </table:table-cell>
          <table:table-cell office:value-type="float" office:value="3.34" calcext:value-type="float">
            <text:p>3.34</text:p>
          </table:table-cell>
          <table:table-cell table:number-columns-repeated="1019"/>
        </table:table-row>
        <table:table-row table:style-name="ro1">
          <table:table-cell office:value-type="float" office:value="1.0855" calcext:value-type="float">
            <text:p>1.0855</text:p>
          </table:table-cell>
          <table:table-cell office:value-type="float" office:value="2.1459" calcext:value-type="float">
            <text:p>2.1459</text:p>
          </table:table-cell>
          <table:table-cell office:value-type="float" office:value="3.0464" calcext:value-type="float">
            <text:p>3.0464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office:value-type="float" office:value="1.3153" calcext:value-type="float">
            <text:p>1.3153</text:p>
          </table:table-cell>
          <table:table-cell office:value-type="float" office:value="2.2649" calcext:value-type="float">
            <text:p>2.2649</text:p>
          </table:table-cell>
          <table:table-cell office:value-type="float" office:value="2.7271" calcext:value-type="float">
            <text:p>2.7271</text:p>
          </table:table-cell>
          <table:table-cell office:value-type="float" office:value="0.5" calcext:value-type="float">
            <text:p>0.5</text:p>
          </table:table-cell>
          <table:table-cell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office:value-type="float" office:value="1.0031" calcext:value-type="float">
            <text:p>1.0031</text:p>
          </table:table-cell>
          <table:table-cell office:value-type="float" office:value="1.984" calcext:value-type="float">
            <text:p>1.984</text:p>
          </table:table-cell>
          <table:table-cell office:value-type="float" office:value="3.0095" calcext:value-type="float">
            <text:p>3.0095</text:p>
          </table:table-cell>
          <table:table-cell office:value-type="float" office:value="0.5" calcext:value-type="float">
            <text:p>0.5</text:p>
          </table:table-cell>
          <table:table-cell office:value-type="float" office:value="3.17" calcext:value-type="float">
            <text:p>3.17</text:p>
          </table:table-cell>
          <table:table-cell table:number-columns-repeated="1019"/>
        </table:table-row>
        <table:table-row table:style-name="ro1">
          <table:table-cell office:value-type="float" office:value="0.7031" calcext:value-type="float">
            <text:p>0.7031</text:p>
          </table:table-cell>
          <table:table-cell office:value-type="float" office:value="2.2464" calcext:value-type="float">
            <text:p>2.2464</text:p>
          </table:table-cell>
          <table:table-cell office:value-type="float" office:value="2.7832" calcext:value-type="float">
            <text:p>2.7832</text:p>
          </table:table-cell>
          <table:table-cell office:value-type="float" office:value="0.5" calcext:value-type="float">
            <text:p>0.5</text:p>
          </table:table-cell>
          <table:table-cell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office:value-type="float" office:value="1.0238" calcext:value-type="float">
            <text:p>1.0238</text:p>
          </table:table-cell>
          <table:table-cell office:value-type="float" office:value="2.456" calcext:value-type="float">
            <text:p>2.456</text:p>
          </table:table-cell>
          <table:table-cell office:value-type="float" office:value="3.0054" calcext:value-type="float">
            <text:p>3.0054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0.69938" calcext:value-type="float">
            <text:p>0.69938</text:p>
          </table:table-cell>
          <table:table-cell office:value-type="float" office:value="2.2073" calcext:value-type="float">
            <text:p>2.2073</text:p>
          </table:table-cell>
          <table:table-cell office:value-type="float" office:value="3.1585" calcext:value-type="float">
            <text:p>3.158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office:value-type="float" office:value="1.0253" calcext:value-type="float">
            <text:p>1.0253</text:p>
          </table:table-cell>
          <table:table-cell office:value-type="float" office:value="2.0175" calcext:value-type="float">
            <text:p>2.0175</text:p>
          </table:table-cell>
          <table:table-cell office:value-type="float" office:value="3.0386" calcext:value-type="float">
            <text:p>3.0386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2.0382" calcext:value-type="float">
            <text:p>2.0382</text:p>
          </table:table-cell>
          <table:table-cell office:value-type="float" office:value="3.1203" calcext:value-type="float">
            <text:p>3.1203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1.9406" calcext:value-type="float">
            <text:p>1.9406</text:p>
          </table:table-cell>
          <table:table-cell office:value-type="float" office:value="3.0158" calcext:value-type="float">
            <text:p>3.0158</text:p>
          </table:table-cell>
          <table:table-cell office:value-type="float" office:value="0.5" calcext:value-type="float">
            <text:p>0.5</text:p>
          </table:table-cell>
          <table:table-cell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1.9361" calcext:value-type="float">
            <text:p>1.9361</text:p>
          </table:table-cell>
          <table:table-cell office:value-type="float" office:value="2.7544" calcext:value-type="float">
            <text:p>2.7544</text:p>
          </table:table-cell>
          <table:table-cell office:value-type="float" office:value="0.5" calcext:value-type="float">
            <text:p>0.5</text:p>
          </table:table-cell>
          <table:table-cell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office:value-type="float" office:value="0.95667" calcext:value-type="float">
            <text:p>0.95667</text:p>
          </table:table-cell>
          <table:table-cell office:value-type="float" office:value="1.9778" calcext:value-type="float">
            <text:p>1.9778</text:p>
          </table:table-cell>
          <table:table-cell office:value-type="float" office:value="2.9521" calcext:value-type="float">
            <text:p>2.9521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office:value-type="float" office:value="0.77667" calcext:value-type="float">
            <text:p>0.77667</text:p>
          </table:table-cell>
          <table:table-cell office:value-type="float" office:value="1.8335" calcext:value-type="float">
            <text:p>1.8335</text:p>
          </table:table-cell>
          <table:table-cell office:value-type="float" office:value="2.6221" calcext:value-type="float">
            <text:p>2.6221</text:p>
          </table:table-cell>
          <table:table-cell office:value-type="float" office:value="0.5" calcext:value-type="float">
            <text:p>0.5</text:p>
          </table:table-cell>
          <table:table-cell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office:value-type="float" office:value="1.2934" calcext:value-type="float">
            <text:p>1.2934</text:p>
          </table:table-cell>
          <table:table-cell office:value-type="float" office:value="2.1157" calcext:value-type="float">
            <text:p>2.1157</text:p>
          </table:table-cell>
          <table:table-cell office:value-type="float" office:value="2.8251" calcext:value-type="float">
            <text:p>2.8251</text:p>
          </table:table-cell>
          <table:table-cell office:value-type="float" office:value="0.5" calcext:value-type="float">
            <text:p>0.5</text:p>
          </table:table-cell>
          <table:table-cell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office:value-type="float" office:value="1.0037" calcext:value-type="float">
            <text:p>1.0037</text:p>
          </table:table-cell>
          <table:table-cell office:value-type="float" office:value="2.0389" calcext:value-type="float">
            <text:p>2.0389</text:p>
          </table:table-cell>
          <table:table-cell office:value-type="float" office:value="3.0364" calcext:value-type="float">
            <text:p>3.0364</text:p>
          </table:table-cell>
          <table:table-cell office:value-type="float" office:value="0.5" calcext:value-type="float">
            <text:p>0.5</text:p>
          </table:table-cell>
          <table:table-cell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 office:value-type="float" office:value="0.82813" calcext:value-type="float">
            <text:p>0.82813</text:p>
          </table:table-cell>
          <table:table-cell office:value-type="float" office:value="2.2269" calcext:value-type="float">
            <text:p>2.2269</text:p>
          </table:table-cell>
          <table:table-cell office:value-type="float" office:value="2.8394" calcext:value-type="float">
            <text:p>2.8394</text:p>
          </table:table-cell>
          <table:table-cell office:value-type="float" office:value="0.5" calcext:value-type="float">
            <text:p>0.5</text:p>
          </table:table-cell>
          <table:table-cell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office:value-type="float" office:value="1.0831" calcext:value-type="float">
            <text:p>1.0831</text:p>
          </table:table-cell>
          <table:table-cell office:value-type="float" office:value="1.8267" calcext:value-type="float">
            <text:p>1.8267</text:p>
          </table:table-cell>
          <table:table-cell office:value-type="float" office:value="3.1553" calcext:value-type="float">
            <text:p>3.1553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office:value-type="float" office:value="1.3328" calcext:value-type="float">
            <text:p>1.3328</text:p>
          </table:table-cell>
          <table:table-cell office:value-type="float" office:value="2.0323" calcext:value-type="float">
            <text:p>2.0323</text:p>
          </table:table-cell>
          <table:table-cell office:value-type="float" office:value="2.8002" calcext:value-type="float">
            <text:p>2.8002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table:number-columns-repeated="1019"/>
        </table:table-row>
        <table:table-row table:style-name="ro1">
          <table:table-cell office:value-type="float" office:value="1.1767" calcext:value-type="float">
            <text:p>1.1767</text:p>
          </table:table-cell>
          <table:table-cell office:value-type="float" office:value="2.049" calcext:value-type="float">
            <text:p>2.049</text:p>
          </table:table-cell>
          <table:table-cell office:value-type="float" office:value="3.3069" calcext:value-type="float">
            <text:p>3.3069</text:p>
          </table:table-cell>
          <table:table-cell office:value-type="float" office:value="0.5" calcext:value-type="float">
            <text:p>0.5</text:p>
          </table:table-cell>
          <table:table-cell office:value-type="float" office:value="3.32" calcext:value-type="float">
            <text:p>3.32</text:p>
          </table:table-cell>
          <table:table-cell table:number-columns-repeated="1019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.3764" calcext:value-type="float">
            <text:p>2.3764</text:p>
          </table:table-cell>
          <table:table-cell office:value-type="float" office:value="2.8644" calcext:value-type="float">
            <text:p>2.8644</text:p>
          </table:table-cell>
          <table:table-cell office:value-type="float" office:value="0.5" calcext:value-type="float">
            <text:p>0.5</text:p>
          </table:table-cell>
          <table:table-cell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office:value-type="float" office:value="0.79029" calcext:value-type="float">
            <text:p>0.79029</text:p>
          </table:table-cell>
          <table:table-cell office:value-type="float" office:value="1.7147" calcext:value-type="float">
            <text:p>1.7147</text:p>
          </table:table-cell>
          <table:table-cell office:value-type="float" office:value="2.7297" calcext:value-type="float">
            <text:p>2.7297</text:p>
          </table:table-cell>
          <table:table-cell office:value-type="float" office:value="0.5" calcext:value-type="float">
            <text:p>0.5</text:p>
          </table:table-cell>
          <table:table-cell office:value-type="float" office:value="3.13" calcext:value-type="float">
            <text:p>3.13</text:p>
          </table:table-cell>
          <table:table-cell table:number-columns-repeated="1019"/>
        </table:table-row>
        <table:table-row table:style-name="ro1">
          <table:table-cell office:value-type="float" office:value="0.9834" calcext:value-type="float">
            <text:p>0.9834</text:p>
          </table:table-cell>
          <table:table-cell office:value-type="float" office:value="1.856" calcext:value-type="float">
            <text:p>1.856</text:p>
          </table:table-cell>
          <table:table-cell office:value-type="float" office:value="2.9168" calcext:value-type="float">
            <text:p>2.916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0.79638" calcext:value-type="float">
            <text:p>0.79638</text:p>
          </table:table-cell>
          <table:table-cell office:value-type="float" office:value="1.7279" calcext:value-type="float">
            <text:p>1.7279</text:p>
          </table:table-cell>
          <table:table-cell office:value-type="float" office:value="3.0811" calcext:value-type="float">
            <text:p>3.0811</text:p>
          </table:table-cell>
          <table:table-cell office:value-type="float" office:value="0.5" calcext:value-type="float">
            <text:p>0.5</text:p>
          </table:table-cell>
          <table:table-cell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office:value-type="float" office:value="0.96803" calcext:value-type="float">
            <text:p>0.96803</text:p>
          </table:table-cell>
          <table:table-cell office:value-type="float" office:value="2.3913" calcext:value-type="float">
            <text:p>2.3913</text:p>
          </table:table-cell>
          <table:table-cell office:value-type="float" office:value="2.806" calcext:value-type="float">
            <text:p>2.806</text:p>
          </table:table-cell>
          <table:table-cell office:value-type="float" office:value="0.5" calcext:value-type="float">
            <text:p>0.5</text:p>
          </table:table-cell>
          <table:table-cell office:value-type="float" office:value="3.23" calcext:value-type="float">
            <text:p>3.23</text:p>
          </table:table-cell>
          <table:table-cell table:number-columns-repeated="1019"/>
        </table:table-row>
        <table:table-row table:style-name="ro1">
          <table:table-cell office:value-type="float" office:value="0.90589" calcext:value-type="float">
            <text:p>0.90589</text:p>
          </table:table-cell>
          <table:table-cell office:value-type="float" office:value="2.03" calcext:value-type="float">
            <text:p>2.03</text:p>
          </table:table-cell>
          <table:table-cell office:value-type="float" office:value="2.9947" calcext:value-type="float">
            <text:p>2.9947</text:p>
          </table:table-cell>
          <table:table-cell office:value-type="float" office:value="0.5" calcext:value-type="float">
            <text:p>0.5</text:p>
          </table:table-cell>
          <table:table-cell office:value-type="float" office:value="3.47" calcext:value-type="float">
            <text:p>3.47</text:p>
          </table:table-cell>
          <table:table-cell table:number-columns-repeated="1019"/>
        </table:table-row>
        <table:table-row table:style-name="ro1">
          <table:table-cell office:value-type="float" office:value="0.98605" calcext:value-type="float">
            <text:p>0.98605</text:p>
          </table:table-cell>
          <table:table-cell office:value-type="float" office:value="1.9958" calcext:value-type="float">
            <text:p>1.9958</text:p>
          </table:table-cell>
          <table:table-cell office:value-type="float" office:value="2.9955" calcext:value-type="float">
            <text:p>2.9955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office:value-type="float" office:value="0.91995" calcext:value-type="float">
            <text:p>0.91995</text:p>
          </table:table-cell>
          <table:table-cell office:value-type="float" office:value="2.2672" calcext:value-type="float">
            <text:p>2.2672</text:p>
          </table:table-cell>
          <table:table-cell office:value-type="float" office:value="3.2462" calcext:value-type="float">
            <text:p>3.246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office:value-type="float" office:value="0.99179" calcext:value-type="float">
            <text:p>0.99179</text:p>
          </table:table-cell>
          <table:table-cell office:value-type="float" office:value="1.7538" calcext:value-type="float">
            <text:p>1.7538</text:p>
          </table:table-cell>
          <table:table-cell office:value-type="float" office:value="3.0426" calcext:value-type="float">
            <text:p>3.0426</text:p>
          </table:table-cell>
          <table:table-cell office:value-type="float" office:value="0.5" calcext:value-type="float">
            <text:p>0.5</text:p>
          </table:table-cell>
          <table:table-cell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office:value-type="float" office:value="1.0894" calcext:value-type="float">
            <text:p>1.0894</text:p>
          </table:table-cell>
          <table:table-cell office:value-type="float" office:value="2.2214" calcext:value-type="float">
            <text:p>2.2214</text:p>
          </table:table-cell>
          <table:table-cell office:value-type="float" office:value="3.0239" calcext:value-type="float">
            <text:p>3.0239</text:p>
          </table:table-cell>
          <table:table-cell office:value-type="float" office:value="0.5" calcext:value-type="float">
            <text:p>0.5</text:p>
          </table:table-cell>
          <table:table-cell office:value-type="float" office:value="2.78" calcext:value-type="float">
            <text:p>2.78</text:p>
          </table:table-cell>
          <table:table-cell table:number-columns-repeated="1019"/>
        </table:table-row>
        <table:table-row table:style-name="ro1">
          <table:table-cell office:value-type="float" office:value="0.90354" calcext:value-type="float">
            <text:p>0.90354</text:p>
          </table:table-cell>
          <table:table-cell office:value-type="float" office:value="1.7701" calcext:value-type="float">
            <text:p>1.7701</text:p>
          </table:table-cell>
          <table:table-cell office:value-type="float" office:value="3.3774" calcext:value-type="float">
            <text:p>3.3774</text:p>
          </table:table-cell>
          <table:table-cell office:value-type="float" office:value="0.5" calcext:value-type="float">
            <text:p>0.5</text:p>
          </table:table-cell>
          <table:table-cell office:value-type="float" office:value="2.79" calcext:value-type="float">
            <text:p>2.79</text:p>
          </table:table-cell>
          <table:table-cell table:number-columns-repeated="1019"/>
        </table:table-row>
        <table:table-row table:style-name="ro1">
          <table:table-cell office:value-type="float" office:value="1.1118" calcext:value-type="float">
            <text:p>1.1118</text:p>
          </table:table-cell>
          <table:table-cell office:value-type="float" office:value="2.2518" calcext:value-type="float">
            <text:p>2.2518</text:p>
          </table:table-cell>
          <table:table-cell office:value-type="float" office:value="2.8694" calcext:value-type="float">
            <text:p>2.8694</text:p>
          </table:table-cell>
          <table:table-cell office:value-type="float" office:value="0.5" calcext:value-type="float">
            <text:p>0.5</text:p>
          </table:table-cell>
          <table:table-cell office:value-type="float" office:value="2.32" calcext:value-type="float">
            <text:p>2.32</text:p>
          </table:table-cell>
          <table:table-cell table:number-columns-repeated="1019"/>
        </table:table-row>
        <table:table-row table:style-name="ro1">
          <table:table-cell office:value-type="float" office:value="0.82055" calcext:value-type="float">
            <text:p>0.82055</text:p>
          </table:table-cell>
          <table:table-cell office:value-type="float" office:value="2.1948" calcext:value-type="float">
            <text:p>2.1948</text:p>
          </table:table-cell>
          <table:table-cell office:value-type="float" office:value="3.1589" calcext:value-type="float">
            <text:p>3.1589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42" calcext:value-type="float">
            <text:p>3.42</text:p>
          </table:table-cell>
          <table:table-cell table:number-columns-repeated="1019"/>
        </table:table-row>
        <table:table-row table:style-name="ro1">
          <table:table-cell office:value-type="float" office:value="0.73919" calcext:value-type="float">
            <text:p>0.73919</text:p>
          </table:table-cell>
          <table:table-cell office:value-type="float" office:value="1.7372" calcext:value-type="float">
            <text:p>1.7372</text:p>
          </table:table-cell>
          <table:table-cell office:value-type="float" office:value="3.2181" calcext:value-type="float">
            <text:p>3.2181</text:p>
          </table:table-cell>
          <table:table-cell office:value-type="float" office:value="0.5" calcext:value-type="float">
            <text:p>0.5</text:p>
          </table:table-cell>
          <table:table-cell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office:value-type="float" office:value="1.0738" calcext:value-type="float">
            <text:p>1.0738</text:p>
          </table:table-cell>
          <table:table-cell office:value-type="float" office:value="1.616" calcext:value-type="float">
            <text:p>1.616</text:p>
          </table:table-cell>
          <table:table-cell office:value-type="float" office:value="2.9037" calcext:value-type="float">
            <text:p>2.9037</text:p>
          </table:table-cell>
          <table:table-cell office:value-type="float" office:value="0.5" calcext:value-type="float">
            <text:p>0.5</text:p>
          </table:table-cell>
          <table:table-cell office:value-type="float" office:value="2.39" calcext:value-type="float">
            <text:p>2.39</text:p>
          </table:table-cell>
          <table:table-cell table:number-columns-repeated="1019"/>
        </table:table-row>
        <table:table-row table:style-name="ro1">
          <table:table-cell office:value-type="float" office:value="0.84476" calcext:value-type="float">
            <text:p>0.84476</text:p>
          </table:table-cell>
          <table:table-cell office:value-type="float" office:value="1.7744" calcext:value-type="float">
            <text:p>1.7744</text:p>
          </table:table-cell>
          <table:table-cell office:value-type="float" office:value="3.0258" calcext:value-type="float">
            <text:p>3.0258</text:p>
          </table:table-cell>
          <table:table-cell office:value-type="float" office:value="0.5" calcext:value-type="float">
            <text:p>0.5</text:p>
          </table:table-cell>
          <table:table-cell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office:value-type="float" office:value="1.2494" calcext:value-type="float">
            <text:p>1.2494</text:p>
          </table:table-cell>
          <table:table-cell office:value-type="float" office:value="2.1394" calcext:value-type="float">
            <text:p>2.1394</text:p>
          </table:table-cell>
          <table:table-cell office:value-type="float" office:value="3.0391" calcext:value-type="float">
            <text:p>3.0391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1.0437" calcext:value-type="float">
            <text:p>1.0437</text:p>
          </table:table-cell>
          <table:table-cell office:value-type="float" office:value="1.9792" calcext:value-type="float">
            <text:p>1.9792</text:p>
          </table:table-cell>
          <table:table-cell office:value-type="float" office:value="2.9224" calcext:value-type="float">
            <text:p>2.9224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office:value-type="float" office:value="1.0087" calcext:value-type="float">
            <text:p>1.0087</text:p>
          </table:table-cell>
          <table:table-cell office:value-type="float" office:value="1.9465" calcext:value-type="float">
            <text:p>1.9465</text:p>
          </table:table-cell>
          <table:table-cell office:value-type="float" office:value="2.893" calcext:value-type="float">
            <text:p>2.893</text:p>
          </table:table-cell>
          <table:table-cell office:value-type="float" office:value="0.5" calcext:value-type="float">
            <text:p>0.5</text:p>
          </table:table-cell>
          <table:table-cell office:value-type="float" office:value="2.97" calcext:value-type="float">
            <text:p>2.97</text:p>
          </table:table-cell>
          <table:table-cell table:number-columns-repeated="1019"/>
        </table:table-row>
        <table:table-row table:style-name="ro1">
          <table:table-cell office:value-type="float" office:value="0.55911" calcext:value-type="float">
            <text:p>0.55911</text:p>
          </table:table-cell>
          <table:table-cell office:value-type="float" office:value="2.0367" calcext:value-type="float">
            <text:p>2.0367</text:p>
          </table:table-cell>
          <table:table-cell office:value-type="float" office:value="3.0273" calcext:value-type="float">
            <text:p>3.0273</text:p>
          </table:table-cell>
          <table:table-cell office:value-type="float" office:value="0.5" calcext:value-type="float">
            <text:p>0.5</text:p>
          </table:table-cell>
          <table:table-cell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office:value-type="float" office:value="0.98906" calcext:value-type="float">
            <text:p>0.98906</text:p>
          </table:table-cell>
          <table:table-cell office:value-type="float" office:value="2.0047" calcext:value-type="float">
            <text:p>2.0047</text:p>
          </table:table-cell>
          <table:table-cell office:value-type="float" office:value="3.008" calcext:value-type="float">
            <text:p>3.008</text:p>
          </table:table-cell>
          <table:table-cell office:value-type="float" office:value="0.5" calcext:value-type="float">
            <text:p>0.5</text:p>
          </table:table-cell>
          <table:table-cell office:value-type="float" office:value="3.31" calcext:value-type="float">
            <text:p>3.31</text:p>
          </table:table-cell>
          <table:table-cell table:number-columns-repeated="1019"/>
        </table:table-row>
        <table:table-row table:style-name="ro1">
          <table:table-cell office:value-type="float" office:value="0.88511" calcext:value-type="float">
            <text:p>0.88511</text:p>
          </table:table-cell>
          <table:table-cell office:value-type="float" office:value="2.0399" calcext:value-type="float">
            <text:p>2.0399</text:p>
          </table:table-cell>
          <table:table-cell office:value-type="float" office:value="3.2126" calcext:value-type="float">
            <text:p>3.2126</text:p>
          </table:table-cell>
          <table:table-cell office:value-type="float" office:value="0.5" calcext:value-type="float">
            <text:p>0.5</text:p>
          </table:table-cell>
          <table:table-cell office:value-type="float" office:value="3.55" calcext:value-type="float">
            <text:p>3.55</text:p>
          </table:table-cell>
          <table:table-cell table:number-columns-repeated="1019"/>
        </table:table-row>
        <table:table-row table:style-name="ro1">
          <table:table-cell office:value-type="float" office:value="0.98043" calcext:value-type="float">
            <text:p>0.98043</text:p>
          </table:table-cell>
          <table:table-cell office:value-type="float" office:value="2.053" calcext:value-type="float">
            <text:p>2.053</text:p>
          </table:table-cell>
          <table:table-cell office:value-type="float" office:value="2.9379" calcext:value-type="float">
            <text:p>2.9379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3.12" calcext:value-type="float">
            <text:p>3.12</text:p>
          </table:table-cell>
          <table:table-cell table:number-columns-repeated="1019"/>
        </table:table-row>
        <table:table-row table:style-name="ro1">
          <table:table-cell office:value-type="float" office:value="0.51601" calcext:value-type="float">
            <text:p>0.51601</text:p>
          </table:table-cell>
          <table:table-cell office:value-type="float" office:value="1.9741" calcext:value-type="float">
            <text:p>1.9741</text:p>
          </table:table-cell>
          <table:table-cell office:value-type="float" office:value="3.0674" calcext:value-type="float">
            <text:p>3.0674</text:p>
          </table:table-cell>
          <table:table-cell office:value-type="float" office:value="0.5" calcext:value-type="float">
            <text:p>0.5</text:p>
          </table:table-cell>
          <table:table-cell office:value-type="float" office:value="4.18" calcext:value-type="float">
            <text:p>4.18</text:p>
          </table:table-cell>
          <table:table-cell table:number-columns-repeated="1019"/>
        </table:table-row>
        <table:table-row table:style-name="ro1">
          <table:table-cell office:value-type="float" office:value="0.64514" calcext:value-type="float">
            <text:p>0.64514</text:p>
          </table:table-cell>
          <table:table-cell office:value-type="float" office:value="1.9759" calcext:value-type="float">
            <text:p>1.9759</text:p>
          </table:table-cell>
          <table:table-cell office:value-type="float" office:value="2.9782" calcext:value-type="float">
            <text:p>2.9782</text:p>
          </table:table-cell>
          <table:table-cell office:value-type="float" office:value="0.5" calcext:value-type="float">
            <text:p>0.5</text:p>
          </table:table-cell>
          <table:table-cell office:value-type="float" office:value="3.36" calcext:value-type="float">
            <text:p>3.36</text:p>
          </table:table-cell>
          <table:table-cell table:number-columns-repeated="1019"/>
        </table:table-row>
        <table:table-row table:style-name="ro1">
          <table:table-cell office:value-type="float" office:value="1.0224" calcext:value-type="float">
            <text:p>1.0224</text:p>
          </table:table-cell>
          <table:table-cell office:value-type="float" office:value="1.9506" calcext:value-type="float">
            <text:p>1.9506</text:p>
          </table:table-cell>
          <table:table-cell office:value-type="float" office:value="2.7557" calcext:value-type="float">
            <text:p>2.755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office:value-type="float" office:value="0.9532" calcext:value-type="float">
            <text:p>0.9532</text:p>
          </table:table-cell>
          <table:table-cell office:value-type="float" office:value="1.8835" calcext:value-type="float">
            <text:p>1.8835</text:p>
          </table:table-cell>
          <table:table-cell office:value-type="float" office:value="3.2848" calcext:value-type="float">
            <text:p>3.2848</text:p>
          </table:table-cell>
          <table:table-cell office:value-type="float" office:value="0.5" calcext:value-type="float">
            <text:p>0.5</text:p>
          </table:table-cell>
          <table:table-cell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3" office:value-type="float" office:value="1.0619" calcext:value-type="float">
            <text:p>1.0619</text:p>
          </table:table-cell>
          <table:table-cell table:style-name="ce3" office:value-type="float" office:value="1.7861" calcext:value-type="float">
            <text:p>1.7861</text:p>
          </table:table-cell>
          <table:table-cell table:style-name="ce3" office:value-type="float" office:value="2.9233" calcext:value-type="float">
            <text:p>2.9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 table:style-name="ce3" office:value-type="float" office:value="0.99875" calcext:value-type="float">
            <text:p>0.99875</text:p>
          </table:table-cell>
          <table:table-cell table:style-name="ce3" office:value-type="float" office:value="1.892" calcext:value-type="float">
            <text:p>1.892</text:p>
          </table:table-cell>
          <table:table-cell table:style-name="ce3" office:value-type="float" office:value="3.2729" calcext:value-type="float">
            <text:p>3.27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3" office:value-type="float" office:value="0.92793" calcext:value-type="float">
            <text:p>0.92793</text:p>
          </table:table-cell>
          <table:table-cell table:style-name="ce3" office:value-type="float" office:value="2.0231" calcext:value-type="float">
            <text:p>2.0231</text:p>
          </table:table-cell>
          <table:table-cell table:style-name="ce3" office:value-type="float" office:value="2.9289" calcext:value-type="float">
            <text:p>2.9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table:style-name="ce3" office:value-type="float" office:value="1.044" calcext:value-type="float">
            <text:p>1.044</text:p>
          </table:table-cell>
          <table:table-cell table:style-name="ce3" office:value-type="float" office:value="2.0256" calcext:value-type="float">
            <text:p>2.0256</text:p>
          </table:table-cell>
          <table:table-cell table:style-name="ce3" office:value-type="float" office:value="3.1418" calcext:value-type="float">
            <text:p>3.1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1.0126" calcext:value-type="float">
            <text:p>1.0126</text:p>
          </table:table-cell>
          <table:table-cell table:style-name="ce3" office:value-type="float" office:value="2.0945" calcext:value-type="float">
            <text:p>2.0945</text:p>
          </table:table-cell>
          <table:table-cell table:style-name="ce3" office:value-type="float" office:value="3.2153" calcext:value-type="float">
            <text:p>3.2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1.0985" calcext:value-type="float">
            <text:p>1.0985</text:p>
          </table:table-cell>
          <table:table-cell table:style-name="ce3" office:value-type="float" office:value="1.9403" calcext:value-type="float">
            <text:p>1.9403</text:p>
          </table:table-cell>
          <table:table-cell table:style-name="ce3" office:value-type="float" office:value="2.9966" calcext:value-type="float">
            <text:p>2.99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019"/>
        </table:table-row>
        <table:table-row table:style-name="ro1">
          <table:table-cell table:style-name="ce3" office:value-type="float" office:value="1.1943" calcext:value-type="float">
            <text:p>1.1943</text:p>
          </table:table-cell>
          <table:table-cell table:style-name="ce3" office:value-type="float" office:value="2.276" calcext:value-type="float">
            <text:p>2.276</text:p>
          </table:table-cell>
          <table:table-cell table:style-name="ce3" office:value-type="float" office:value="3.2535" calcext:value-type="float">
            <text:p>3.2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1" calcext:value-type="float">
            <text:p>2.71</text:p>
          </table:table-cell>
          <table:table-cell table:number-columns-repeated="1019"/>
        </table:table-row>
        <table:table-row table:style-name="ro1">
          <table:table-cell table:style-name="ce3" office:value-type="float" office:value="1.0312" calcext:value-type="float">
            <text:p>1.0312</text:p>
          </table:table-cell>
          <table:table-cell table:style-name="ce3" office:value-type="float" office:value="1.9396" calcext:value-type="float">
            <text:p>1.9396</text:p>
          </table:table-cell>
          <table:table-cell table:style-name="ce3" office:value-type="float" office:value="2.9303" calcext:value-type="float">
            <text:p>2.9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3" calcext:value-type="float">
            <text:p>2.93</text:p>
          </table:table-cell>
          <table:table-cell table:number-columns-repeated="1019"/>
        </table:table-row>
        <table:table-row table:style-name="ro1">
          <table:table-cell table:style-name="ce3" office:value-type="float" office:value="0.89165" calcext:value-type="float">
            <text:p>0.89165</text:p>
          </table:table-cell>
          <table:table-cell table:style-name="ce3" office:value-type="float" office:value="1.9734" calcext:value-type="float">
            <text:p>1.9734</text:p>
          </table:table-cell>
          <table:table-cell table:style-name="ce3" office:value-type="float" office:value="2.9823" calcext:value-type="float">
            <text:p>2.9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table:style-name="ce3" office:value-type="float" office:value="1.0474" calcext:value-type="float">
            <text:p>1.0474</text:p>
          </table:table-cell>
          <table:table-cell table:style-name="ce3" office:value-type="float" office:value="1.9988" calcext:value-type="float">
            <text:p>1.9988</text:p>
          </table:table-cell>
          <table:table-cell table:style-name="ce3" office:value-type="float" office:value="3.071" calcext:value-type="float">
            <text:p>3.0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8" calcext:value-type="float">
            <text:p>3.28</text:p>
          </table:table-cell>
          <table:table-cell table:number-columns-repeated="1019"/>
        </table:table-row>
        <table:table-row table:style-name="ro1">
          <table:table-cell table:style-name="ce3" office:value-type="float" office:value="1.0814" calcext:value-type="float">
            <text:p>1.0814</text:p>
          </table:table-cell>
          <table:table-cell table:style-name="ce3" office:value-type="float" office:value="2.0436" calcext:value-type="float">
            <text:p>2.0436</text:p>
          </table:table-cell>
          <table:table-cell table:style-name="ce3" office:value-type="float" office:value="3.0665" calcext:value-type="float">
            <text:p>3.0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1.1312" calcext:value-type="float">
            <text:p>1.1312</text:p>
          </table:table-cell>
          <table:table-cell table:style-name="ce3" office:value-type="float" office:value="2.2132" calcext:value-type="float">
            <text:p>2.2132</text:p>
          </table:table-cell>
          <table:table-cell table:style-name="ce3" office:value-type="float" office:value="3.2028" calcext:value-type="float">
            <text:p>3.20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19"/>
        </table:table-row>
        <table:table-row table:style-name="ro1">
          <table:table-cell table:style-name="ce3" office:value-type="float" office:value="0.91961" calcext:value-type="float">
            <text:p>0.91961</text:p>
          </table:table-cell>
          <table:table-cell table:style-name="ce3" office:value-type="float" office:value="2.0303" calcext:value-type="float">
            <text:p>2.0303</text:p>
          </table:table-cell>
          <table:table-cell table:style-name="ce3" office:value-type="float" office:value="3.2002" calcext:value-type="float">
            <text:p>3.20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87" calcext:value-type="float">
            <text:p>3.87</text:p>
          </table:table-cell>
          <table:table-cell table:number-columns-repeated="1019"/>
        </table:table-row>
        <table:table-row table:style-name="ro1">
          <table:table-cell table:style-name="ce3" office:value-type="float" office:value="1.1158" calcext:value-type="float">
            <text:p>1.1158</text:p>
          </table:table-cell>
          <table:table-cell table:style-name="ce3" office:value-type="float" office:value="2.0918" calcext:value-type="float">
            <text:p>2.0918</text:p>
          </table:table-cell>
          <table:table-cell table:style-name="ce3" office:value-type="float" office:value="3.0485" calcext:value-type="float">
            <text:p>3.0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3" calcext:value-type="float">
            <text:p>3.33</text:p>
          </table:table-cell>
          <table:table-cell table:number-columns-repeated="1019"/>
        </table:table-row>
        <table:table-row table:style-name="ro1">
          <table:table-cell table:style-name="ce3" office:value-type="float" office:value="1.1665" calcext:value-type="float">
            <text:p>1.1665</text:p>
          </table:table-cell>
          <table:table-cell table:style-name="ce3" office:value-type="float" office:value="1.9594" calcext:value-type="float">
            <text:p>1.9594</text:p>
          </table:table-cell>
          <table:table-cell table:style-name="ce3" office:value-type="float" office:value="2.5713" calcext:value-type="float">
            <text:p>2.57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92" calcext:value-type="float">
            <text:p>3.92</text:p>
          </table:table-cell>
          <table:table-cell table:number-columns-repeated="1019"/>
        </table:table-row>
        <table:table-row table:style-name="ro1">
          <table:table-cell table:style-name="ce3" office:value-type="float" office:value="1.1539" calcext:value-type="float">
            <text:p>1.1539</text:p>
          </table:table-cell>
          <table:table-cell table:style-name="ce3" office:value-type="float" office:value="2.0045" calcext:value-type="float">
            <text:p>2.0045</text:p>
          </table:table-cell>
          <table:table-cell table:style-name="ce3" office:value-type="float" office:value="3.1502" calcext:value-type="float">
            <text:p>3.15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19"/>
        </table:table-row>
        <table:table-row table:style-name="ro1">
          <table:table-cell table:style-name="ce3" office:value-type="float" office:value="1.0072" calcext:value-type="float">
            <text:p>1.0072</text:p>
          </table:table-cell>
          <table:table-cell table:style-name="ce3" office:value-type="float" office:value="1.9547" calcext:value-type="float">
            <text:p>1.9547</text:p>
          </table:table-cell>
          <table:table-cell table:style-name="ce3" office:value-type="float" office:value="3.0802" calcext:value-type="float">
            <text:p>3.08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1019"/>
        </table:table-row>
        <table:table-row table:style-name="ro1">
          <table:table-cell table:style-name="ce3" office:value-type="float" office:value="1.1734" calcext:value-type="float">
            <text:p>1.1734</text:p>
          </table:table-cell>
          <table:table-cell table:style-name="ce3" office:value-type="float" office:value="1.6147" calcext:value-type="float">
            <text:p>1.6147</text:p>
          </table:table-cell>
          <table:table-cell table:style-name="ce3" office:value-type="float" office:value="3.1617" calcext:value-type="float">
            <text:p>3.1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1019"/>
        </table:table-row>
        <table:table-row table:style-name="ro1">
          <table:table-cell table:style-name="ce3" office:value-type="float" office:value="1.2848" calcext:value-type="float">
            <text:p>1.2848</text:p>
          </table:table-cell>
          <table:table-cell table:style-name="ce3" office:value-type="float" office:value="1.6917" calcext:value-type="float">
            <text:p>1.6917</text:p>
          </table:table-cell>
          <table:table-cell table:style-name="ce3" office:value-type="float" office:value="3.2525" calcext:value-type="float">
            <text:p>3.2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3" office:value-type="float" office:value="1.1654" calcext:value-type="float">
            <text:p>1.1654</text:p>
          </table:table-cell>
          <table:table-cell table:style-name="ce3" office:value-type="float" office:value="2.097" calcext:value-type="float">
            <text:p>2.097</text:p>
          </table:table-cell>
          <table:table-cell table:style-name="ce3" office:value-type="float" office:value="3.1067" calcext:value-type="float">
            <text:p>3.10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0.95615" calcext:value-type="float">
            <text:p>0.95615</text:p>
          </table:table-cell>
          <table:table-cell table:style-name="ce3" office:value-type="float" office:value="2.0319" calcext:value-type="float">
            <text:p>2.0319</text:p>
          </table:table-cell>
          <table:table-cell table:style-name="ce3" office:value-type="float" office:value="2.988" calcext:value-type="float">
            <text:p>2.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5" calcext:value-type="float">
            <text:p>3.35</text:p>
          </table:table-cell>
          <table:table-cell table:number-columns-repeated="1019"/>
        </table:table-row>
        <table:table-row table:style-name="ro1">
          <table:table-cell table:style-name="ce3" office:value-type="float" office:value="0.9924" calcext:value-type="float">
            <text:p>0.9924</text:p>
          </table:table-cell>
          <table:table-cell table:style-name="ce3" office:value-type="float" office:value="2.1224" calcext:value-type="float">
            <text:p>2.1224</text:p>
          </table:table-cell>
          <table:table-cell table:style-name="ce3" office:value-type="float" office:value="3.0401" calcext:value-type="float">
            <text:p>3.0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53" calcext:value-type="float">
            <text:p>3.53</text:p>
          </table:table-cell>
          <table:table-cell table:number-columns-repeated="1019"/>
        </table:table-row>
        <table:table-row table:style-name="ro1">
          <table:table-cell table:style-name="ce3" office:value-type="float" office:value="1.0304" calcext:value-type="float">
            <text:p>1.0304</text:p>
          </table:table-cell>
          <table:table-cell table:style-name="ce3" office:value-type="float" office:value="1.8937" calcext:value-type="float">
            <text:p>1.8937</text:p>
          </table:table-cell>
          <table:table-cell table:style-name="ce3" office:value-type="float" office:value="3.1536" calcext:value-type="float">
            <text:p>3.15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9" calcext:value-type="float">
            <text:p>2.89</text:p>
          </table:table-cell>
          <table:table-cell table:number-columns-repeated="1019"/>
        </table:table-row>
        <table:table-row table:style-name="ro1">
          <table:table-cell table:style-name="ce3" office:value-type="float" office:value="1.0476" calcext:value-type="float">
            <text:p>1.0476</text:p>
          </table:table-cell>
          <table:table-cell table:style-name="ce3" office:value-type="float" office:value="1.8536" calcext:value-type="float">
            <text:p>1.8536</text:p>
          </table:table-cell>
          <table:table-cell table:style-name="ce3" office:value-type="float" office:value="2.8656" calcext:value-type="float">
            <text:p>2.8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3" office:value-type="float" office:value="0.75376" calcext:value-type="float">
            <text:p>0.75376</text:p>
          </table:table-cell>
          <table:table-cell table:style-name="ce3" office:value-type="float" office:value="2.1132" calcext:value-type="float">
            <text:p>2.1132</text:p>
          </table:table-cell>
          <table:table-cell table:style-name="ce3" office:value-type="float" office:value="3.1226" calcext:value-type="float">
            <text:p>3.1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3" office:value-type="float" office:value="1.039" calcext:value-type="float">
            <text:p>1.039</text:p>
          </table:table-cell>
          <table:table-cell table:style-name="ce3" office:value-type="float" office:value="1.9755" calcext:value-type="float">
            <text:p>1.9755</text:p>
          </table:table-cell>
          <table:table-cell table:style-name="ce3" office:value-type="float" office:value="2.8772" calcext:value-type="float">
            <text:p>2.8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table:style-name="ce3" office:value-type="float" office:value="1.112" calcext:value-type="float">
            <text:p>1.112</text:p>
          </table:table-cell>
          <table:table-cell table:style-name="ce3" office:value-type="float" office:value="2.2454" calcext:value-type="float">
            <text:p>2.2454</text:p>
          </table:table-cell>
          <table:table-cell table:style-name="ce3" office:value-type="float" office:value="2.8655" calcext:value-type="float">
            <text:p>2.8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19"/>
        </table:table-row>
        <table:table-row table:style-name="ro1">
          <table:table-cell table:style-name="ce3" office:value-type="float" office:value="0.98707" calcext:value-type="float">
            <text:p>0.98707</text:p>
          </table:table-cell>
          <table:table-cell table:style-name="ce3" office:value-type="float" office:value="2.1487" calcext:value-type="float">
            <text:p>2.1487</text:p>
          </table:table-cell>
          <table:table-cell table:style-name="ce3" office:value-type="float" office:value="2.6772" calcext:value-type="float">
            <text:p>2.6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5" calcext:value-type="float">
            <text:p>2.95</text:p>
          </table:table-cell>
          <table:table-cell table:number-columns-repeated="1019"/>
        </table:table-row>
        <table:table-row table:style-name="ro1">
          <table:table-cell table:style-name="ce3" office:value-type="float" office:value="1.0401" calcext:value-type="float">
            <text:p>1.0401</text:p>
          </table:table-cell>
          <table:table-cell table:style-name="ce3" office:value-type="float" office:value="2.052" calcext:value-type="float">
            <text:p>2.052</text:p>
          </table:table-cell>
          <table:table-cell table:style-name="ce3" office:value-type="float" office:value="2.9107" calcext:value-type="float">
            <text:p>2.9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3" office:value-type="float" office:value="1.0294" calcext:value-type="float">
            <text:p>1.0294</text:p>
          </table:table-cell>
          <table:table-cell table:style-name="ce3" office:value-type="float" office:value="2.0338" calcext:value-type="float">
            <text:p>2.0338</text:p>
          </table:table-cell>
          <table:table-cell table:style-name="ce3" office:value-type="float" office:value="3.038" calcext:value-type="float">
            <text:p>3.0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1.0931" calcext:value-type="float">
            <text:p>1.093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0578" calcext:value-type="float">
            <text:p>3.0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table:style-name="ce3" office:value-type="float" office:value="0.86987" calcext:value-type="float">
            <text:p>0.86987</text:p>
          </table:table-cell>
          <table:table-cell table:style-name="ce3" office:value-type="float" office:value="1.9288" calcext:value-type="float">
            <text:p>1.9288</text:p>
          </table:table-cell>
          <table:table-cell table:style-name="ce3" office:value-type="float" office:value="2.9417" calcext:value-type="float">
            <text:p>2.9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table:style-name="ce3" office:value-type="float" office:value="0.91224" calcext:value-type="float">
            <text:p>0.91224</text:p>
          </table:table-cell>
          <table:table-cell table:style-name="ce3" office:value-type="float" office:value="1.9716" calcext:value-type="float">
            <text:p>1.9716</text:p>
          </table:table-cell>
          <table:table-cell table:style-name="ce3" office:value-type="float" office:value="3.191" calcext:value-type="float">
            <text:p>3.1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table:style-name="ce3" office:value-type="float" office:value="0.89861" calcext:value-type="float">
            <text:p>0.89861</text:p>
          </table:table-cell>
          <table:table-cell table:style-name="ce3" office:value-type="float" office:value="2.2505" calcext:value-type="float">
            <text:p>2.2505</text:p>
          </table:table-cell>
          <table:table-cell table:style-name="ce3" office:value-type="float" office:value="2.6973" calcext:value-type="float">
            <text:p>2.69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3" calcext:value-type="float">
            <text:p>2.93</text:p>
          </table:table-cell>
          <table:table-cell table:number-columns-repeated="1019"/>
        </table:table-row>
        <table:table-row table:style-name="ro1">
          <table:table-cell table:style-name="ce3" office:value-type="float" office:value="1.0568" calcext:value-type="float">
            <text:p>1.0568</text:p>
          </table:table-cell>
          <table:table-cell table:style-name="ce3" office:value-type="float" office:value="2.0732" calcext:value-type="float">
            <text:p>2.0732</text:p>
          </table:table-cell>
          <table:table-cell table:style-name="ce3" office:value-type="float" office:value="2.7636" calcext:value-type="float">
            <text:p>2.76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1.0256" calcext:value-type="float">
            <text:p>1.0256</text:p>
          </table:table-cell>
          <table:table-cell table:style-name="ce3" office:value-type="float" office:value="1.9661" calcext:value-type="float">
            <text:p>1.9661</text:p>
          </table:table-cell>
          <table:table-cell table:style-name="ce3" office:value-type="float" office:value="2.9948" calcext:value-type="float">
            <text:p>2.9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0.90819" calcext:value-type="float">
            <text:p>0.90819</text:p>
          </table:table-cell>
          <table:table-cell table:style-name="ce3" office:value-type="float" office:value="1.9115" calcext:value-type="float">
            <text:p>1.9115</text:p>
          </table:table-cell>
          <table:table-cell table:style-name="ce3" office:value-type="float" office:value="2.9689" calcext:value-type="float">
            <text:p>2.96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1" calcext:value-type="float">
            <text:p>3.11</text:p>
          </table:table-cell>
          <table:table-cell table:number-columns-repeated="1019"/>
        </table:table-row>
        <table:table-row table:style-name="ro1">
          <table:table-cell table:style-name="ce3" office:value-type="float" office:value="0.79888" calcext:value-type="float">
            <text:p>0.79888</text:p>
          </table:table-cell>
          <table:table-cell table:style-name="ce3" office:value-type="float" office:value="2.2734" calcext:value-type="float">
            <text:p>2.2734</text:p>
          </table:table-cell>
          <table:table-cell table:style-name="ce3" office:value-type="float" office:value="3.2127" calcext:value-type="float">
            <text:p>3.2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0.98825" calcext:value-type="float">
            <text:p>0.98825</text:p>
          </table:table-cell>
          <table:table-cell table:style-name="ce3" office:value-type="float" office:value="1.999" calcext:value-type="float">
            <text:p>1.999</text:p>
          </table:table-cell>
          <table:table-cell table:style-name="ce3" office:value-type="float" office:value="3.0086" calcext:value-type="float">
            <text:p>3.00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0.70468" calcext:value-type="float">
            <text:p>0.70468</text:p>
          </table:table-cell>
          <table:table-cell table:style-name="ce3" office:value-type="float" office:value="2.2095" calcext:value-type="float">
            <text:p>2.2095</text:p>
          </table:table-cell>
          <table:table-cell table:style-name="ce3" office:value-type="float" office:value="2.7092" calcext:value-type="float">
            <text:p>2.70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1.3243" calcext:value-type="float">
            <text:p>1.3243</text:p>
          </table:table-cell>
          <table:table-cell table:style-name="ce3" office:value-type="float" office:value="2.1677" calcext:value-type="float">
            <text:p>2.1677</text:p>
          </table:table-cell>
          <table:table-cell table:style-name="ce3" office:value-type="float" office:value="2.9925" calcext:value-type="float">
            <text:p>2.99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 table:style-name="ce3" office:value-type="float" office:value="1.0154" calcext:value-type="float">
            <text:p>1.0154</text:p>
          </table:table-cell>
          <table:table-cell table:style-name="ce3" office:value-type="float" office:value="2.2424" calcext:value-type="float">
            <text:p>2.2424</text:p>
          </table:table-cell>
          <table:table-cell table:style-name="ce3" office:value-type="float" office:value="2.9734" calcext:value-type="float">
            <text:p>2.9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1" calcext:value-type="float">
            <text:p>2.51</text:p>
          </table:table-cell>
          <table:table-cell table:number-columns-repeated="1019"/>
        </table:table-row>
        <table:table-row table:style-name="ro1">
          <table:table-cell table:style-name="ce3" office:value-type="float" office:value="1.1976" calcext:value-type="float">
            <text:p>1.1976</text:p>
          </table:table-cell>
          <table:table-cell table:style-name="ce3" office:value-type="float" office:value="2.1935" calcext:value-type="float">
            <text:p>2.1935</text:p>
          </table:table-cell>
          <table:table-cell table:style-name="ce3" office:value-type="float" office:value="3.0846" calcext:value-type="float">
            <text:p>3.08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2" calcext:value-type="float">
            <text:p>3.32</text:p>
          </table:table-cell>
          <table:table-cell table:number-columns-repeated="1019"/>
        </table:table-row>
        <table:table-row table:style-name="ro1">
          <table:table-cell table:style-name="ce3" office:value-type="float" office:value="1.0435" calcext:value-type="float">
            <text:p>1.0435</text:p>
          </table:table-cell>
          <table:table-cell table:style-name="ce3" office:value-type="float" office:value="2.0986" calcext:value-type="float">
            <text:p>2.0986</text:p>
          </table:table-cell>
          <table:table-cell table:style-name="ce3" office:value-type="float" office:value="3.0497" calcext:value-type="float">
            <text:p>3.0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table:style-name="ce3" office:value-type="float" office:value="0.85253" calcext:value-type="float">
            <text:p>0.85253</text:p>
          </table:table-cell>
          <table:table-cell table:style-name="ce3" office:value-type="float" office:value="1.9733" calcext:value-type="float">
            <text:p>1.9733</text:p>
          </table:table-cell>
          <table:table-cell table:style-name="ce3" office:value-type="float" office:value="3.2203" calcext:value-type="float">
            <text:p>3.2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table:style-name="ce3" office:value-type="float" office:value="1.0125" calcext:value-type="float">
            <text:p>1.0125</text:p>
          </table:table-cell>
          <table:table-cell table:style-name="ce3" office:value-type="float" office:value="2.197" calcext:value-type="float">
            <text:p>2.197</text:p>
          </table:table-cell>
          <table:table-cell table:style-name="ce3" office:value-type="float" office:value="3.1169" calcext:value-type="float">
            <text:p>3.1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table:style-name="ce3" office:value-type="float" office:value="0.62634" calcext:value-type="float">
            <text:p>0.62634</text:p>
          </table:table-cell>
          <table:table-cell table:style-name="ce3" office:value-type="float" office:value="2.2139" calcext:value-type="float">
            <text:p>2.2139</text:p>
          </table:table-cell>
          <table:table-cell table:style-name="ce3" office:value-type="float" office:value="2.7843" calcext:value-type="float">
            <text:p>2.78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1.2428" calcext:value-type="float">
            <text:p>1.2428</text:p>
          </table:table-cell>
          <table:table-cell table:style-name="ce3" office:value-type="float" office:value="2.0783" calcext:value-type="float">
            <text:p>2.0783</text:p>
          </table:table-cell>
          <table:table-cell table:style-name="ce3" office:value-type="float" office:value="3.0983" calcext:value-type="float">
            <text:p>3.09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1.2029" calcext:value-type="float">
            <text:p>1.2029</text:p>
          </table:table-cell>
          <table:table-cell table:style-name="ce3" office:value-type="float" office:value="1.8578" calcext:value-type="float">
            <text:p>1.8578</text:p>
          </table:table-cell>
          <table:table-cell table:style-name="ce3" office:value-type="float" office:value="3.0808" calcext:value-type="float">
            <text:p>3.08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table:style-name="ce3" office:value-type="float" office:value="1.0804" calcext:value-type="float">
            <text:p>1.0804</text:p>
          </table:table-cell>
          <table:table-cell table:style-name="ce3" office:value-type="float" office:value="1.9709" calcext:value-type="float">
            <text:p>1.9709</text:p>
          </table:table-cell>
          <table:table-cell table:style-name="ce3" office:value-type="float" office:value="2.9219" calcext:value-type="float">
            <text:p>2.9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table:style-name="ce3" office:value-type="float" office:value="0.84196" calcext:value-type="float">
            <text:p>0.84196</text:p>
          </table:table-cell>
          <table:table-cell table:style-name="ce3" office:value-type="float" office:value="2.0091" calcext:value-type="float">
            <text:p>2.0091</text:p>
          </table:table-cell>
          <table:table-cell table:style-name="ce3" office:value-type="float" office:value="2.8137" calcext:value-type="float">
            <text:p>2.8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0.68868" calcext:value-type="float">
            <text:p>0.68868</text:p>
          </table:table-cell>
          <table:table-cell table:style-name="ce3" office:value-type="float" office:value="2.0211" calcext:value-type="float">
            <text:p>2.0211</text:p>
          </table:table-cell>
          <table:table-cell table:style-name="ce3" office:value-type="float" office:value="2.999" calcext:value-type="float">
            <text:p>2.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019"/>
        </table:table-row>
        <table:table-row table:style-name="ro1">
          <table:table-cell table:style-name="ce3" office:value-type="float" office:value="0.93009" calcext:value-type="float">
            <text:p>0.93009</text:p>
          </table:table-cell>
          <table:table-cell table:style-name="ce3" office:value-type="float" office:value="2.1137" calcext:value-type="float">
            <text:p>2.1137</text:p>
          </table:table-cell>
          <table:table-cell table:style-name="ce3" office:value-type="float" office:value="3.3122" calcext:value-type="float">
            <text:p>3.3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1517" calcext:value-type="float">
            <text:p>1.1517</text:p>
          </table:table-cell>
          <table:table-cell table:style-name="ce3" office:value-type="float" office:value="1.8899" calcext:value-type="float">
            <text:p>1.8899</text:p>
          </table:table-cell>
          <table:table-cell table:style-name="ce3" office:value-type="float" office:value="2.9369" calcext:value-type="float">
            <text:p>2.9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3" office:value-type="float" office:value="0.8767" calcext:value-type="float">
            <text:p>0.8767</text:p>
          </table:table-cell>
          <table:table-cell table:style-name="ce3" office:value-type="float" office:value="2.1325" calcext:value-type="float">
            <text:p>2.1325</text:p>
          </table:table-cell>
          <table:table-cell table:style-name="ce3" office:value-type="float" office:value="3.0313" calcext:value-type="float">
            <text:p>3.0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1019"/>
        </table:table-row>
        <table:table-row table:style-name="ro1">
          <table:table-cell table:style-name="ce3" office:value-type="float" office:value="1.0855" calcext:value-type="float">
            <text:p>1.0855</text:p>
          </table:table-cell>
          <table:table-cell table:style-name="ce3" office:value-type="float" office:value="2.1459" calcext:value-type="float">
            <text:p>2.1459</text:p>
          </table:table-cell>
          <table:table-cell table:style-name="ce3" office:value-type="float" office:value="3.0464" calcext:value-type="float">
            <text:p>3.0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3" office:value-type="float" office:value="1.3153" calcext:value-type="float">
            <text:p>1.3153</text:p>
          </table:table-cell>
          <table:table-cell table:style-name="ce3" office:value-type="float" office:value="2.2649" calcext:value-type="float">
            <text:p>2.2649</text:p>
          </table:table-cell>
          <table:table-cell table:style-name="ce3" office:value-type="float" office:value="2.7271" calcext:value-type="float">
            <text:p>2.7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3" office:value-type="float" office:value="1.0031" calcext:value-type="float">
            <text:p>1.0031</text:p>
          </table:table-cell>
          <table:table-cell table:style-name="ce3" office:value-type="float" office:value="1.984" calcext:value-type="float">
            <text:p>1.984</text:p>
          </table:table-cell>
          <table:table-cell table:style-name="ce3" office:value-type="float" office:value="3.0095" calcext:value-type="float">
            <text:p>3.00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7" calcext:value-type="float">
            <text:p>3.17</text:p>
          </table:table-cell>
          <table:table-cell table:number-columns-repeated="1019"/>
        </table:table-row>
        <table:table-row table:style-name="ro1">
          <table:table-cell table:style-name="ce3" office:value-type="float" office:value="0.7031" calcext:value-type="float">
            <text:p>0.7031</text:p>
          </table:table-cell>
          <table:table-cell table:style-name="ce3" office:value-type="float" office:value="2.2464" calcext:value-type="float">
            <text:p>2.2464</text:p>
          </table:table-cell>
          <table:table-cell table:style-name="ce3" office:value-type="float" office:value="2.7832" calcext:value-type="float">
            <text:p>2.78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1.0238" calcext:value-type="float">
            <text:p>1.0238</text:p>
          </table:table-cell>
          <table:table-cell table:style-name="ce3" office:value-type="float" office:value="2.456" calcext:value-type="float">
            <text:p>2.456</text:p>
          </table:table-cell>
          <table:table-cell table:style-name="ce3" office:value-type="float" office:value="3.0054" calcext:value-type="float">
            <text:p>3.00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0.69938" calcext:value-type="float">
            <text:p>0.69938</text:p>
          </table:table-cell>
          <table:table-cell table:style-name="ce3" office:value-type="float" office:value="2.2073" calcext:value-type="float">
            <text:p>2.2073</text:p>
          </table:table-cell>
          <table:table-cell table:style-name="ce3" office:value-type="float" office:value="3.1585" calcext:value-type="float">
            <text:p>3.1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1.0253" calcext:value-type="float">
            <text:p>1.0253</text:p>
          </table:table-cell>
          <table:table-cell table:style-name="ce3" office:value-type="float" office:value="2.0175" calcext:value-type="float">
            <text:p>2.0175</text:p>
          </table:table-cell>
          <table:table-cell table:style-name="ce3" office:value-type="float" office:value="3.0386" calcext:value-type="float">
            <text:p>3.0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1.035" calcext:value-type="float">
            <text:p>1.035</text:p>
          </table:table-cell>
          <table:table-cell table:style-name="ce3" office:value-type="float" office:value="2.0382" calcext:value-type="float">
            <text:p>2.0382</text:p>
          </table:table-cell>
          <table:table-cell table:style-name="ce3" office:value-type="float" office:value="3.1203" calcext:value-type="float">
            <text:p>3.1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1.156" calcext:value-type="float">
            <text:p>1.156</text:p>
          </table:table-cell>
          <table:table-cell table:style-name="ce3" office:value-type="float" office:value="1.9406" calcext:value-type="float">
            <text:p>1.9406</text:p>
          </table:table-cell>
          <table:table-cell table:style-name="ce3" office:value-type="float" office:value="3.0158" calcext:value-type="float">
            <text:p>3.0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table:style-name="ce3" office:value-type="float" office:value="1.226" calcext:value-type="float">
            <text:p>1.226</text:p>
          </table:table-cell>
          <table:table-cell table:style-name="ce3" office:value-type="float" office:value="1.9361" calcext:value-type="float">
            <text:p>1.9361</text:p>
          </table:table-cell>
          <table:table-cell table:style-name="ce3" office:value-type="float" office:value="2.7544" calcext:value-type="float">
            <text:p>2.7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0.95667" calcext:value-type="float">
            <text:p>0.95667</text:p>
          </table:table-cell>
          <table:table-cell table:style-name="ce3" office:value-type="float" office:value="1.9778" calcext:value-type="float">
            <text:p>1.9778</text:p>
          </table:table-cell>
          <table:table-cell table:style-name="ce3" office:value-type="float" office:value="2.9521" calcext:value-type="float">
            <text:p>2.95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table:style-name="ce3" office:value-type="float" office:value="0.77667" calcext:value-type="float">
            <text:p>0.77667</text:p>
          </table:table-cell>
          <table:table-cell table:style-name="ce3" office:value-type="float" office:value="1.8335" calcext:value-type="float">
            <text:p>1.8335</text:p>
          </table:table-cell>
          <table:table-cell table:style-name="ce3" office:value-type="float" office:value="2.6221" calcext:value-type="float">
            <text:p>2.6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1.2934" calcext:value-type="float">
            <text:p>1.2934</text:p>
          </table:table-cell>
          <table:table-cell table:style-name="ce3" office:value-type="float" office:value="2.1157" calcext:value-type="float">
            <text:p>2.1157</text:p>
          </table:table-cell>
          <table:table-cell table:style-name="ce3" office:value-type="float" office:value="2.8251" calcext:value-type="float">
            <text:p>2.8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88" calcext:value-type="float">
            <text:p>2.88</text:p>
          </table:table-cell>
          <table:table-cell table:number-columns-repeated="1019"/>
        </table:table-row>
        <table:table-row table:style-name="ro1">
          <table:table-cell table:style-name="ce3" office:value-type="float" office:value="1.0037" calcext:value-type="float">
            <text:p>1.0037</text:p>
          </table:table-cell>
          <table:table-cell table:style-name="ce3" office:value-type="float" office:value="2.0389" calcext:value-type="float">
            <text:p>2.0389</text:p>
          </table:table-cell>
          <table:table-cell table:style-name="ce3" office:value-type="float" office:value="3.0364" calcext:value-type="float">
            <text:p>3.0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 table:style-name="ce3" office:value-type="float" office:value="0.82813" calcext:value-type="float">
            <text:p>0.82813</text:p>
          </table:table-cell>
          <table:table-cell table:style-name="ce3" office:value-type="float" office:value="2.2269" calcext:value-type="float">
            <text:p>2.2269</text:p>
          </table:table-cell>
          <table:table-cell table:style-name="ce3" office:value-type="float" office:value="2.8394" calcext:value-type="float">
            <text:p>2.8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table:style-name="ce3" office:value-type="float" office:value="1.0831" calcext:value-type="float">
            <text:p>1.0831</text:p>
          </table:table-cell>
          <table:table-cell table:style-name="ce3" office:value-type="float" office:value="1.8267" calcext:value-type="float">
            <text:p>1.8267</text:p>
          </table:table-cell>
          <table:table-cell table:style-name="ce3" office:value-type="float" office:value="3.1553" calcext:value-type="float">
            <text:p>3.1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1.3328" calcext:value-type="float">
            <text:p>1.3328</text:p>
          </table:table-cell>
          <table:table-cell table:style-name="ce3" office:value-type="float" office:value="2.0323" calcext:value-type="float">
            <text:p>2.0323</text:p>
          </table:table-cell>
          <table:table-cell table:style-name="ce3" office:value-type="float" office:value="2.8002" calcext:value-type="float">
            <text:p>2.80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019"/>
        </table:table-row>
        <table:table-row table:style-name="ro1">
          <table:table-cell table:style-name="ce3" office:value-type="float" office:value="1.1767" calcext:value-type="float">
            <text:p>1.1767</text:p>
          </table:table-cell>
          <table:table-cell table:style-name="ce3" office:value-type="float" office:value="2.049" calcext:value-type="float">
            <text:p>2.049</text:p>
          </table:table-cell>
          <table:table-cell table:style-name="ce3" office:value-type="float" office:value="3.3069" calcext:value-type="float">
            <text:p>3.30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2" calcext:value-type="float">
            <text:p>3.32</text:p>
          </table:table-cell>
          <table:table-cell table:number-columns-repeated="1019"/>
        </table:table-row>
        <table:table-row table:style-name="ro1">
          <table:table-cell table:style-name="ce3" office:value-type="float" office:value="1.21" calcext:value-type="float">
            <text:p>1.21</text:p>
          </table:table-cell>
          <table:table-cell table:style-name="ce3" office:value-type="float" office:value="2.3764" calcext:value-type="float">
            <text:p>2.3764</text:p>
          </table:table-cell>
          <table:table-cell table:style-name="ce3" office:value-type="float" office:value="2.8644" calcext:value-type="float">
            <text:p>2.86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table:style-name="ce3" office:value-type="float" office:value="0.79029" calcext:value-type="float">
            <text:p>0.79029</text:p>
          </table:table-cell>
          <table:table-cell table:style-name="ce3" office:value-type="float" office:value="1.7147" calcext:value-type="float">
            <text:p>1.7147</text:p>
          </table:table-cell>
          <table:table-cell table:style-name="ce3" office:value-type="float" office:value="2.7297" calcext:value-type="float">
            <text:p>2.7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19"/>
        </table:table-row>
        <table:table-row table:style-name="ro1">
          <table:table-cell table:style-name="ce3" office:value-type="float" office:value="0.9834" calcext:value-type="float">
            <text:p>0.9834</text:p>
          </table:table-cell>
          <table:table-cell table:style-name="ce3" office:value-type="float" office:value="1.856" calcext:value-type="float">
            <text:p>1.856</text:p>
          </table:table-cell>
          <table:table-cell table:style-name="ce3" office:value-type="float" office:value="2.9168" calcext:value-type="float">
            <text:p>2.9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0.79638" calcext:value-type="float">
            <text:p>0.79638</text:p>
          </table:table-cell>
          <table:table-cell table:style-name="ce3" office:value-type="float" office:value="1.7279" calcext:value-type="float">
            <text:p>1.7279</text:p>
          </table:table-cell>
          <table:table-cell table:style-name="ce3" office:value-type="float" office:value="3.0811" calcext:value-type="float">
            <text:p>3.0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table:style-name="ce3" office:value-type="float" office:value="0.96803" calcext:value-type="float">
            <text:p>0.96803</text:p>
          </table:table-cell>
          <table:table-cell table:style-name="ce3" office:value-type="float" office:value="2.3913" calcext:value-type="float">
            <text:p>2.3913</text:p>
          </table:table-cell>
          <table:table-cell table:style-name="ce3" office:value-type="float" office:value="2.806" calcext:value-type="float">
            <text:p>2.8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3" calcext:value-type="float">
            <text:p>3.23</text:p>
          </table:table-cell>
          <table:table-cell table:number-columns-repeated="1019"/>
        </table:table-row>
        <table:table-row table:style-name="ro1">
          <table:table-cell table:style-name="ce3" office:value-type="float" office:value="0.90589" calcext:value-type="float">
            <text:p>0.90589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2.9947" calcext:value-type="float">
            <text:p>2.99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7" calcext:value-type="float">
            <text:p>3.47</text:p>
          </table:table-cell>
          <table:table-cell table:number-columns-repeated="1019"/>
        </table:table-row>
        <table:table-row table:style-name="ro1">
          <table:table-cell table:style-name="ce3" office:value-type="float" office:value="0.98605" calcext:value-type="float">
            <text:p>0.98605</text:p>
          </table:table-cell>
          <table:table-cell table:style-name="ce3" office:value-type="float" office:value="1.9958" calcext:value-type="float">
            <text:p>1.9958</text:p>
          </table:table-cell>
          <table:table-cell table:style-name="ce3" office:value-type="float" office:value="2.9955" calcext:value-type="float">
            <text:p>2.99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3" office:value-type="float" office:value="0.91995" calcext:value-type="float">
            <text:p>0.91995</text:p>
          </table:table-cell>
          <table:table-cell table:style-name="ce3" office:value-type="float" office:value="2.2672" calcext:value-type="float">
            <text:p>2.2672</text:p>
          </table:table-cell>
          <table:table-cell table:style-name="ce3" office:value-type="float" office:value="3.2462" calcext:value-type="float">
            <text:p>3.2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table:style-name="ce3" office:value-type="float" office:value="0.99179" calcext:value-type="float">
            <text:p>0.99179</text:p>
          </table:table-cell>
          <table:table-cell table:style-name="ce3" office:value-type="float" office:value="1.7538" calcext:value-type="float">
            <text:p>1.7538</text:p>
          </table:table-cell>
          <table:table-cell table:style-name="ce3" office:value-type="float" office:value="3.0426" calcext:value-type="float">
            <text:p>3.0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table:style-name="ce3" office:value-type="float" office:value="1.0894" calcext:value-type="float">
            <text:p>1.0894</text:p>
          </table:table-cell>
          <table:table-cell table:style-name="ce3" office:value-type="float" office:value="2.2214" calcext:value-type="float">
            <text:p>2.2214</text:p>
          </table:table-cell>
          <table:table-cell table:style-name="ce3" office:value-type="float" office:value="3.0239" calcext:value-type="float">
            <text:p>3.0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19"/>
        </table:table-row>
        <table:table-row table:style-name="ro1">
          <table:table-cell table:style-name="ce3" office:value-type="float" office:value="0.90354" calcext:value-type="float">
            <text:p>0.90354</text:p>
          </table:table-cell>
          <table:table-cell table:style-name="ce3" office:value-type="float" office:value="1.7701" calcext:value-type="float">
            <text:p>1.7701</text:p>
          </table:table-cell>
          <table:table-cell table:style-name="ce3" office:value-type="float" office:value="3.3774" calcext:value-type="float">
            <text:p>3.37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19"/>
        </table:table-row>
        <table:table-row table:style-name="ro1">
          <table:table-cell table:style-name="ce3" office:value-type="float" office:value="1.1118" calcext:value-type="float">
            <text:p>1.1118</text:p>
          </table:table-cell>
          <table:table-cell table:style-name="ce3" office:value-type="float" office:value="2.2518" calcext:value-type="float">
            <text:p>2.2518</text:p>
          </table:table-cell>
          <table:table-cell table:style-name="ce3" office:value-type="float" office:value="2.8694" calcext:value-type="float">
            <text:p>2.8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2" calcext:value-type="float">
            <text:p>2.32</text:p>
          </table:table-cell>
          <table:table-cell table:number-columns-repeated="1019"/>
        </table:table-row>
        <table:table-row table:style-name="ro1">
          <table:table-cell table:style-name="ce3" office:value-type="float" office:value="0.82055" calcext:value-type="float">
            <text:p>0.82055</text:p>
          </table:table-cell>
          <table:table-cell table:style-name="ce3" office:value-type="float" office:value="2.1948" calcext:value-type="float">
            <text:p>2.1948</text:p>
          </table:table-cell>
          <table:table-cell table:style-name="ce3" office:value-type="float" office:value="3.1589" calcext:value-type="float">
            <text:p>3.15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19"/>
        </table:table-row>
        <table:table-row table:style-name="ro1">
          <table:table-cell table:style-name="ce3" office:value-type="float" office:value="0.73919" calcext:value-type="float">
            <text:p>0.73919</text:p>
          </table:table-cell>
          <table:table-cell table:style-name="ce3" office:value-type="float" office:value="1.7372" calcext:value-type="float">
            <text:p>1.7372</text:p>
          </table:table-cell>
          <table:table-cell table:style-name="ce3" office:value-type="float" office:value="3.2181" calcext:value-type="float">
            <text:p>3.2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1019"/>
        </table:table-row>
        <table:table-row table:style-name="ro1">
          <table:table-cell table:style-name="ce3" office:value-type="float" office:value="1.0738" calcext:value-type="float">
            <text:p>1.0738</text:p>
          </table:table-cell>
          <table:table-cell table:style-name="ce3" office:value-type="float" office:value="1.616" calcext:value-type="float">
            <text:p>1.616</text:p>
          </table:table-cell>
          <table:table-cell table:style-name="ce3" office:value-type="float" office:value="2.9037" calcext:value-type="float">
            <text:p>2.90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9" calcext:value-type="float">
            <text:p>2.39</text:p>
          </table:table-cell>
          <table:table-cell table:number-columns-repeated="1019"/>
        </table:table-row>
        <table:table-row table:style-name="ro1">
          <table:table-cell table:style-name="ce3" office:value-type="float" office:value="0.84476" calcext:value-type="float">
            <text:p>0.84476</text:p>
          </table:table-cell>
          <table:table-cell table:style-name="ce3" office:value-type="float" office:value="1.7744" calcext:value-type="float">
            <text:p>1.7744</text:p>
          </table:table-cell>
          <table:table-cell table:style-name="ce3" office:value-type="float" office:value="3.0258" calcext:value-type="float">
            <text:p>3.0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1.2494" calcext:value-type="float">
            <text:p>1.2494</text:p>
          </table:table-cell>
          <table:table-cell table:style-name="ce3" office:value-type="float" office:value="2.1394" calcext:value-type="float">
            <text:p>2.1394</text:p>
          </table:table-cell>
          <table:table-cell table:style-name="ce3" office:value-type="float" office:value="3.0391" calcext:value-type="float">
            <text:p>3.0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1.0437" calcext:value-type="float">
            <text:p>1.0437</text:p>
          </table:table-cell>
          <table:table-cell table:style-name="ce3" office:value-type="float" office:value="1.9792" calcext:value-type="float">
            <text:p>1.9792</text:p>
          </table:table-cell>
          <table:table-cell table:style-name="ce3" office:value-type="float" office:value="2.9224" calcext:value-type="float">
            <text:p>2.9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1019"/>
        </table:table-row>
        <table:table-row table:style-name="ro1">
          <table:table-cell table:style-name="ce3" office:value-type="float" office:value="1.0087" calcext:value-type="float">
            <text:p>1.0087</text:p>
          </table:table-cell>
          <table:table-cell table:style-name="ce3" office:value-type="float" office:value="1.9465" calcext:value-type="float">
            <text:p>1.9465</text:p>
          </table:table-cell>
          <table:table-cell table:style-name="ce3" office:value-type="float" office:value="2.893" calcext:value-type="float">
            <text:p>2.8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7" calcext:value-type="float">
            <text:p>2.97</text:p>
          </table:table-cell>
          <table:table-cell table:number-columns-repeated="1019"/>
        </table:table-row>
        <table:table-row table:style-name="ro1">
          <table:table-cell table:style-name="ce3" office:value-type="float" office:value="0.55911" calcext:value-type="float">
            <text:p>0.55911</text:p>
          </table:table-cell>
          <table:table-cell table:style-name="ce3" office:value-type="float" office:value="2.0367" calcext:value-type="float">
            <text:p>2.0367</text:p>
          </table:table-cell>
          <table:table-cell table:style-name="ce3" office:value-type="float" office:value="3.0273" calcext:value-type="float">
            <text:p>3.0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19"/>
        </table:table-row>
        <table:table-row table:style-name="ro1">
          <table:table-cell table:style-name="ce3" office:value-type="float" office:value="0.98906" calcext:value-type="float">
            <text:p>0.98906</text:p>
          </table:table-cell>
          <table:table-cell table:style-name="ce3" office:value-type="float" office:value="2.0047" calcext:value-type="float">
            <text:p>2.0047</text:p>
          </table:table-cell>
          <table:table-cell table:style-name="ce3" office:value-type="float" office:value="3.008" calcext:value-type="float">
            <text:p>3.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019"/>
        </table:table-row>
        <table:table-row table:style-name="ro1">
          <table:table-cell table:style-name="ce3" office:value-type="float" office:value="0.88511" calcext:value-type="float">
            <text:p>0.88511</text:p>
          </table:table-cell>
          <table:table-cell table:style-name="ce3" office:value-type="float" office:value="2.0399" calcext:value-type="float">
            <text:p>2.0399</text:p>
          </table:table-cell>
          <table:table-cell table:style-name="ce3" office:value-type="float" office:value="3.2126" calcext:value-type="float">
            <text:p>3.2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019"/>
        </table:table-row>
        <table:table-row table:style-name="ro1">
          <table:table-cell table:style-name="ce3" office:value-type="float" office:value="0.98043" calcext:value-type="float">
            <text:p>0.98043</text:p>
          </table:table-cell>
          <table:table-cell table:style-name="ce3" office:value-type="float" office:value="2.053" calcext:value-type="float">
            <text:p>2.053</text:p>
          </table:table-cell>
          <table:table-cell table:style-name="ce3" office:value-type="float" office:value="2.9379" calcext:value-type="float">
            <text:p>2.9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2" calcext:value-type="float">
            <text:p>3.12</text:p>
          </table:table-cell>
          <table:table-cell table:number-columns-repeated="1019"/>
        </table:table-row>
        <table:table-row table:style-name="ro1">
          <table:table-cell table:style-name="ce3" office:value-type="float" office:value="0.51601" calcext:value-type="float">
            <text:p>0.51601</text:p>
          </table:table-cell>
          <table:table-cell table:style-name="ce3" office:value-type="float" office:value="1.9741" calcext:value-type="float">
            <text:p>1.9741</text:p>
          </table:table-cell>
          <table:table-cell table:style-name="ce3" office:value-type="float" office:value="3.0674" calcext:value-type="float">
            <text:p>3.06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18" calcext:value-type="float">
            <text:p>4.18</text:p>
          </table:table-cell>
          <table:table-cell table:number-columns-repeated="1019"/>
        </table:table-row>
        <table:table-row table:style-name="ro1">
          <table:table-cell table:style-name="ce3" office:value-type="float" office:value="0.64514" calcext:value-type="float">
            <text:p>0.64514</text:p>
          </table:table-cell>
          <table:table-cell table:style-name="ce3" office:value-type="float" office:value="1.9759" calcext:value-type="float">
            <text:p>1.9759</text:p>
          </table:table-cell>
          <table:table-cell table:style-name="ce3" office:value-type="float" office:value="2.9782" calcext:value-type="float">
            <text:p>2.9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6" calcext:value-type="float">
            <text:p>3.36</text:p>
          </table:table-cell>
          <table:table-cell table:number-columns-repeated="1019"/>
        </table:table-row>
        <table:table-row table:style-name="ro1">
          <table:table-cell table:style-name="ce3" office:value-type="float" office:value="1.0224" calcext:value-type="float">
            <text:p>1.0224</text:p>
          </table:table-cell>
          <table:table-cell table:style-name="ce3" office:value-type="float" office:value="1.9506" calcext:value-type="float">
            <text:p>1.9506</text:p>
          </table:table-cell>
          <table:table-cell table:style-name="ce3" office:value-type="float" office:value="2.7557" calcext:value-type="float">
            <text:p>2.7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0.9532" calcext:value-type="float">
            <text:p>0.9532</text:p>
          </table:table-cell>
          <table:table-cell table:style-name="ce3" office:value-type="float" office:value="1.8835" calcext:value-type="float">
            <text:p>1.8835</text:p>
          </table:table-cell>
          <table:table-cell table:style-name="ce3" office:value-type="float" office:value="3.2848" calcext:value-type="float">
            <text:p>3.28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table:style-name="ce3" office:value-type="float" office:value="1.1857" calcext:value-type="float">
            <text:p>1.1857</text:p>
          </table:table-cell>
          <table:table-cell table:style-name="ce3" office:value-type="float" office:value="1.3582" calcext:value-type="float">
            <text:p>1.3582</text:p>
          </table:table-cell>
          <table:table-cell table:style-name="ce3" office:value-type="float" office:value="2.7698" calcext:value-type="float">
            <text:p>2.769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3" office:value-type="float" office:value="0.99624" calcext:value-type="float">
            <text:p>0.99624</text:p>
          </table:table-cell>
          <table:table-cell table:style-name="ce3" office:value-type="float" office:value="1.6759" calcext:value-type="float">
            <text:p>1.6759</text:p>
          </table:table-cell>
          <table:table-cell table:style-name="ce3" office:value-type="float" office:value="3.8187" calcext:value-type="float">
            <text:p>3.818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0.78379" calcext:value-type="float">
            <text:p>0.78379</text:p>
          </table:table-cell>
          <table:table-cell table:style-name="ce3" office:value-type="float" office:value="2.0694" calcext:value-type="float">
            <text:p>2.0694</text:p>
          </table:table-cell>
          <table:table-cell table:style-name="ce3" office:value-type="float" office:value="2.7866" calcext:value-type="float">
            <text:p>2.786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019"/>
        </table:table-row>
        <table:table-row table:style-name="ro1">
          <table:table-cell table:style-name="ce3" office:value-type="float" office:value="1.132" calcext:value-type="float">
            <text:p>1.132</text:p>
          </table:table-cell>
          <table:table-cell table:style-name="ce3" office:value-type="float" office:value="2.0767" calcext:value-type="float">
            <text:p>2.0767</text:p>
          </table:table-cell>
          <table:table-cell table:style-name="ce3" office:value-type="float" office:value="3.4253" calcext:value-type="float">
            <text:p>3.425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1.0377" calcext:value-type="float">
            <text:p>1.0377</text:p>
          </table:table-cell>
          <table:table-cell table:style-name="ce3" office:value-type="float" office:value="2.2836" calcext:value-type="float">
            <text:p>2.2836</text:p>
          </table:table-cell>
          <table:table-cell table:style-name="ce3" office:value-type="float" office:value="3.6459" calcext:value-type="float">
            <text:p>3.645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table:style-name="ce3" office:value-type="float" office:value="1.2956" calcext:value-type="float">
            <text:p>1.2956</text:p>
          </table:table-cell>
          <table:table-cell table:style-name="ce3" office:value-type="float" office:value="1.821" calcext:value-type="float">
            <text:p>1.821</text:p>
          </table:table-cell>
          <table:table-cell table:style-name="ce3" office:value-type="float" office:value="2.9899" calcext:value-type="float">
            <text:p>2.989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1.5829" calcext:value-type="float">
            <text:p>1.5829</text:p>
          </table:table-cell>
          <table:table-cell table:style-name="ce3" office:value-type="float" office:value="2.828" calcext:value-type="float">
            <text:p>2.828</text:p>
          </table:table-cell>
          <table:table-cell table:style-name="ce3" office:value-type="float" office:value="3.7606" calcext:value-type="float">
            <text:p>3.76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96" calcext:value-type="float">
            <text:p>3.96</text:p>
          </table:table-cell>
          <table:table-cell table:number-columns-repeated="1019"/>
        </table:table-row>
        <table:table-row table:style-name="ro1">
          <table:table-cell table:style-name="ce3" office:value-type="float" office:value="1.0935" calcext:value-type="float">
            <text:p>1.0935</text:p>
          </table:table-cell>
          <table:table-cell table:style-name="ce3" office:value-type="float" office:value="1.8188" calcext:value-type="float">
            <text:p>1.8188</text:p>
          </table:table-cell>
          <table:table-cell table:style-name="ce3" office:value-type="float" office:value="2.7908" calcext:value-type="float">
            <text:p>2.790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0.67496" calcext:value-type="float">
            <text:p>0.67496</text:p>
          </table:table-cell>
          <table:table-cell table:style-name="ce3" office:value-type="float" office:value="1.9201" calcext:value-type="float">
            <text:p>1.9201</text:p>
          </table:table-cell>
          <table:table-cell table:style-name="ce3" office:value-type="float" office:value="2.947" calcext:value-type="float">
            <text:p>2.94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1.1422" calcext:value-type="float">
            <text:p>1.1422</text:p>
          </table:table-cell>
          <table:table-cell table:style-name="ce3" office:value-type="float" office:value="1.9965" calcext:value-type="float">
            <text:p>1.9965</text:p>
          </table:table-cell>
          <table:table-cell table:style-name="ce3" office:value-type="float" office:value="3.2129" calcext:value-type="float">
            <text:p>3.212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3" office:value-type="float" office:value="1.2443" calcext:value-type="float">
            <text:p>1.2443</text:p>
          </table:table-cell>
          <table:table-cell table:style-name="ce3" office:value-type="float" office:value="2.1307" calcext:value-type="float">
            <text:p>2.1307</text:p>
          </table:table-cell>
          <table:table-cell table:style-name="ce3" office:value-type="float" office:value="3.1996" calcext:value-type="float">
            <text:p>3.199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1019"/>
        </table:table-row>
        <table:table-row table:style-name="ro1">
          <table:table-cell table:style-name="ce3" office:value-type="float" office:value="1.3937" calcext:value-type="float">
            <text:p>1.3937</text:p>
          </table:table-cell>
          <table:table-cell table:style-name="ce3" office:value-type="float" office:value="2.6395" calcext:value-type="float">
            <text:p>2.6395</text:p>
          </table:table-cell>
          <table:table-cell table:style-name="ce3" office:value-type="float" office:value="3.6083" calcext:value-type="float">
            <text:p>3.608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0.75884" calcext:value-type="float">
            <text:p>0.75884</text:p>
          </table:table-cell>
          <table:table-cell table:style-name="ce3" office:value-type="float" office:value="2.0908" calcext:value-type="float">
            <text:p>2.0908</text:p>
          </table:table-cell>
          <table:table-cell table:style-name="ce3" office:value-type="float" office:value="3.6006" calcext:value-type="float">
            <text:p>3.60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3" office:value-type="float" office:value="1.3475" calcext:value-type="float">
            <text:p>1.3475</text:p>
          </table:table-cell>
          <table:table-cell table:style-name="ce3" office:value-type="float" office:value="2.2754" calcext:value-type="float">
            <text:p>2.2754</text:p>
          </table:table-cell>
          <table:table-cell table:style-name="ce3" office:value-type="float" office:value="3.1454" calcext:value-type="float">
            <text:p>3.145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19"/>
        </table:table-row>
        <table:table-row table:style-name="ro1">
          <table:table-cell table:style-name="ce3" office:value-type="float" office:value="1.4994" calcext:value-type="float">
            <text:p>1.4994</text:p>
          </table:table-cell>
          <table:table-cell table:style-name="ce3" office:value-type="float" office:value="1.8781" calcext:value-type="float">
            <text:p>1.8781</text:p>
          </table:table-cell>
          <table:table-cell table:style-name="ce3" office:value-type="float" office:value="1.7139" calcext:value-type="float">
            <text:p>1.713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88" calcext:value-type="float">
            <text:p>3.88</text:p>
          </table:table-cell>
          <table:table-cell table:number-columns-repeated="1019"/>
        </table:table-row>
        <table:table-row table:style-name="ro1">
          <table:table-cell table:style-name="ce3" office:value-type="float" office:value="1.4617" calcext:value-type="float">
            <text:p>1.4617</text:p>
          </table:table-cell>
          <table:table-cell table:style-name="ce3" office:value-type="float" office:value="2.0134" calcext:value-type="float">
            <text:p>2.0134</text:p>
          </table:table-cell>
          <table:table-cell table:style-name="ce3" office:value-type="float" office:value="3.4506" calcext:value-type="float">
            <text:p>3.45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1.0215" calcext:value-type="float">
            <text:p>1.0215</text:p>
          </table:table-cell>
          <table:table-cell table:style-name="ce3" office:value-type="float" office:value="1.864" calcext:value-type="float">
            <text:p>1.864</text:p>
          </table:table-cell>
          <table:table-cell table:style-name="ce3" office:value-type="float" office:value="3.2406" calcext:value-type="float">
            <text:p>3.24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19"/>
        </table:table-row>
        <table:table-row table:style-name="ro1">
          <table:table-cell table:style-name="ce3" office:value-type="float" office:value="1.5202" calcext:value-type="float">
            <text:p>1.5202</text:p>
          </table:table-cell>
          <table:table-cell table:style-name="ce3" office:value-type="float" office:value="0.84403" calcext:value-type="float">
            <text:p>0.84403</text:p>
          </table:table-cell>
          <table:table-cell table:style-name="ce3" office:value-type="float" office:value="3.4852" calcext:value-type="float">
            <text:p>3.485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2" calcext:value-type="float">
            <text:p>2.72</text:p>
          </table:table-cell>
          <table:table-cell table:number-columns-repeated="1019"/>
        </table:table-row>
        <table:table-row table:style-name="ro1">
          <table:table-cell table:style-name="ce3" office:value-type="float" office:value="1.8545" calcext:value-type="float">
            <text:p>1.8545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3.7576" calcext:value-type="float">
            <text:p>3.757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1.4962" calcext:value-type="float">
            <text:p>1.4962</text:p>
          </table:table-cell>
          <table:table-cell table:style-name="ce3" office:value-type="float" office:value="2.2911" calcext:value-type="float">
            <text:p>2.2911</text:p>
          </table:table-cell>
          <table:table-cell table:style-name="ce3" office:value-type="float" office:value="3.3201" calcext:value-type="float">
            <text:p>3.320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3" office:value-type="float" office:value="0.86845" calcext:value-type="float">
            <text:p>0.86845</text:p>
          </table:table-cell>
          <table:table-cell table:style-name="ce3" office:value-type="float" office:value="2.0958" calcext:value-type="float">
            <text:p>2.0958</text:p>
          </table:table-cell>
          <table:table-cell table:style-name="ce3" office:value-type="float" office:value="2.9641" calcext:value-type="float">
            <text:p>2.964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19"/>
        </table:table-row>
        <table:table-row table:style-name="ro1">
          <table:table-cell table:style-name="ce3" office:value-type="float" office:value="0.9772" calcext:value-type="float">
            <text:p>0.9772</text:p>
          </table:table-cell>
          <table:table-cell table:style-name="ce3" office:value-type="float" office:value="2.3672" calcext:value-type="float">
            <text:p>2.3672</text:p>
          </table:table-cell>
          <table:table-cell table:style-name="ce3" office:value-type="float" office:value="3.1204" calcext:value-type="float">
            <text:p>3.120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1.0911" calcext:value-type="float">
            <text:p>1.0911</text:p>
          </table:table-cell>
          <table:table-cell table:style-name="ce3" office:value-type="float" office:value="1.681" calcext:value-type="float">
            <text:p>1.681</text:p>
          </table:table-cell>
          <table:table-cell table:style-name="ce3" office:value-type="float" office:value="3.4609" calcext:value-type="float">
            <text:p>3.460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19"/>
        </table:table-row>
        <table:table-row table:style-name="ro1">
          <table:table-cell table:style-name="ce3" office:value-type="float" office:value="1.1429" calcext:value-type="float">
            <text:p>1.1429</text:p>
          </table:table-cell>
          <table:table-cell table:style-name="ce3" office:value-type="float" office:value="1.5608" calcext:value-type="float">
            <text:p>1.5608</text:p>
          </table:table-cell>
          <table:table-cell table:style-name="ce3" office:value-type="float" office:value="2.5968" calcext:value-type="float">
            <text:p>2.596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1019"/>
        </table:table-row>
        <table:table-row table:style-name="ro1">
          <table:table-cell table:style-name="ce3" office:value-type="float" office:value="0.26128" calcext:value-type="float">
            <text:p>0.26128</text:p>
          </table:table-cell>
          <table:table-cell table:style-name="ce3" office:value-type="float" office:value="2.3396" calcext:value-type="float">
            <text:p>2.3396</text:p>
          </table:table-cell>
          <table:table-cell table:style-name="ce3" office:value-type="float" office:value="3.3677" calcext:value-type="float">
            <text:p>3.367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3" office:value-type="float" office:value="1.1169" calcext:value-type="float">
            <text:p>1.1169</text:p>
          </table:table-cell>
          <table:table-cell table:style-name="ce3" office:value-type="float" office:value="1.9265" calcext:value-type="float">
            <text:p>1.9265</text:p>
          </table:table-cell>
          <table:table-cell table:style-name="ce3" office:value-type="float" office:value="2.6317" calcext:value-type="float">
            <text:p>2.631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19"/>
        </table:table-row>
        <table:table-row table:style-name="ro1">
          <table:table-cell table:style-name="ce3" office:value-type="float" office:value="1.3361" calcext:value-type="float">
            <text:p>1.3361</text:p>
          </table:table-cell>
          <table:table-cell table:style-name="ce3" office:value-type="float" office:value="2.7362" calcext:value-type="float">
            <text:p>2.7362</text:p>
          </table:table-cell>
          <table:table-cell table:style-name="ce3" office:value-type="float" office:value="2.5966" calcext:value-type="float">
            <text:p>2.596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2" calcext:value-type="float">
            <text:p>3.12</text:p>
          </table:table-cell>
          <table:table-cell table:number-columns-repeated="1019"/>
        </table:table-row>
        <table:table-row table:style-name="ro1">
          <table:table-cell table:style-name="ce3" office:value-type="float" office:value="0.96122" calcext:value-type="float">
            <text:p>0.96122</text:p>
          </table:table-cell>
          <table:table-cell table:style-name="ce3" office:value-type="float" office:value="2.4461" calcext:value-type="float">
            <text:p>2.4461</text:p>
          </table:table-cell>
          <table:table-cell table:style-name="ce3" office:value-type="float" office:value="2.0317" calcext:value-type="float">
            <text:p>2.031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4" calcext:value-type="float">
            <text:p>4.24</text:p>
          </table:table-cell>
          <table:table-cell table:number-columns-repeated="1019"/>
        </table:table-row>
        <table:table-row table:style-name="ro1">
          <table:table-cell table:style-name="ce3" office:value-type="float" office:value="1.1202" calcext:value-type="float">
            <text:p>1.1202</text:p>
          </table:table-cell>
          <table:table-cell table:style-name="ce3" office:value-type="float" office:value="2.1561" calcext:value-type="float">
            <text:p>2.1561</text:p>
          </table:table-cell>
          <table:table-cell table:style-name="ce3" office:value-type="float" office:value="2.732" calcext:value-type="float">
            <text:p>2.73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3" office:value-type="float" office:value="1.0881" calcext:value-type="float">
            <text:p>1.0881</text:p>
          </table:table-cell>
          <table:table-cell table:style-name="ce3" office:value-type="float" office:value="2.1013" calcext:value-type="float">
            <text:p>2.1013</text:p>
          </table:table-cell>
          <table:table-cell table:style-name="ce3" office:value-type="float" office:value="3.1139" calcext:value-type="float">
            <text:p>3.113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1.2792" calcext:value-type="float">
            <text:p>1.2792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1734" calcext:value-type="float">
            <text:p>3.173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3" office:value-type="float" office:value="0.60962" calcext:value-type="float">
            <text:p>0.60962</text:p>
          </table:table-cell>
          <table:table-cell table:style-name="ce3" office:value-type="float" office:value="1.7863" calcext:value-type="float">
            <text:p>1.7863</text:p>
          </table:table-cell>
          <table:table-cell table:style-name="ce3" office:value-type="float" office:value="2.8251" calcext:value-type="float">
            <text:p>2.825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73672" calcext:value-type="float">
            <text:p>0.73672</text:p>
          </table:table-cell>
          <table:table-cell table:style-name="ce3" office:value-type="float" office:value="1.9147" calcext:value-type="float">
            <text:p>1.9147</text:p>
          </table:table-cell>
          <table:table-cell table:style-name="ce3" office:value-type="float" office:value="3.5729" calcext:value-type="float">
            <text:p>3.572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69583" calcext:value-type="float">
            <text:p>0.69583</text:p>
          </table:table-cell>
          <table:table-cell table:style-name="ce3" office:value-type="float" office:value="2.7514" calcext:value-type="float">
            <text:p>2.7514</text:p>
          </table:table-cell>
          <table:table-cell table:style-name="ce3" office:value-type="float" office:value="2.0918" calcext:value-type="float">
            <text:p>2.091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5.13" calcext:value-type="float">
            <text:p>5.13</text:p>
          </table:table-cell>
          <table:table-cell table:number-columns-repeated="1019"/>
        </table:table-row>
        <table:table-row table:style-name="ro1">
          <table:table-cell table:style-name="ce3" office:value-type="float" office:value="1.1704" calcext:value-type="float">
            <text:p>1.1704</text:p>
          </table:table-cell>
          <table:table-cell table:style-name="ce3" office:value-type="float" office:value="2.2195" calcext:value-type="float">
            <text:p>2.2195</text:p>
          </table:table-cell>
          <table:table-cell table:style-name="ce3" office:value-type="float" office:value="2.2907" calcext:value-type="float">
            <text:p>2.290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17" calcext:value-type="float">
            <text:p>4.17</text:p>
          </table:table-cell>
          <table:table-cell table:number-columns-repeated="1019"/>
        </table:table-row>
        <table:table-row table:style-name="ro1">
          <table:table-cell table:style-name="ce3" office:value-type="float" office:value="1.0768" calcext:value-type="float">
            <text:p>1.0768</text:p>
          </table:table-cell>
          <table:table-cell table:style-name="ce3" office:value-type="float" office:value="1.8984" calcext:value-type="float">
            <text:p>1.8984</text:p>
          </table:table-cell>
          <table:table-cell table:style-name="ce3" office:value-type="float" office:value="2.9843" calcext:value-type="float">
            <text:p>2.984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3" office:value-type="float" office:value="0.72456" calcext:value-type="float">
            <text:p>0.72456</text:p>
          </table:table-cell>
          <table:table-cell table:style-name="ce3" office:value-type="float" office:value="1.7346" calcext:value-type="float">
            <text:p>1.7346</text:p>
          </table:table-cell>
          <table:table-cell table:style-name="ce3" office:value-type="float" office:value="2.9067" calcext:value-type="float">
            <text:p>2.906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3" office:value-type="float" office:value="0.39665" calcext:value-type="float">
            <text:p>0.39665</text:p>
          </table:table-cell>
          <table:table-cell table:style-name="ce3" office:value-type="float" office:value="2.8201" calcext:value-type="float">
            <text:p>2.8201</text:p>
          </table:table-cell>
          <table:table-cell table:style-name="ce3" office:value-type="float" office:value="3.638" calcext:value-type="float">
            <text:p>3.63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07" calcext:value-type="float">
            <text:p>4.07</text:p>
          </table:table-cell>
          <table:table-cell table:number-columns-repeated="1019"/>
        </table:table-row>
        <table:table-row table:style-name="ro1">
          <table:table-cell table:style-name="ce3" office:value-type="float" office:value="0.96475" calcext:value-type="float">
            <text:p>0.96475</text:p>
          </table:table-cell>
          <table:table-cell table:style-name="ce3" office:value-type="float" office:value="1.9971" calcext:value-type="float">
            <text:p>1.9971</text:p>
          </table:table-cell>
          <table:table-cell table:style-name="ce3" office:value-type="float" office:value="3.0259" calcext:value-type="float">
            <text:p>3.025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table:style-name="ce3" office:value-type="float" office:value="0.11403" calcext:value-type="float">
            <text:p>0.11403</text:p>
          </table:table-cell>
          <table:table-cell table:style-name="ce3" office:value-type="float" office:value="2.6284" calcext:value-type="float">
            <text:p>2.6284</text:p>
          </table:table-cell>
          <table:table-cell table:style-name="ce3" office:value-type="float" office:value="2.1275" calcext:value-type="float">
            <text:p>2.127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table:style-name="ce3" office:value-type="float" office:value="1.9729" calcext:value-type="float">
            <text:p>1.9729</text:p>
          </table:table-cell>
          <table:table-cell table:style-name="ce3" office:value-type="float" office:value="2.5032" calcext:value-type="float">
            <text:p>2.5032</text:p>
          </table:table-cell>
          <table:table-cell table:style-name="ce3" office:value-type="float" office:value="2.9776" calcext:value-type="float">
            <text:p>2.977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3" office:value-type="float" office:value="1.0461" calcext:value-type="float">
            <text:p>1.0461</text:p>
          </table:table-cell>
          <table:table-cell table:style-name="ce3" office:value-type="float" office:value="2.7271" calcext:value-type="float">
            <text:p>2.7271</text:p>
          </table:table-cell>
          <table:table-cell table:style-name="ce3" office:value-type="float" office:value="2.9202" calcext:value-type="float">
            <text:p>2.920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1.5929" calcext:value-type="float">
            <text:p>1.5929</text:p>
          </table:table-cell>
          <table:table-cell table:style-name="ce3" office:value-type="float" office:value="2.5805" calcext:value-type="float">
            <text:p>2.5805</text:p>
          </table:table-cell>
          <table:table-cell table:style-name="ce3" office:value-type="float" office:value="3.2539" calcext:value-type="float">
            <text:p>3.253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1019"/>
        </table:table-row>
        <table:table-row table:style-name="ro1">
          <table:table-cell table:style-name="ce3" office:value-type="float" office:value="1.1304" calcext:value-type="float">
            <text:p>1.1304</text:p>
          </table:table-cell>
          <table:table-cell table:style-name="ce3" office:value-type="float" office:value="2.2957" calcext:value-type="float">
            <text:p>2.2957</text:p>
          </table:table-cell>
          <table:table-cell table:style-name="ce3" office:value-type="float" office:value="3.149" calcext:value-type="float">
            <text:p>3.14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0.55758" calcext:value-type="float">
            <text:p>0.55758</text:p>
          </table:table-cell>
          <table:table-cell table:style-name="ce3" office:value-type="float" office:value="1.9198" calcext:value-type="float">
            <text:p>1.9198</text:p>
          </table:table-cell>
          <table:table-cell table:style-name="ce3" office:value-type="float" office:value="3.6608" calcext:value-type="float">
            <text:p>3.660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4" calcext:value-type="float">
            <text:p>4.24</text:p>
          </table:table-cell>
          <table:table-cell table:number-columns-repeated="1019"/>
        </table:table-row>
        <table:table-row table:style-name="ro1">
          <table:table-cell table:style-name="ce3" office:value-type="float" office:value="1.0374" calcext:value-type="float">
            <text:p>1.0374</text:p>
          </table:table-cell>
          <table:table-cell table:style-name="ce3" office:value-type="float" office:value="2.5911" calcext:value-type="float">
            <text:p>2.5911</text:p>
          </table:table-cell>
          <table:table-cell table:style-name="ce3" office:value-type="float" office:value="3.3506" calcext:value-type="float">
            <text:p>3.35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19"/>
        </table:table-row>
        <table:table-row table:style-name="ro1">
          <table:table-cell table:style-name="ce3" office:value-type="float" office:value="-0.12097" calcext:value-type="float">
            <text:p>-0.12097</text:p>
          </table:table-cell>
          <table:table-cell table:style-name="ce3" office:value-type="float" office:value="2.6416" calcext:value-type="float">
            <text:p>2.6416</text:p>
          </table:table-cell>
          <table:table-cell table:style-name="ce3" office:value-type="float" office:value="2.3529" calcext:value-type="float">
            <text:p>2.352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41" calcext:value-type="float">
            <text:p>4.41</text:p>
          </table:table-cell>
          <table:table-cell table:number-columns-repeated="1019"/>
        </table:table-row>
        <table:table-row table:style-name="ro1">
          <table:table-cell table:style-name="ce3" office:value-type="float" office:value="1.7285" calcext:value-type="float">
            <text:p>1.7285</text:p>
          </table:table-cell>
          <table:table-cell table:style-name="ce3" office:value-type="float" office:value="2.2349" calcext:value-type="float">
            <text:p>2.2349</text:p>
          </table:table-cell>
          <table:table-cell table:style-name="ce3" office:value-type="float" office:value="3.2948" calcext:value-type="float">
            <text:p>3.294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table:style-name="ce3" office:value-type="float" office:value="1.6086" calcext:value-type="float">
            <text:p>1.6086</text:p>
          </table:table-cell>
          <table:table-cell table:style-name="ce3" office:value-type="float" office:value="1.5735" calcext:value-type="float">
            <text:p>1.5735</text:p>
          </table:table-cell>
          <table:table-cell table:style-name="ce3" office:value-type="float" office:value="3.2425" calcext:value-type="float">
            <text:p>3.24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19"/>
        </table:table-row>
        <table:table-row table:style-name="ro1">
          <table:table-cell table:style-name="ce3" office:value-type="float" office:value="1.2411" calcext:value-type="float">
            <text:p>1.2411</text:p>
          </table:table-cell>
          <table:table-cell table:style-name="ce3" office:value-type="float" office:value="1.9128" calcext:value-type="float">
            <text:p>1.9128</text:p>
          </table:table-cell>
          <table:table-cell table:style-name="ce3" office:value-type="float" office:value="2.7656" calcext:value-type="float">
            <text:p>2.765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0.52589" calcext:value-type="float">
            <text:p>0.52589</text:p>
          </table:table-cell>
          <table:table-cell table:style-name="ce3" office:value-type="float" office:value="2.0272" calcext:value-type="float">
            <text:p>2.0272</text:p>
          </table:table-cell>
          <table:table-cell table:style-name="ce3" office:value-type="float" office:value="2.4412" calcext:value-type="float">
            <text:p>2.441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19"/>
        </table:table-row>
        <table:table-row table:style-name="ro1">
          <table:table-cell table:style-name="ce3" office:value-type="float" office:value="0.066048" calcext:value-type="float">
            <text:p>0.066048</text:p>
          </table:table-cell>
          <table:table-cell table:style-name="ce3" office:value-type="float" office:value="2.0632" calcext:value-type="float">
            <text:p>2.0632</text:p>
          </table:table-cell>
          <table:table-cell table:style-name="ce3" office:value-type="float" office:value="2.9969" calcext:value-type="float">
            <text:p>2.996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3" office:value-type="float" office:value="0.79028" calcext:value-type="float">
            <text:p>0.79028</text:p>
          </table:table-cell>
          <table:table-cell table:style-name="ce3" office:value-type="float" office:value="2.3412" calcext:value-type="float">
            <text:p>2.3412</text:p>
          </table:table-cell>
          <table:table-cell table:style-name="ce3" office:value-type="float" office:value="3.9367" calcext:value-type="float">
            <text:p>3.936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1.455" calcext:value-type="float">
            <text:p>1.455</text:p>
          </table:table-cell>
          <table:table-cell table:style-name="ce3" office:value-type="float" office:value="1.6697" calcext:value-type="float">
            <text:p>1.6697</text:p>
          </table:table-cell>
          <table:table-cell table:style-name="ce3" office:value-type="float" office:value="2.8106" calcext:value-type="float">
            <text:p>2.81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019"/>
        </table:table-row>
        <table:table-row table:style-name="ro1">
          <table:table-cell table:style-name="ce3" office:value-type="float" office:value="0.63011" calcext:value-type="float">
            <text:p>0.63011</text:p>
          </table:table-cell>
          <table:table-cell table:style-name="ce3" office:value-type="float" office:value="2.3976" calcext:value-type="float">
            <text:p>2.3976</text:p>
          </table:table-cell>
          <table:table-cell table:style-name="ce3" office:value-type="float" office:value="3.094" calcext:value-type="float">
            <text:p>3.09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table:style-name="ce3" office:value-type="float" office:value="1.2565" calcext:value-type="float">
            <text:p>1.2565</text:p>
          </table:table-cell>
          <table:table-cell table:style-name="ce3" office:value-type="float" office:value="2.4377" calcext:value-type="float">
            <text:p>2.4377</text:p>
          </table:table-cell>
          <table:table-cell table:style-name="ce3" office:value-type="float" office:value="3.1393" calcext:value-type="float">
            <text:p>3.139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1019"/>
        </table:table-row>
        <table:table-row table:style-name="ro1">
          <table:table-cell table:style-name="ce3" office:value-type="float" office:value="1.9459" calcext:value-type="float">
            <text:p>1.9459</text:p>
          </table:table-cell>
          <table:table-cell table:style-name="ce3" office:value-type="float" office:value="2.7946" calcext:value-type="float">
            <text:p>2.7946</text:p>
          </table:table-cell>
          <table:table-cell table:style-name="ce3" office:value-type="float" office:value="2.1814" calcext:value-type="float">
            <text:p>2.181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1.0092" calcext:value-type="float">
            <text:p>1.0092</text:p>
          </table:table-cell>
          <table:table-cell table:style-name="ce3" office:value-type="float" office:value="1.9519" calcext:value-type="float">
            <text:p>1.9519</text:p>
          </table:table-cell>
          <table:table-cell table:style-name="ce3" office:value-type="float" office:value="3.0284" calcext:value-type="float">
            <text:p>3.028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0.10929" calcext:value-type="float">
            <text:p>0.10929</text:p>
          </table:table-cell>
          <table:table-cell table:style-name="ce3" office:value-type="float" office:value="2.7393" calcext:value-type="float">
            <text:p>2.7393</text:p>
          </table:table-cell>
          <table:table-cell table:style-name="ce3" office:value-type="float" office:value="2.3497" calcext:value-type="float">
            <text:p>2.349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6" calcext:value-type="float">
            <text:p>4.56</text:p>
          </table:table-cell>
          <table:table-cell table:number-columns-repeated="1019"/>
        </table:table-row>
        <table:table-row table:style-name="ro1">
          <table:table-cell table:style-name="ce3" office:value-type="float" office:value="1.0715" calcext:value-type="float">
            <text:p>1.0715</text:p>
          </table:table-cell>
          <table:table-cell table:style-name="ce3" office:value-type="float" office:value="3.368" calcext:value-type="float">
            <text:p>3.368</text:p>
          </table:table-cell>
          <table:table-cell table:style-name="ce3" office:value-type="float" office:value="3.0163" calcext:value-type="float">
            <text:p>3.016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098137" calcext:value-type="float">
            <text:p>0.098137</text:p>
          </table:table-cell>
          <table:table-cell table:style-name="ce3" office:value-type="float" office:value="2.622" calcext:value-type="float">
            <text:p>2.622</text:p>
          </table:table-cell>
          <table:table-cell table:style-name="ce3" office:value-type="float" office:value="3.4755" calcext:value-type="float">
            <text:p>3.475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18" calcext:value-type="float">
            <text:p>4.18</text:p>
          </table:table-cell>
          <table:table-cell table:number-columns-repeated="1019"/>
        </table:table-row>
        <table:table-row table:style-name="ro1">
          <table:table-cell table:style-name="ce3" office:value-type="float" office:value="1.0759" calcext:value-type="float">
            <text:p>1.0759</text:p>
          </table:table-cell>
          <table:table-cell table:style-name="ce3" office:value-type="float" office:value="2.0526" calcext:value-type="float">
            <text:p>2.0526</text:p>
          </table:table-cell>
          <table:table-cell table:style-name="ce3" office:value-type="float" office:value="3.1158" calcext:value-type="float">
            <text:p>3.115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1.1049" calcext:value-type="float">
            <text:p>1.1049</text:p>
          </table:table-cell>
          <table:table-cell table:style-name="ce3" office:value-type="float" office:value="2.1145" calcext:value-type="float">
            <text:p>2.1145</text:p>
          </table:table-cell>
          <table:table-cell table:style-name="ce3" office:value-type="float" office:value="3.3608" calcext:value-type="float">
            <text:p>3.360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.8217" calcext:value-type="float">
            <text:p>1.8217</text:p>
          </table:table-cell>
          <table:table-cell table:style-name="ce3" office:value-type="float" office:value="3.0475" calcext:value-type="float">
            <text:p>3.047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4" calcext:value-type="float">
            <text:p>2.64</text:p>
          </table:table-cell>
          <table:table-cell table:number-columns-repeated="1019"/>
        </table:table-row>
        <table:table-row table:style-name="ro1">
          <table:table-cell table:style-name="ce3" office:value-type="float" office:value="1.6781" calcext:value-type="float">
            <text:p>1.6781</text:p>
          </table:table-cell>
          <table:table-cell table:style-name="ce3" office:value-type="float" office:value="1.8082" calcext:value-type="float">
            <text:p>1.8082</text:p>
          </table:table-cell>
          <table:table-cell table:style-name="ce3" office:value-type="float" office:value="2.2631" calcext:value-type="float">
            <text:p>2.263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table:style-name="ce3" office:value-type="float" office:value="0.87001" calcext:value-type="float">
            <text:p>0.87001</text:p>
          </table:table-cell>
          <table:table-cell table:style-name="ce3" office:value-type="float" office:value="1.9335" calcext:value-type="float">
            <text:p>1.9335</text:p>
          </table:table-cell>
          <table:table-cell table:style-name="ce3" office:value-type="float" office:value="2.8563" calcext:value-type="float">
            <text:p>2.856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19"/>
        </table:table-row>
        <table:table-row table:style-name="ro1">
          <table:table-cell table:style-name="ce3" office:value-type="float" office:value="0.33001" calcext:value-type="float">
            <text:p>0.33001</text:p>
          </table:table-cell>
          <table:table-cell table:style-name="ce3" office:value-type="float" office:value="1.5004" calcext:value-type="float">
            <text:p>1.5004</text:p>
          </table:table-cell>
          <table:table-cell table:style-name="ce3" office:value-type="float" office:value="1.8663" calcext:value-type="float">
            <text:p>1.866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14" calcext:value-type="float">
            <text:p>4.14</text:p>
          </table:table-cell>
          <table:table-cell table:number-columns-repeated="1019"/>
        </table:table-row>
        <table:table-row table:style-name="ro1">
          <table:table-cell table:style-name="ce3" office:value-type="float" office:value="1.8801" calcext:value-type="float">
            <text:p>1.8801</text:p>
          </table:table-cell>
          <table:table-cell table:style-name="ce3" office:value-type="float" office:value="2.3471" calcext:value-type="float">
            <text:p>2.3471</text:p>
          </table:table-cell>
          <table:table-cell table:style-name="ce3" office:value-type="float" office:value="2.4753" calcext:value-type="float">
            <text:p>2.475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1019"/>
        </table:table-row>
        <table:table-row table:style-name="ro1">
          <table:table-cell table:style-name="ce3" office:value-type="float" office:value="1.0112" calcext:value-type="float">
            <text:p>1.0112</text:p>
          </table:table-cell>
          <table:table-cell table:style-name="ce3" office:value-type="float" office:value="2.1167" calcext:value-type="float">
            <text:p>2.1167</text:p>
          </table:table-cell>
          <table:table-cell table:style-name="ce3" office:value-type="float" office:value="3.1091" calcext:value-type="float">
            <text:p>3.109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1019"/>
        </table:table-row>
        <table:table-row table:style-name="ro1">
          <table:table-cell table:style-name="ce3" office:value-type="float" office:value="0.48439" calcext:value-type="float">
            <text:p>0.48439</text:p>
          </table:table-cell>
          <table:table-cell table:style-name="ce3" office:value-type="float" office:value="2.6808" calcext:value-type="float">
            <text:p>2.6808</text:p>
          </table:table-cell>
          <table:table-cell table:style-name="ce3" office:value-type="float" office:value="2.5181" calcext:value-type="float">
            <text:p>2.518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1.2494" calcext:value-type="float">
            <text:p>1.2494</text:p>
          </table:table-cell>
          <table:table-cell table:style-name="ce3" office:value-type="float" office:value="1.4802" calcext:value-type="float">
            <text:p>1.4802</text:p>
          </table:table-cell>
          <table:table-cell table:style-name="ce3" office:value-type="float" office:value="3.4659" calcext:value-type="float">
            <text:p>3.465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19"/>
        </table:table-row>
        <table:table-row table:style-name="ro1">
          <table:table-cell table:style-name="ce3" office:value-type="float" office:value="1.9984" calcext:value-type="float">
            <text:p>1.9984</text:p>
          </table:table-cell>
          <table:table-cell table:style-name="ce3" office:value-type="float" office:value="2.0969" calcext:value-type="float">
            <text:p>2.0969</text:p>
          </table:table-cell>
          <table:table-cell table:style-name="ce3" office:value-type="float" office:value="2.4006" calcext:value-type="float">
            <text:p>2.400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2.1469" calcext:value-type="float">
            <text:p>2.1469</text:p>
          </table:table-cell>
          <table:table-cell table:style-name="ce3" office:value-type="float" office:value="3.9208" calcext:value-type="float">
            <text:p>3.920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8" calcext:value-type="float">
            <text:p>3.58</text:p>
          </table:table-cell>
          <table:table-cell table:number-columns-repeated="1019"/>
        </table:table-row>
        <table:table-row table:style-name="ro1">
          <table:table-cell table:style-name="ce3" office:value-type="float" office:value="1.6301" calcext:value-type="float">
            <text:p>1.6301</text:p>
          </table:table-cell>
          <table:table-cell table:style-name="ce3" office:value-type="float" office:value="3.1292" calcext:value-type="float">
            <text:p>3.1292</text:p>
          </table:table-cell>
          <table:table-cell table:style-name="ce3" office:value-type="float" office:value="2.5933" calcext:value-type="float">
            <text:p>2.593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3" office:value-type="float" office:value="0.37088" calcext:value-type="float">
            <text:p>0.37088</text:p>
          </table:table-cell>
          <table:table-cell table:style-name="ce3" office:value-type="float" office:value="1.1441" calcext:value-type="float">
            <text:p>1.1441</text:p>
          </table:table-cell>
          <table:table-cell table:style-name="ce3" office:value-type="float" office:value="2.1891" calcext:value-type="float">
            <text:p>2.189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81" calcext:value-type="float">
            <text:p>3.81</text:p>
          </table:table-cell>
          <table:table-cell table:number-columns-repeated="1019"/>
        </table:table-row>
        <table:table-row table:style-name="ro1">
          <table:table-cell table:style-name="ce3" office:value-type="float" office:value="0.95019" calcext:value-type="float">
            <text:p>0.95019</text:p>
          </table:table-cell>
          <table:table-cell table:style-name="ce3" office:value-type="float" office:value="1.5681" calcext:value-type="float">
            <text:p>1.5681</text:p>
          </table:table-cell>
          <table:table-cell table:style-name="ce3" office:value-type="float" office:value="2.7505" calcext:value-type="float">
            <text:p>2.750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0.38913" calcext:value-type="float">
            <text:p>0.38913</text:p>
          </table:table-cell>
          <table:table-cell table:style-name="ce3" office:value-type="float" office:value="1.1838" calcext:value-type="float">
            <text:p>1.1838</text:p>
          </table:table-cell>
          <table:table-cell table:style-name="ce3" office:value-type="float" office:value="3.2433" calcext:value-type="float">
            <text:p>3.243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table:style-name="ce3" office:value-type="float" office:value="0.9041" calcext:value-type="float">
            <text:p>0.9041</text:p>
          </table:table-cell>
          <table:table-cell table:style-name="ce3" office:value-type="float" office:value="3.174" calcext:value-type="float">
            <text:p>3.174</text:p>
          </table:table-cell>
          <table:table-cell table:style-name="ce3" office:value-type="float" office:value="2.4179" calcext:value-type="float">
            <text:p>2.417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0.71768" calcext:value-type="float">
            <text:p>0.71768</text:p>
          </table:table-cell>
          <table:table-cell table:style-name="ce3" office:value-type="float" office:value="2.0899" calcext:value-type="float">
            <text:p>2.0899</text:p>
          </table:table-cell>
          <table:table-cell table:style-name="ce3" office:value-type="float" office:value="2.9841" calcext:value-type="float">
            <text:p>2.984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8" calcext:value-type="float">
            <text:p>3.28</text:p>
          </table:table-cell>
          <table:table-cell table:number-columns-repeated="1019"/>
        </table:table-row>
        <table:table-row table:style-name="ro1">
          <table:table-cell table:style-name="ce3" office:value-type="float" office:value="0.95815" calcext:value-type="float">
            <text:p>0.95815</text:p>
          </table:table-cell>
          <table:table-cell table:style-name="ce3" office:value-type="float" office:value="1.9873" calcext:value-type="float">
            <text:p>1.9873</text:p>
          </table:table-cell>
          <table:table-cell table:style-name="ce3" office:value-type="float" office:value="2.9864" calcext:value-type="float">
            <text:p>2.986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019"/>
        </table:table-row>
        <table:table-row table:style-name="ro1">
          <table:table-cell table:style-name="ce3" office:value-type="float" office:value="0.75986" calcext:value-type="float">
            <text:p>0.75986</text:p>
          </table:table-cell>
          <table:table-cell table:style-name="ce3" office:value-type="float" office:value="2.8017" calcext:value-type="float">
            <text:p>2.8017</text:p>
          </table:table-cell>
          <table:table-cell table:style-name="ce3" office:value-type="float" office:value="3.7385" calcext:value-type="float">
            <text:p>3.738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3" office:value-type="float" office:value="0.97536" calcext:value-type="float">
            <text:p>0.97536</text:p>
          </table:table-cell>
          <table:table-cell table:style-name="ce3" office:value-type="float" office:value="1.2614" calcext:value-type="float">
            <text:p>1.2614</text:p>
          </table:table-cell>
          <table:table-cell table:style-name="ce3" office:value-type="float" office:value="3.1279" calcext:value-type="float">
            <text:p>3.127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1.2681" calcext:value-type="float">
            <text:p>1.2681</text:p>
          </table:table-cell>
          <table:table-cell table:style-name="ce3" office:value-type="float" office:value="2.6643" calcext:value-type="float">
            <text:p>2.6643</text:p>
          </table:table-cell>
          <table:table-cell table:style-name="ce3" office:value-type="float" office:value="3.0716" calcext:value-type="float">
            <text:p>3.071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6" calcext:value-type="float">
            <text:p>2.86</text:p>
          </table:table-cell>
          <table:table-cell table:number-columns-repeated="1019"/>
        </table:table-row>
        <table:table-row table:style-name="ro1">
          <table:table-cell table:style-name="ce3" office:value-type="float" office:value="0.71061" calcext:value-type="float">
            <text:p>0.71061</text:p>
          </table:table-cell>
          <table:table-cell table:style-name="ce3" office:value-type="float" office:value="1.3103" calcext:value-type="float">
            <text:p>1.3103</text:p>
          </table:table-cell>
          <table:table-cell table:style-name="ce3" office:value-type="float" office:value="4.1323" calcext:value-type="float">
            <text:p>4.132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61" calcext:value-type="float">
            <text:p>3.61</text:p>
          </table:table-cell>
          <table:table-cell table:number-columns-repeated="1019"/>
        </table:table-row>
        <table:table-row table:style-name="ro1">
          <table:table-cell table:style-name="ce3" office:value-type="float" office:value="1.3354" calcext:value-type="float">
            <text:p>1.3354</text:p>
          </table:table-cell>
          <table:table-cell table:style-name="ce3" office:value-type="float" office:value="2.7555" calcext:value-type="float">
            <text:p>2.7555</text:p>
          </table:table-cell>
          <table:table-cell table:style-name="ce3" office:value-type="float" office:value="2.6082" calcext:value-type="float">
            <text:p>2.608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0.46165" calcext:value-type="float">
            <text:p>0.46165</text:p>
          </table:table-cell>
          <table:table-cell table:style-name="ce3" office:value-type="float" office:value="2.5843" calcext:value-type="float">
            <text:p>2.5843</text:p>
          </table:table-cell>
          <table:table-cell table:style-name="ce3" office:value-type="float" office:value="3.4766" calcext:value-type="float">
            <text:p>3.476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91" calcext:value-type="float">
            <text:p>3.91</text:p>
          </table:table-cell>
          <table:table-cell table:number-columns-repeated="1019"/>
        </table:table-row>
        <table:table-row table:style-name="ro1">
          <table:table-cell table:style-name="ce3" office:value-type="float" office:value="0.21758" calcext:value-type="float">
            <text:p>0.21758</text:p>
          </table:table-cell>
          <table:table-cell table:style-name="ce3" office:value-type="float" office:value="1.2115" calcext:value-type="float">
            <text:p>1.2115</text:p>
          </table:table-cell>
          <table:table-cell table:style-name="ce3" office:value-type="float" office:value="3.6542" calcext:value-type="float">
            <text:p>3.654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2215" calcext:value-type="float">
            <text:p>1.2215</text:p>
          </table:table-cell>
          <table:table-cell table:style-name="ce3" office:value-type="float" office:value="0.84791" calcext:value-type="float">
            <text:p>0.84791</text:p>
          </table:table-cell>
          <table:table-cell table:style-name="ce3" office:value-type="float" office:value="2.7111" calcext:value-type="float">
            <text:p>2.71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0.53427" calcext:value-type="float">
            <text:p>0.53427</text:p>
          </table:table-cell>
          <table:table-cell table:style-name="ce3" office:value-type="float" office:value="1.3232" calcext:value-type="float">
            <text:p>1.3232</text:p>
          </table:table-cell>
          <table:table-cell table:style-name="ce3" office:value-type="float" office:value="3.0774" calcext:value-type="float">
            <text:p>3.077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06" calcext:value-type="float">
            <text:p>4.06</text:p>
          </table:table-cell>
          <table:table-cell table:number-columns-repeated="1019"/>
        </table:table-row>
        <table:table-row table:style-name="ro1">
          <table:table-cell table:style-name="ce3" office:value-type="float" office:value="1.7481" calcext:value-type="float">
            <text:p>1.7481</text:p>
          </table:table-cell>
          <table:table-cell table:style-name="ce3" office:value-type="float" office:value="2.4182" calcext:value-type="float">
            <text:p>2.4182</text:p>
          </table:table-cell>
          <table:table-cell table:style-name="ce3" office:value-type="float" office:value="3.1173" calcext:value-type="float">
            <text:p>3.117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1019"/>
        </table:table-row>
        <table:table-row table:style-name="ro1">
          <table:table-cell table:style-name="ce3" office:value-type="float" office:value="1.1312" calcext:value-type="float">
            <text:p>1.1312</text:p>
          </table:table-cell>
          <table:table-cell table:style-name="ce3" office:value-type="float" office:value="1.9376" calcext:value-type="float">
            <text:p>1.9376</text:p>
          </table:table-cell>
          <table:table-cell table:style-name="ce3" office:value-type="float" office:value="2.7672" calcext:value-type="float">
            <text:p>2.767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3" office:value-type="float" office:value="1.0262" calcext:value-type="float">
            <text:p>1.0262</text:p>
          </table:table-cell>
          <table:table-cell table:style-name="ce3" office:value-type="float" office:value="1.8395" calcext:value-type="float">
            <text:p>1.8395</text:p>
          </table:table-cell>
          <table:table-cell table:style-name="ce3" office:value-type="float" office:value="2.6789" calcext:value-type="float">
            <text:p>2.678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-0.32267" calcext:value-type="float">
            <text:p>-0.32267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3.0819" calcext:value-type="float">
            <text:p>3.081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92" calcext:value-type="float">
            <text:p>3.92</text:p>
          </table:table-cell>
          <table:table-cell table:number-columns-repeated="1019"/>
        </table:table-row>
        <table:table-row table:style-name="ro1">
          <table:table-cell table:style-name="ce3" office:value-type="float" office:value="0.96718" calcext:value-type="float">
            <text:p>0.96718</text:p>
          </table:table-cell>
          <table:table-cell table:style-name="ce3" office:value-type="float" office:value="2.014" calcext:value-type="float">
            <text:p>2.014</text:p>
          </table:table-cell>
          <table:table-cell table:style-name="ce3" office:value-type="float" office:value="3.024" calcext:value-type="float">
            <text:p>3.02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29" calcext:value-type="float">
            <text:p>3.29</text:p>
          </table:table-cell>
          <table:table-cell table:number-columns-repeated="1019"/>
        </table:table-row>
        <table:table-row table:style-name="ro1">
          <table:table-cell table:style-name="ce3" office:value-type="float" office:value="0.65533" calcext:value-type="float">
            <text:p>0.65533</text:p>
          </table:table-cell>
          <table:table-cell table:style-name="ce3" office:value-type="float" office:value="2.1197" calcext:value-type="float">
            <text:p>2.1197</text:p>
          </table:table-cell>
          <table:table-cell table:style-name="ce3" office:value-type="float" office:value="3.6379" calcext:value-type="float">
            <text:p>3.637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88" calcext:value-type="float">
            <text:p>3.88</text:p>
          </table:table-cell>
          <table:table-cell table:number-columns-repeated="1019"/>
        </table:table-row>
        <table:table-row table:style-name="ro1">
          <table:table-cell table:style-name="ce3" office:value-type="float" office:value="0.94128" calcext:value-type="float">
            <text:p>0.94128</text:p>
          </table:table-cell>
          <table:table-cell table:style-name="ce3" office:value-type="float" office:value="2.1589" calcext:value-type="float">
            <text:p>2.1589</text:p>
          </table:table-cell>
          <table:table-cell table:style-name="ce3" office:value-type="float" office:value="2.8136" calcext:value-type="float">
            <text:p>2.813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-0.45197" calcext:value-type="float">
            <text:p>-0.45197</text:p>
          </table:table-cell>
          <table:table-cell table:style-name="ce3" office:value-type="float" office:value="1.9223" calcext:value-type="float">
            <text:p>1.9223</text:p>
          </table:table-cell>
          <table:table-cell table:style-name="ce3" office:value-type="float" office:value="3.2021" calcext:value-type="float">
            <text:p>3.202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08" calcext:value-type="float">
            <text:p>4.08</text:p>
          </table:table-cell>
          <table:table-cell table:number-columns-repeated="1019"/>
        </table:table-row>
        <table:table-row table:style-name="ro1">
          <table:table-cell table:style-name="ce3" office:value-type="float" office:value="-0.064594" calcext:value-type="float">
            <text:p>-0.064594</text:p>
          </table:table-cell>
          <table:table-cell table:style-name="ce3" office:value-type="float" office:value="1.9278" calcext:value-type="float">
            <text:p>1.9278</text:p>
          </table:table-cell>
          <table:table-cell table:style-name="ce3" office:value-type="float" office:value="2.9346" calcext:value-type="float">
            <text:p>2.934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67" calcext:value-type="float">
            <text:p>4.67</text:p>
          </table:table-cell>
          <table:table-cell table:number-columns-repeated="1019"/>
        </table:table-row>
        <table:table-row table:style-name="ro1">
          <table:table-cell table:style-name="ce3" office:value-type="float" office:value="1.0671" calcext:value-type="float">
            <text:p>1.0671</text:p>
          </table:table-cell>
          <table:table-cell table:style-name="ce3" office:value-type="float" office:value="1.8517" calcext:value-type="float">
            <text:p>1.8517</text:p>
          </table:table-cell>
          <table:table-cell table:style-name="ce3" office:value-type="float" office:value="2.2672" calcext:value-type="float">
            <text:p>2.267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27" calcext:value-type="float">
            <text:p>4.27</text:p>
          </table:table-cell>
          <table:table-cell table:number-columns-repeated="1019"/>
        </table:table-row>
        <table:table-row table:style-name="ro1">
          <table:table-cell table:style-name="ce3" office:value-type="float" office:value="0.85961" calcext:value-type="float">
            <text:p>0.85961</text:p>
          </table:table-cell>
          <table:table-cell table:style-name="ce3" office:value-type="float" office:value="1.6505" calcext:value-type="float">
            <text:p>1.6505</text:p>
          </table:table-cell>
          <table:table-cell table:style-name="ce3" office:value-type="float" office:value="3.8544" calcext:value-type="float">
            <text:p>3.854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73" calcext:value-type="float">
            <text:p>3.73</text:p>
          </table:table-cell>
          <table:table-cell table:number-columns-repeated="1019"/>
        </table:table-row>
        <table:table-row table:style-name="ro1">
          <table:table-cell table:style-name="ce3" office:value-type="float" office:value="1.1857" calcext:value-type="float">
            <text:p>1.1857</text:p>
          </table:table-cell>
          <table:table-cell table:style-name="ce3" office:value-type="float" office:value="1.3582" calcext:value-type="float">
            <text:p>1.3582</text:p>
          </table:table-cell>
          <table:table-cell table:style-name="ce3" office:value-type="float" office:value="2.7698" calcext:value-type="float">
            <text:p>2.76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3" office:value-type="float" office:value="0.99624" calcext:value-type="float">
            <text:p>0.99624</text:p>
          </table:table-cell>
          <table:table-cell table:style-name="ce3" office:value-type="float" office:value="1.6759" calcext:value-type="float">
            <text:p>1.6759</text:p>
          </table:table-cell>
          <table:table-cell table:style-name="ce3" office:value-type="float" office:value="3.8187" calcext:value-type="float">
            <text:p>3.8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0.78379" calcext:value-type="float">
            <text:p>0.78379</text:p>
          </table:table-cell>
          <table:table-cell table:style-name="ce3" office:value-type="float" office:value="2.0694" calcext:value-type="float">
            <text:p>2.0694</text:p>
          </table:table-cell>
          <table:table-cell table:style-name="ce3" office:value-type="float" office:value="2.7866" calcext:value-type="float">
            <text:p>2.78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1019"/>
        </table:table-row>
        <table:table-row table:style-name="ro1">
          <table:table-cell table:style-name="ce3" office:value-type="float" office:value="1.132" calcext:value-type="float">
            <text:p>1.132</text:p>
          </table:table-cell>
          <table:table-cell table:style-name="ce3" office:value-type="float" office:value="2.0767" calcext:value-type="float">
            <text:p>2.0767</text:p>
          </table:table-cell>
          <table:table-cell table:style-name="ce3" office:value-type="float" office:value="3.4253" calcext:value-type="float">
            <text:p>3.4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1.0377" calcext:value-type="float">
            <text:p>1.0377</text:p>
          </table:table-cell>
          <table:table-cell table:style-name="ce3" office:value-type="float" office:value="2.2836" calcext:value-type="float">
            <text:p>2.2836</text:p>
          </table:table-cell>
          <table:table-cell table:style-name="ce3" office:value-type="float" office:value="3.6459" calcext:value-type="float">
            <text:p>3.64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19"/>
        </table:table-row>
        <table:table-row table:style-name="ro1">
          <table:table-cell table:style-name="ce3" office:value-type="float" office:value="1.2956" calcext:value-type="float">
            <text:p>1.2956</text:p>
          </table:table-cell>
          <table:table-cell table:style-name="ce3" office:value-type="float" office:value="1.821" calcext:value-type="float">
            <text:p>1.821</text:p>
          </table:table-cell>
          <table:table-cell table:style-name="ce3" office:value-type="float" office:value="2.9899" calcext:value-type="float">
            <text:p>2.98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1.5829" calcext:value-type="float">
            <text:p>1.5829</text:p>
          </table:table-cell>
          <table:table-cell table:style-name="ce3" office:value-type="float" office:value="2.828" calcext:value-type="float">
            <text:p>2.828</text:p>
          </table:table-cell>
          <table:table-cell table:style-name="ce3" office:value-type="float" office:value="3.7606" calcext:value-type="float">
            <text:p>3.76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96" calcext:value-type="float">
            <text:p>3.96</text:p>
          </table:table-cell>
          <table:table-cell table:number-columns-repeated="1019"/>
        </table:table-row>
        <table:table-row table:style-name="ro1">
          <table:table-cell table:style-name="ce3" office:value-type="float" office:value="1.0935" calcext:value-type="float">
            <text:p>1.0935</text:p>
          </table:table-cell>
          <table:table-cell table:style-name="ce3" office:value-type="float" office:value="1.8188" calcext:value-type="float">
            <text:p>1.8188</text:p>
          </table:table-cell>
          <table:table-cell table:style-name="ce3" office:value-type="float" office:value="2.7908" calcext:value-type="float">
            <text:p>2.79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0.67496" calcext:value-type="float">
            <text:p>0.67496</text:p>
          </table:table-cell>
          <table:table-cell table:style-name="ce3" office:value-type="float" office:value="1.9201" calcext:value-type="float">
            <text:p>1.9201</text:p>
          </table:table-cell>
          <table:table-cell table:style-name="ce3" office:value-type="float" office:value="2.947" calcext:value-type="float">
            <text:p>2.9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1.1422" calcext:value-type="float">
            <text:p>1.1422</text:p>
          </table:table-cell>
          <table:table-cell table:style-name="ce3" office:value-type="float" office:value="1.9965" calcext:value-type="float">
            <text:p>1.9965</text:p>
          </table:table-cell>
          <table:table-cell table:style-name="ce3" office:value-type="float" office:value="3.2129" calcext:value-type="float">
            <text:p>3.21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3" office:value-type="float" office:value="1.2443" calcext:value-type="float">
            <text:p>1.2443</text:p>
          </table:table-cell>
          <table:table-cell table:style-name="ce3" office:value-type="float" office:value="2.1307" calcext:value-type="float">
            <text:p>2.1307</text:p>
          </table:table-cell>
          <table:table-cell table:style-name="ce3" office:value-type="float" office:value="3.1996" calcext:value-type="float">
            <text:p>3.19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1019"/>
        </table:table-row>
        <table:table-row table:style-name="ro1">
          <table:table-cell table:style-name="ce3" office:value-type="float" office:value="1.3937" calcext:value-type="float">
            <text:p>1.3937</text:p>
          </table:table-cell>
          <table:table-cell table:style-name="ce3" office:value-type="float" office:value="2.6395" calcext:value-type="float">
            <text:p>2.6395</text:p>
          </table:table-cell>
          <table:table-cell table:style-name="ce3" office:value-type="float" office:value="3.6083" calcext:value-type="float">
            <text:p>3.60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1019"/>
        </table:table-row>
        <table:table-row table:style-name="ro1">
          <table:table-cell table:style-name="ce3" office:value-type="float" office:value="0.75884" calcext:value-type="float">
            <text:p>0.75884</text:p>
          </table:table-cell>
          <table:table-cell table:style-name="ce3" office:value-type="float" office:value="2.0908" calcext:value-type="float">
            <text:p>2.0908</text:p>
          </table:table-cell>
          <table:table-cell table:style-name="ce3" office:value-type="float" office:value="3.6006" calcext:value-type="float">
            <text:p>3.60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3" office:value-type="float" office:value="1.3475" calcext:value-type="float">
            <text:p>1.3475</text:p>
          </table:table-cell>
          <table:table-cell table:style-name="ce3" office:value-type="float" office:value="2.2754" calcext:value-type="float">
            <text:p>2.2754</text:p>
          </table:table-cell>
          <table:table-cell table:style-name="ce3" office:value-type="float" office:value="3.1454" calcext:value-type="float">
            <text:p>3.14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19"/>
        </table:table-row>
        <table:table-row table:style-name="ro1">
          <table:table-cell table:style-name="ce3" office:value-type="float" office:value="1.4994" calcext:value-type="float">
            <text:p>1.4994</text:p>
          </table:table-cell>
          <table:table-cell table:style-name="ce3" office:value-type="float" office:value="1.8781" calcext:value-type="float">
            <text:p>1.8781</text:p>
          </table:table-cell>
          <table:table-cell table:style-name="ce3" office:value-type="float" office:value="1.7139" calcext:value-type="float">
            <text:p>1.7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88" calcext:value-type="float">
            <text:p>3.88</text:p>
          </table:table-cell>
          <table:table-cell table:number-columns-repeated="1019"/>
        </table:table-row>
        <table:table-row table:style-name="ro1">
          <table:table-cell table:style-name="ce3" office:value-type="float" office:value="1.4617" calcext:value-type="float">
            <text:p>1.4617</text:p>
          </table:table-cell>
          <table:table-cell table:style-name="ce3" office:value-type="float" office:value="2.0134" calcext:value-type="float">
            <text:p>2.0134</text:p>
          </table:table-cell>
          <table:table-cell table:style-name="ce3" office:value-type="float" office:value="3.4506" calcext:value-type="float">
            <text:p>3.4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1019"/>
        </table:table-row>
        <table:table-row table:style-name="ro1">
          <table:table-cell table:style-name="ce3" office:value-type="float" office:value="1.0215" calcext:value-type="float">
            <text:p>1.0215</text:p>
          </table:table-cell>
          <table:table-cell table:style-name="ce3" office:value-type="float" office:value="1.864" calcext:value-type="float">
            <text:p>1.864</text:p>
          </table:table-cell>
          <table:table-cell table:style-name="ce3" office:value-type="float" office:value="3.2406" calcext:value-type="float">
            <text:p>3.2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19"/>
        </table:table-row>
        <table:table-row table:style-name="ro1">
          <table:table-cell table:style-name="ce3" office:value-type="float" office:value="1.5202" calcext:value-type="float">
            <text:p>1.5202</text:p>
          </table:table-cell>
          <table:table-cell table:style-name="ce3" office:value-type="float" office:value="0.84403" calcext:value-type="float">
            <text:p>0.84403</text:p>
          </table:table-cell>
          <table:table-cell table:style-name="ce3" office:value-type="float" office:value="3.4852" calcext:value-type="float">
            <text:p>3.48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2" calcext:value-type="float">
            <text:p>2.72</text:p>
          </table:table-cell>
          <table:table-cell table:number-columns-repeated="1019"/>
        </table:table-row>
        <table:table-row table:style-name="ro1">
          <table:table-cell table:style-name="ce3" office:value-type="float" office:value="1.8545" calcext:value-type="float">
            <text:p>1.8545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3.7576" calcext:value-type="float">
            <text:p>3.75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1.4962" calcext:value-type="float">
            <text:p>1.4962</text:p>
          </table:table-cell>
          <table:table-cell table:style-name="ce3" office:value-type="float" office:value="2.2911" calcext:value-type="float">
            <text:p>2.2911</text:p>
          </table:table-cell>
          <table:table-cell table:style-name="ce3" office:value-type="float" office:value="3.3201" calcext:value-type="float">
            <text:p>3.3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3" office:value-type="float" office:value="0.86845" calcext:value-type="float">
            <text:p>0.86845</text:p>
          </table:table-cell>
          <table:table-cell table:style-name="ce3" office:value-type="float" office:value="2.0958" calcext:value-type="float">
            <text:p>2.0958</text:p>
          </table:table-cell>
          <table:table-cell table:style-name="ce3" office:value-type="float" office:value="2.9641" calcext:value-type="float">
            <text:p>2.96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19"/>
        </table:table-row>
        <table:table-row table:style-name="ro1">
          <table:table-cell table:style-name="ce3" office:value-type="float" office:value="0.9772" calcext:value-type="float">
            <text:p>0.9772</text:p>
          </table:table-cell>
          <table:table-cell table:style-name="ce3" office:value-type="float" office:value="2.3672" calcext:value-type="float">
            <text:p>2.3672</text:p>
          </table:table-cell>
          <table:table-cell table:style-name="ce3" office:value-type="float" office:value="3.1204" calcext:value-type="float">
            <text:p>3.1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2" calcext:value-type="float">
            <text:p>3.02</text:p>
          </table:table-cell>
          <table:table-cell table:number-columns-repeated="1019"/>
        </table:table-row>
        <table:table-row table:style-name="ro1">
          <table:table-cell table:style-name="ce3" office:value-type="float" office:value="1.0911" calcext:value-type="float">
            <text:p>1.0911</text:p>
          </table:table-cell>
          <table:table-cell table:style-name="ce3" office:value-type="float" office:value="1.681" calcext:value-type="float">
            <text:p>1.681</text:p>
          </table:table-cell>
          <table:table-cell table:style-name="ce3" office:value-type="float" office:value="3.4609" calcext:value-type="float">
            <text:p>3.46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19"/>
        </table:table-row>
        <table:table-row table:style-name="ro1">
          <table:table-cell table:style-name="ce3" office:value-type="float" office:value="1.1429" calcext:value-type="float">
            <text:p>1.1429</text:p>
          </table:table-cell>
          <table:table-cell table:style-name="ce3" office:value-type="float" office:value="1.5608" calcext:value-type="float">
            <text:p>1.5608</text:p>
          </table:table-cell>
          <table:table-cell table:style-name="ce3" office:value-type="float" office:value="2.5968" calcext:value-type="float">
            <text:p>2.59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1019"/>
        </table:table-row>
        <table:table-row table:style-name="ro1">
          <table:table-cell table:style-name="ce3" office:value-type="float" office:value="0.26128" calcext:value-type="float">
            <text:p>0.26128</text:p>
          </table:table-cell>
          <table:table-cell table:style-name="ce3" office:value-type="float" office:value="2.3396" calcext:value-type="float">
            <text:p>2.3396</text:p>
          </table:table-cell>
          <table:table-cell table:style-name="ce3" office:value-type="float" office:value="3.3677" calcext:value-type="float">
            <text:p>3.36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3" office:value-type="float" office:value="1.1169" calcext:value-type="float">
            <text:p>1.1169</text:p>
          </table:table-cell>
          <table:table-cell table:style-name="ce3" office:value-type="float" office:value="1.9265" calcext:value-type="float">
            <text:p>1.9265</text:p>
          </table:table-cell>
          <table:table-cell table:style-name="ce3" office:value-type="float" office:value="2.6317" calcext:value-type="float">
            <text:p>2.6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19"/>
        </table:table-row>
        <table:table-row table:style-name="ro1">
          <table:table-cell table:style-name="ce3" office:value-type="float" office:value="1.3361" calcext:value-type="float">
            <text:p>1.3361</text:p>
          </table:table-cell>
          <table:table-cell table:style-name="ce3" office:value-type="float" office:value="2.7362" calcext:value-type="float">
            <text:p>2.7362</text:p>
          </table:table-cell>
          <table:table-cell table:style-name="ce3" office:value-type="float" office:value="2.5966" calcext:value-type="float">
            <text:p>2.59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2" calcext:value-type="float">
            <text:p>3.12</text:p>
          </table:table-cell>
          <table:table-cell table:number-columns-repeated="1019"/>
        </table:table-row>
        <table:table-row table:style-name="ro1">
          <table:table-cell table:style-name="ce3" office:value-type="float" office:value="0.96122" calcext:value-type="float">
            <text:p>0.96122</text:p>
          </table:table-cell>
          <table:table-cell table:style-name="ce3" office:value-type="float" office:value="2.4461" calcext:value-type="float">
            <text:p>2.4461</text:p>
          </table:table-cell>
          <table:table-cell table:style-name="ce3" office:value-type="float" office:value="2.0317" calcext:value-type="float">
            <text:p>2.0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4" calcext:value-type="float">
            <text:p>4.24</text:p>
          </table:table-cell>
          <table:table-cell table:number-columns-repeated="1019"/>
        </table:table-row>
        <table:table-row table:style-name="ro1">
          <table:table-cell table:style-name="ce3" office:value-type="float" office:value="1.1202" calcext:value-type="float">
            <text:p>1.1202</text:p>
          </table:table-cell>
          <table:table-cell table:style-name="ce3" office:value-type="float" office:value="2.1561" calcext:value-type="float">
            <text:p>2.1561</text:p>
          </table:table-cell>
          <table:table-cell table:style-name="ce3" office:value-type="float" office:value="2.732" calcext:value-type="float">
            <text:p>2.7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3" office:value-type="float" office:value="1.0881" calcext:value-type="float">
            <text:p>1.0881</text:p>
          </table:table-cell>
          <table:table-cell table:style-name="ce3" office:value-type="float" office:value="2.1013" calcext:value-type="float">
            <text:p>2.1013</text:p>
          </table:table-cell>
          <table:table-cell table:style-name="ce3" office:value-type="float" office:value="3.1139" calcext:value-type="float">
            <text:p>3.1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9" calcext:value-type="float">
            <text:p>3.19</text:p>
          </table:table-cell>
          <table:table-cell table:number-columns-repeated="1019"/>
        </table:table-row>
        <table:table-row table:style-name="ro1">
          <table:table-cell table:style-name="ce3" office:value-type="float" office:value="1.2792" calcext:value-type="float">
            <text:p>1.2792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1734" calcext:value-type="float">
            <text:p>3.17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3" office:value-type="float" office:value="0.60962" calcext:value-type="float">
            <text:p>0.60962</text:p>
          </table:table-cell>
          <table:table-cell table:style-name="ce3" office:value-type="float" office:value="1.7863" calcext:value-type="float">
            <text:p>1.7863</text:p>
          </table:table-cell>
          <table:table-cell table:style-name="ce3" office:value-type="float" office:value="2.8251" calcext:value-type="float">
            <text:p>2.8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73672" calcext:value-type="float">
            <text:p>0.73672</text:p>
          </table:table-cell>
          <table:table-cell table:style-name="ce3" office:value-type="float" office:value="1.9147" calcext:value-type="float">
            <text:p>1.9147</text:p>
          </table:table-cell>
          <table:table-cell table:style-name="ce3" office:value-type="float" office:value="3.5729" calcext:value-type="float">
            <text:p>3.57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69583" calcext:value-type="float">
            <text:p>0.69583</text:p>
          </table:table-cell>
          <table:table-cell table:style-name="ce3" office:value-type="float" office:value="2.7514" calcext:value-type="float">
            <text:p>2.7514</text:p>
          </table:table-cell>
          <table:table-cell table:style-name="ce3" office:value-type="float" office:value="2.0918" calcext:value-type="float">
            <text:p>2.09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13" calcext:value-type="float">
            <text:p>5.13</text:p>
          </table:table-cell>
          <table:table-cell table:number-columns-repeated="1019"/>
        </table:table-row>
        <table:table-row table:style-name="ro1">
          <table:table-cell table:style-name="ce3" office:value-type="float" office:value="1.1704" calcext:value-type="float">
            <text:p>1.1704</text:p>
          </table:table-cell>
          <table:table-cell table:style-name="ce3" office:value-type="float" office:value="2.2195" calcext:value-type="float">
            <text:p>2.2195</text:p>
          </table:table-cell>
          <table:table-cell table:style-name="ce3" office:value-type="float" office:value="2.2907" calcext:value-type="float">
            <text:p>2.29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17" calcext:value-type="float">
            <text:p>4.17</text:p>
          </table:table-cell>
          <table:table-cell table:number-columns-repeated="1019"/>
        </table:table-row>
        <table:table-row table:style-name="ro1">
          <table:table-cell table:style-name="ce3" office:value-type="float" office:value="1.0768" calcext:value-type="float">
            <text:p>1.0768</text:p>
          </table:table-cell>
          <table:table-cell table:style-name="ce3" office:value-type="float" office:value="1.8984" calcext:value-type="float">
            <text:p>1.8984</text:p>
          </table:table-cell>
          <table:table-cell table:style-name="ce3" office:value-type="float" office:value="2.9843" calcext:value-type="float">
            <text:p>2.9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3" office:value-type="float" office:value="0.72456" calcext:value-type="float">
            <text:p>0.72456</text:p>
          </table:table-cell>
          <table:table-cell table:style-name="ce3" office:value-type="float" office:value="1.7346" calcext:value-type="float">
            <text:p>1.7346</text:p>
          </table:table-cell>
          <table:table-cell table:style-name="ce3" office:value-type="float" office:value="2.9067" calcext:value-type="float">
            <text:p>2.90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3" office:value-type="float" office:value="0.39665" calcext:value-type="float">
            <text:p>0.39665</text:p>
          </table:table-cell>
          <table:table-cell table:style-name="ce3" office:value-type="float" office:value="2.8201" calcext:value-type="float">
            <text:p>2.8201</text:p>
          </table:table-cell>
          <table:table-cell table:style-name="ce3" office:value-type="float" office:value="3.638" calcext:value-type="float">
            <text:p>3.6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07" calcext:value-type="float">
            <text:p>4.07</text:p>
          </table:table-cell>
          <table:table-cell table:number-columns-repeated="1019"/>
        </table:table-row>
        <table:table-row table:style-name="ro1">
          <table:table-cell table:style-name="ce3" office:value-type="float" office:value="0.96475" calcext:value-type="float">
            <text:p>0.96475</text:p>
          </table:table-cell>
          <table:table-cell table:style-name="ce3" office:value-type="float" office:value="1.9971" calcext:value-type="float">
            <text:p>1.9971</text:p>
          </table:table-cell>
          <table:table-cell table:style-name="ce3" office:value-type="float" office:value="3.0259" calcext:value-type="float">
            <text:p>3.0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19"/>
        </table:table-row>
        <table:table-row table:style-name="ro1">
          <table:table-cell table:style-name="ce3" office:value-type="float" office:value="0.11403" calcext:value-type="float">
            <text:p>0.11403</text:p>
          </table:table-cell>
          <table:table-cell table:style-name="ce3" office:value-type="float" office:value="2.6284" calcext:value-type="float">
            <text:p>2.6284</text:p>
          </table:table-cell>
          <table:table-cell table:style-name="ce3" office:value-type="float" office:value="2.1275" calcext:value-type="float">
            <text:p>2.1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table:style-name="ce3" office:value-type="float" office:value="1.9729" calcext:value-type="float">
            <text:p>1.9729</text:p>
          </table:table-cell>
          <table:table-cell table:style-name="ce3" office:value-type="float" office:value="2.5032" calcext:value-type="float">
            <text:p>2.5032</text:p>
          </table:table-cell>
          <table:table-cell table:style-name="ce3" office:value-type="float" office:value="2.9776" calcext:value-type="float">
            <text:p>2.97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3" office:value-type="float" office:value="1.0461" calcext:value-type="float">
            <text:p>1.0461</text:p>
          </table:table-cell>
          <table:table-cell table:style-name="ce3" office:value-type="float" office:value="2.7271" calcext:value-type="float">
            <text:p>2.7271</text:p>
          </table:table-cell>
          <table:table-cell table:style-name="ce3" office:value-type="float" office:value="2.9202" calcext:value-type="float">
            <text:p>2.9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1019"/>
        </table:table-row>
        <table:table-row table:style-name="ro1">
          <table:table-cell table:style-name="ce3" office:value-type="float" office:value="1.5929" calcext:value-type="float">
            <text:p>1.5929</text:p>
          </table:table-cell>
          <table:table-cell table:style-name="ce3" office:value-type="float" office:value="2.5805" calcext:value-type="float">
            <text:p>2.5805</text:p>
          </table:table-cell>
          <table:table-cell table:style-name="ce3" office:value-type="float" office:value="3.2539" calcext:value-type="float">
            <text:p>3.25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1019"/>
        </table:table-row>
        <table:table-row table:style-name="ro1">
          <table:table-cell table:style-name="ce3" office:value-type="float" office:value="1.1304" calcext:value-type="float">
            <text:p>1.1304</text:p>
          </table:table-cell>
          <table:table-cell table:style-name="ce3" office:value-type="float" office:value="2.2957" calcext:value-type="float">
            <text:p>2.2957</text:p>
          </table:table-cell>
          <table:table-cell table:style-name="ce3" office:value-type="float" office:value="3.149" calcext:value-type="float">
            <text:p>3.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0.55758" calcext:value-type="float">
            <text:p>0.55758</text:p>
          </table:table-cell>
          <table:table-cell table:style-name="ce3" office:value-type="float" office:value="1.9198" calcext:value-type="float">
            <text:p>1.9198</text:p>
          </table:table-cell>
          <table:table-cell table:style-name="ce3" office:value-type="float" office:value="3.6608" calcext:value-type="float">
            <text:p>3.66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4" calcext:value-type="float">
            <text:p>4.24</text:p>
          </table:table-cell>
          <table:table-cell table:number-columns-repeated="1019"/>
        </table:table-row>
        <table:table-row table:style-name="ro1">
          <table:table-cell table:style-name="ce3" office:value-type="float" office:value="1.0374" calcext:value-type="float">
            <text:p>1.0374</text:p>
          </table:table-cell>
          <table:table-cell table:style-name="ce3" office:value-type="float" office:value="2.5911" calcext:value-type="float">
            <text:p>2.5911</text:p>
          </table:table-cell>
          <table:table-cell table:style-name="ce3" office:value-type="float" office:value="3.3506" calcext:value-type="float">
            <text:p>3.35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19"/>
        </table:table-row>
        <table:table-row table:style-name="ro1">
          <table:table-cell table:style-name="ce3" office:value-type="float" office:value="-0.12097" calcext:value-type="float">
            <text:p>-0.12097</text:p>
          </table:table-cell>
          <table:table-cell table:style-name="ce3" office:value-type="float" office:value="2.6416" calcext:value-type="float">
            <text:p>2.6416</text:p>
          </table:table-cell>
          <table:table-cell table:style-name="ce3" office:value-type="float" office:value="2.3529" calcext:value-type="float">
            <text:p>2.35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41" calcext:value-type="float">
            <text:p>4.41</text:p>
          </table:table-cell>
          <table:table-cell table:number-columns-repeated="1019"/>
        </table:table-row>
        <table:table-row table:style-name="ro1">
          <table:table-cell table:style-name="ce3" office:value-type="float" office:value="1.7285" calcext:value-type="float">
            <text:p>1.7285</text:p>
          </table:table-cell>
          <table:table-cell table:style-name="ce3" office:value-type="float" office:value="2.2349" calcext:value-type="float">
            <text:p>2.2349</text:p>
          </table:table-cell>
          <table:table-cell table:style-name="ce3" office:value-type="float" office:value="3.2948" calcext:value-type="float">
            <text:p>3.29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19"/>
        </table:table-row>
        <table:table-row table:style-name="ro1">
          <table:table-cell table:style-name="ce3" office:value-type="float" office:value="1.6086" calcext:value-type="float">
            <text:p>1.6086</text:p>
          </table:table-cell>
          <table:table-cell table:style-name="ce3" office:value-type="float" office:value="1.5735" calcext:value-type="float">
            <text:p>1.5735</text:p>
          </table:table-cell>
          <table:table-cell table:style-name="ce3" office:value-type="float" office:value="3.2425" calcext:value-type="float">
            <text:p>3.24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19"/>
        </table:table-row>
        <table:table-row table:style-name="ro1">
          <table:table-cell table:style-name="ce3" office:value-type="float" office:value="1.2411" calcext:value-type="float">
            <text:p>1.2411</text:p>
          </table:table-cell>
          <table:table-cell table:style-name="ce3" office:value-type="float" office:value="1.9128" calcext:value-type="float">
            <text:p>1.9128</text:p>
          </table:table-cell>
          <table:table-cell table:style-name="ce3" office:value-type="float" office:value="2.7656" calcext:value-type="float">
            <text:p>2.7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0.52589" calcext:value-type="float">
            <text:p>0.52589</text:p>
          </table:table-cell>
          <table:table-cell table:style-name="ce3" office:value-type="float" office:value="2.0272" calcext:value-type="float">
            <text:p>2.0272</text:p>
          </table:table-cell>
          <table:table-cell table:style-name="ce3" office:value-type="float" office:value="2.4412" calcext:value-type="float">
            <text:p>2.44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19"/>
        </table:table-row>
        <table:table-row table:style-name="ro1">
          <table:table-cell table:style-name="ce3" office:value-type="float" office:value="0.066048" calcext:value-type="float">
            <text:p>0.066048</text:p>
          </table:table-cell>
          <table:table-cell table:style-name="ce3" office:value-type="float" office:value="2.0632" calcext:value-type="float">
            <text:p>2.0632</text:p>
          </table:table-cell>
          <table:table-cell table:style-name="ce3" office:value-type="float" office:value="2.9969" calcext:value-type="float">
            <text:p>2.99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3" office:value-type="float" office:value="0.79028" calcext:value-type="float">
            <text:p>0.79028</text:p>
          </table:table-cell>
          <table:table-cell table:style-name="ce3" office:value-type="float" office:value="2.3412" calcext:value-type="float">
            <text:p>2.3412</text:p>
          </table:table-cell>
          <table:table-cell table:style-name="ce3" office:value-type="float" office:value="3.9367" calcext:value-type="float">
            <text:p>3.9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1.455" calcext:value-type="float">
            <text:p>1.455</text:p>
          </table:table-cell>
          <table:table-cell table:style-name="ce3" office:value-type="float" office:value="1.6697" calcext:value-type="float">
            <text:p>1.6697</text:p>
          </table:table-cell>
          <table:table-cell table:style-name="ce3" office:value-type="float" office:value="2.8106" calcext:value-type="float">
            <text:p>2.8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019"/>
        </table:table-row>
        <table:table-row table:style-name="ro1">
          <table:table-cell table:style-name="ce3" office:value-type="float" office:value="0.63011" calcext:value-type="float">
            <text:p>0.63011</text:p>
          </table:table-cell>
          <table:table-cell table:style-name="ce3" office:value-type="float" office:value="2.3976" calcext:value-type="float">
            <text:p>2.3976</text:p>
          </table:table-cell>
          <table:table-cell table:style-name="ce3" office:value-type="float" office:value="3.094" calcext:value-type="float">
            <text:p>3.0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19"/>
        </table:table-row>
        <table:table-row table:style-name="ro1">
          <table:table-cell table:style-name="ce3" office:value-type="float" office:value="1.2565" calcext:value-type="float">
            <text:p>1.2565</text:p>
          </table:table-cell>
          <table:table-cell table:style-name="ce3" office:value-type="float" office:value="2.4377" calcext:value-type="float">
            <text:p>2.4377</text:p>
          </table:table-cell>
          <table:table-cell table:style-name="ce3" office:value-type="float" office:value="3.1393" calcext:value-type="float">
            <text:p>3.1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1019"/>
        </table:table-row>
        <table:table-row table:style-name="ro1">
          <table:table-cell table:style-name="ce3" office:value-type="float" office:value="1.9459" calcext:value-type="float">
            <text:p>1.9459</text:p>
          </table:table-cell>
          <table:table-cell table:style-name="ce3" office:value-type="float" office:value="2.7946" calcext:value-type="float">
            <text:p>2.7946</text:p>
          </table:table-cell>
          <table:table-cell table:style-name="ce3" office:value-type="float" office:value="2.1814" calcext:value-type="float">
            <text:p>2.18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1.0092" calcext:value-type="float">
            <text:p>1.0092</text:p>
          </table:table-cell>
          <table:table-cell table:style-name="ce3" office:value-type="float" office:value="1.9519" calcext:value-type="float">
            <text:p>1.9519</text:p>
          </table:table-cell>
          <table:table-cell table:style-name="ce3" office:value-type="float" office:value="3.0284" calcext:value-type="float">
            <text:p>3.0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19"/>
        </table:table-row>
        <table:table-row table:style-name="ro1">
          <table:table-cell table:style-name="ce3" office:value-type="float" office:value="0.10929" calcext:value-type="float">
            <text:p>0.10929</text:p>
          </table:table-cell>
          <table:table-cell table:style-name="ce3" office:value-type="float" office:value="2.7393" calcext:value-type="float">
            <text:p>2.7393</text:p>
          </table:table-cell>
          <table:table-cell table:style-name="ce3" office:value-type="float" office:value="2.3497" calcext:value-type="float">
            <text:p>2.3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56" calcext:value-type="float">
            <text:p>4.56</text:p>
          </table:table-cell>
          <table:table-cell table:number-columns-repeated="1019"/>
        </table:table-row>
        <table:table-row table:style-name="ro1">
          <table:table-cell table:style-name="ce3" office:value-type="float" office:value="1.0715" calcext:value-type="float">
            <text:p>1.0715</text:p>
          </table:table-cell>
          <table:table-cell table:style-name="ce3" office:value-type="float" office:value="3.368" calcext:value-type="float">
            <text:p>3.368</text:p>
          </table:table-cell>
          <table:table-cell table:style-name="ce3" office:value-type="float" office:value="3.0163" calcext:value-type="float">
            <text:p>3.0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0.098137" calcext:value-type="float">
            <text:p>0.098137</text:p>
          </table:table-cell>
          <table:table-cell table:style-name="ce3" office:value-type="float" office:value="2.622" calcext:value-type="float">
            <text:p>2.622</text:p>
          </table:table-cell>
          <table:table-cell table:style-name="ce3" office:value-type="float" office:value="3.4755" calcext:value-type="float">
            <text:p>3.47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18" calcext:value-type="float">
            <text:p>4.18</text:p>
          </table:table-cell>
          <table:table-cell table:number-columns-repeated="1019"/>
        </table:table-row>
        <table:table-row table:style-name="ro1">
          <table:table-cell table:style-name="ce3" office:value-type="float" office:value="1.0759" calcext:value-type="float">
            <text:p>1.0759</text:p>
          </table:table-cell>
          <table:table-cell table:style-name="ce3" office:value-type="float" office:value="2.0526" calcext:value-type="float">
            <text:p>2.0526</text:p>
          </table:table-cell>
          <table:table-cell table:style-name="ce3" office:value-type="float" office:value="3.1158" calcext:value-type="float">
            <text:p>3.1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1.1049" calcext:value-type="float">
            <text:p>1.1049</text:p>
          </table:table-cell>
          <table:table-cell table:style-name="ce3" office:value-type="float" office:value="2.1145" calcext:value-type="float">
            <text:p>2.1145</text:p>
          </table:table-cell>
          <table:table-cell table:style-name="ce3" office:value-type="float" office:value="3.3608" calcext:value-type="float">
            <text:p>3.36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.8217" calcext:value-type="float">
            <text:p>1.8217</text:p>
          </table:table-cell>
          <table:table-cell table:style-name="ce3" office:value-type="float" office:value="3.0475" calcext:value-type="float">
            <text:p>3.0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4" calcext:value-type="float">
            <text:p>2.64</text:p>
          </table:table-cell>
          <table:table-cell table:number-columns-repeated="1019"/>
        </table:table-row>
        <table:table-row table:style-name="ro1">
          <table:table-cell table:style-name="ce3" office:value-type="float" office:value="1.6781" calcext:value-type="float">
            <text:p>1.6781</text:p>
          </table:table-cell>
          <table:table-cell table:style-name="ce3" office:value-type="float" office:value="1.8082" calcext:value-type="float">
            <text:p>1.8082</text:p>
          </table:table-cell>
          <table:table-cell table:style-name="ce3" office:value-type="float" office:value="2.2631" calcext:value-type="float">
            <text:p>2.26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1019"/>
        </table:table-row>
        <table:table-row table:style-name="ro1">
          <table:table-cell table:style-name="ce3" office:value-type="float" office:value="0.87001" calcext:value-type="float">
            <text:p>0.87001</text:p>
          </table:table-cell>
          <table:table-cell table:style-name="ce3" office:value-type="float" office:value="1.9335" calcext:value-type="float">
            <text:p>1.9335</text:p>
          </table:table-cell>
          <table:table-cell table:style-name="ce3" office:value-type="float" office:value="2.8563" calcext:value-type="float">
            <text:p>2.85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19"/>
        </table:table-row>
        <table:table-row table:style-name="ro1">
          <table:table-cell table:style-name="ce3" office:value-type="float" office:value="0.33001" calcext:value-type="float">
            <text:p>0.33001</text:p>
          </table:table-cell>
          <table:table-cell table:style-name="ce3" office:value-type="float" office:value="1.5004" calcext:value-type="float">
            <text:p>1.5004</text:p>
          </table:table-cell>
          <table:table-cell table:style-name="ce3" office:value-type="float" office:value="1.8663" calcext:value-type="float">
            <text:p>1.8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14" calcext:value-type="float">
            <text:p>4.14</text:p>
          </table:table-cell>
          <table:table-cell table:number-columns-repeated="1019"/>
        </table:table-row>
        <table:table-row table:style-name="ro1">
          <table:table-cell table:style-name="ce3" office:value-type="float" office:value="1.8801" calcext:value-type="float">
            <text:p>1.8801</text:p>
          </table:table-cell>
          <table:table-cell table:style-name="ce3" office:value-type="float" office:value="2.3471" calcext:value-type="float">
            <text:p>2.3471</text:p>
          </table:table-cell>
          <table:table-cell table:style-name="ce3" office:value-type="float" office:value="2.4753" calcext:value-type="float">
            <text:p>2.47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1019"/>
        </table:table-row>
        <table:table-row table:style-name="ro1">
          <table:table-cell table:style-name="ce3" office:value-type="float" office:value="1.0112" calcext:value-type="float">
            <text:p>1.0112</text:p>
          </table:table-cell>
          <table:table-cell table:style-name="ce3" office:value-type="float" office:value="2.1167" calcext:value-type="float">
            <text:p>2.1167</text:p>
          </table:table-cell>
          <table:table-cell table:style-name="ce3" office:value-type="float" office:value="3.1091" calcext:value-type="float">
            <text:p>3.10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1019"/>
        </table:table-row>
        <table:table-row table:style-name="ro1">
          <table:table-cell table:style-name="ce3" office:value-type="float" office:value="0.48439" calcext:value-type="float">
            <text:p>0.48439</text:p>
          </table:table-cell>
          <table:table-cell table:style-name="ce3" office:value-type="float" office:value="2.6808" calcext:value-type="float">
            <text:p>2.6808</text:p>
          </table:table-cell>
          <table:table-cell table:style-name="ce3" office:value-type="float" office:value="2.5181" calcext:value-type="float">
            <text:p>2.5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1.2494" calcext:value-type="float">
            <text:p>1.2494</text:p>
          </table:table-cell>
          <table:table-cell table:style-name="ce3" office:value-type="float" office:value="1.4802" calcext:value-type="float">
            <text:p>1.4802</text:p>
          </table:table-cell>
          <table:table-cell table:style-name="ce3" office:value-type="float" office:value="3.4659" calcext:value-type="float">
            <text:p>3.4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19"/>
        </table:table-row>
        <table:table-row table:style-name="ro1">
          <table:table-cell table:style-name="ce3" office:value-type="float" office:value="1.9984" calcext:value-type="float">
            <text:p>1.9984</text:p>
          </table:table-cell>
          <table:table-cell table:style-name="ce3" office:value-type="float" office:value="2.0969" calcext:value-type="float">
            <text:p>2.0969</text:p>
          </table:table-cell>
          <table:table-cell table:style-name="ce3" office:value-type="float" office:value="2.4006" calcext:value-type="float">
            <text:p>2.40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2.1469" calcext:value-type="float">
            <text:p>2.1469</text:p>
          </table:table-cell>
          <table:table-cell table:style-name="ce3" office:value-type="float" office:value="3.9208" calcext:value-type="float">
            <text:p>3.9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8" calcext:value-type="float">
            <text:p>3.58</text:p>
          </table:table-cell>
          <table:table-cell table:number-columns-repeated="1019"/>
        </table:table-row>
        <table:table-row table:style-name="ro1">
          <table:table-cell table:style-name="ce3" office:value-type="float" office:value="1.6301" calcext:value-type="float">
            <text:p>1.6301</text:p>
          </table:table-cell>
          <table:table-cell table:style-name="ce3" office:value-type="float" office:value="3.1292" calcext:value-type="float">
            <text:p>3.1292</text:p>
          </table:table-cell>
          <table:table-cell table:style-name="ce3" office:value-type="float" office:value="2.5933" calcext:value-type="float">
            <text:p>2.59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3" office:value-type="float" office:value="0.37088" calcext:value-type="float">
            <text:p>0.37088</text:p>
          </table:table-cell>
          <table:table-cell table:style-name="ce3" office:value-type="float" office:value="1.1441" calcext:value-type="float">
            <text:p>1.1441</text:p>
          </table:table-cell>
          <table:table-cell table:style-name="ce3" office:value-type="float" office:value="2.1891" calcext:value-type="float">
            <text:p>2.18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81" calcext:value-type="float">
            <text:p>3.81</text:p>
          </table:table-cell>
          <table:table-cell table:number-columns-repeated="1019"/>
        </table:table-row>
        <table:table-row table:style-name="ro1">
          <table:table-cell table:style-name="ce3" office:value-type="float" office:value="0.95019" calcext:value-type="float">
            <text:p>0.95019</text:p>
          </table:table-cell>
          <table:table-cell table:style-name="ce3" office:value-type="float" office:value="1.5681" calcext:value-type="float">
            <text:p>1.5681</text:p>
          </table:table-cell>
          <table:table-cell table:style-name="ce3" office:value-type="float" office:value="2.7505" calcext:value-type="float">
            <text:p>2.75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19"/>
        </table:table-row>
        <table:table-row table:style-name="ro1">
          <table:table-cell table:style-name="ce3" office:value-type="float" office:value="0.38913" calcext:value-type="float">
            <text:p>0.38913</text:p>
          </table:table-cell>
          <table:table-cell table:style-name="ce3" office:value-type="float" office:value="1.1838" calcext:value-type="float">
            <text:p>1.1838</text:p>
          </table:table-cell>
          <table:table-cell table:style-name="ce3" office:value-type="float" office:value="3.2433" calcext:value-type="float">
            <text:p>3.2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table:style-name="ce3" office:value-type="float" office:value="0.9041" calcext:value-type="float">
            <text:p>0.9041</text:p>
          </table:table-cell>
          <table:table-cell table:style-name="ce3" office:value-type="float" office:value="3.174" calcext:value-type="float">
            <text:p>3.174</text:p>
          </table:table-cell>
          <table:table-cell table:style-name="ce3" office:value-type="float" office:value="2.4179" calcext:value-type="float">
            <text:p>2.4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0.71768" calcext:value-type="float">
            <text:p>0.71768</text:p>
          </table:table-cell>
          <table:table-cell table:style-name="ce3" office:value-type="float" office:value="2.0899" calcext:value-type="float">
            <text:p>2.0899</text:p>
          </table:table-cell>
          <table:table-cell table:style-name="ce3" office:value-type="float" office:value="2.9841" calcext:value-type="float">
            <text:p>2.98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8" calcext:value-type="float">
            <text:p>3.28</text:p>
          </table:table-cell>
          <table:table-cell table:number-columns-repeated="1019"/>
        </table:table-row>
        <table:table-row table:style-name="ro1">
          <table:table-cell table:style-name="ce3" office:value-type="float" office:value="0.95815" calcext:value-type="float">
            <text:p>0.95815</text:p>
          </table:table-cell>
          <table:table-cell table:style-name="ce3" office:value-type="float" office:value="1.9873" calcext:value-type="float">
            <text:p>1.9873</text:p>
          </table:table-cell>
          <table:table-cell table:style-name="ce3" office:value-type="float" office:value="2.9864" calcext:value-type="float">
            <text:p>2.9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019"/>
        </table:table-row>
        <table:table-row table:style-name="ro1">
          <table:table-cell table:style-name="ce3" office:value-type="float" office:value="0.75986" calcext:value-type="float">
            <text:p>0.75986</text:p>
          </table:table-cell>
          <table:table-cell table:style-name="ce3" office:value-type="float" office:value="2.8017" calcext:value-type="float">
            <text:p>2.8017</text:p>
          </table:table-cell>
          <table:table-cell table:style-name="ce3" office:value-type="float" office:value="3.7385" calcext:value-type="float">
            <text:p>3.7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3" office:value-type="float" office:value="0.97536" calcext:value-type="float">
            <text:p>0.97536</text:p>
          </table:table-cell>
          <table:table-cell table:style-name="ce3" office:value-type="float" office:value="1.2614" calcext:value-type="float">
            <text:p>1.2614</text:p>
          </table:table-cell>
          <table:table-cell table:style-name="ce3" office:value-type="float" office:value="3.1279" calcext:value-type="float">
            <text:p>3.1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1019"/>
        </table:table-row>
        <table:table-row table:style-name="ro1">
          <table:table-cell table:style-name="ce3" office:value-type="float" office:value="1.2681" calcext:value-type="float">
            <text:p>1.2681</text:p>
          </table:table-cell>
          <table:table-cell table:style-name="ce3" office:value-type="float" office:value="2.6643" calcext:value-type="float">
            <text:p>2.6643</text:p>
          </table:table-cell>
          <table:table-cell table:style-name="ce3" office:value-type="float" office:value="3.0716" calcext:value-type="float">
            <text:p>3.0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6" calcext:value-type="float">
            <text:p>2.86</text:p>
          </table:table-cell>
          <table:table-cell table:number-columns-repeated="1019"/>
        </table:table-row>
        <table:table-row table:style-name="ro1">
          <table:table-cell table:style-name="ce3" office:value-type="float" office:value="0.71061" calcext:value-type="float">
            <text:p>0.71061</text:p>
          </table:table-cell>
          <table:table-cell table:style-name="ce3" office:value-type="float" office:value="1.3103" calcext:value-type="float">
            <text:p>1.3103</text:p>
          </table:table-cell>
          <table:table-cell table:style-name="ce3" office:value-type="float" office:value="4.1323" calcext:value-type="float">
            <text:p>4.1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61" calcext:value-type="float">
            <text:p>3.61</text:p>
          </table:table-cell>
          <table:table-cell table:number-columns-repeated="1019"/>
        </table:table-row>
        <table:table-row table:style-name="ro1">
          <table:table-cell table:style-name="ce3" office:value-type="float" office:value="1.3354" calcext:value-type="float">
            <text:p>1.3354</text:p>
          </table:table-cell>
          <table:table-cell table:style-name="ce3" office:value-type="float" office:value="2.7555" calcext:value-type="float">
            <text:p>2.7555</text:p>
          </table:table-cell>
          <table:table-cell table:style-name="ce3" office:value-type="float" office:value="2.6082" calcext:value-type="float">
            <text:p>2.60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3" office:value-type="float" office:value="0.46165" calcext:value-type="float">
            <text:p>0.46165</text:p>
          </table:table-cell>
          <table:table-cell table:style-name="ce3" office:value-type="float" office:value="2.5843" calcext:value-type="float">
            <text:p>2.5843</text:p>
          </table:table-cell>
          <table:table-cell table:style-name="ce3" office:value-type="float" office:value="3.4766" calcext:value-type="float">
            <text:p>3.47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91" calcext:value-type="float">
            <text:p>3.91</text:p>
          </table:table-cell>
          <table:table-cell table:number-columns-repeated="1019"/>
        </table:table-row>
        <table:table-row table:style-name="ro1">
          <table:table-cell table:style-name="ce3" office:value-type="float" office:value="0.21758" calcext:value-type="float">
            <text:p>0.21758</text:p>
          </table:table-cell>
          <table:table-cell table:style-name="ce3" office:value-type="float" office:value="1.2115" calcext:value-type="float">
            <text:p>1.2115</text:p>
          </table:table-cell>
          <table:table-cell table:style-name="ce3" office:value-type="float" office:value="3.6542" calcext:value-type="float">
            <text:p>3.65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19"/>
        </table:table-row>
        <table:table-row table:style-name="ro1">
          <table:table-cell table:style-name="ce3" office:value-type="float" office:value="1.2215" calcext:value-type="float">
            <text:p>1.2215</text:p>
          </table:table-cell>
          <table:table-cell table:style-name="ce3" office:value-type="float" office:value="0.84791" calcext:value-type="float">
            <text:p>0.84791</text:p>
          </table:table-cell>
          <table:table-cell table:style-name="ce3" office:value-type="float" office:value="2.7111" calcext:value-type="float">
            <text:p>2.7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06" calcext:value-type="float">
            <text:p>3.06</text:p>
          </table:table-cell>
          <table:table-cell table:number-columns-repeated="1019"/>
        </table:table-row>
        <table:table-row table:style-name="ro1">
          <table:table-cell table:style-name="ce3" office:value-type="float" office:value="0.53427" calcext:value-type="float">
            <text:p>0.53427</text:p>
          </table:table-cell>
          <table:table-cell table:style-name="ce3" office:value-type="float" office:value="1.3232" calcext:value-type="float">
            <text:p>1.3232</text:p>
          </table:table-cell>
          <table:table-cell table:style-name="ce3" office:value-type="float" office:value="3.0774" calcext:value-type="float">
            <text:p>3.07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06" calcext:value-type="float">
            <text:p>4.06</text:p>
          </table:table-cell>
          <table:table-cell table:number-columns-repeated="1019"/>
        </table:table-row>
        <table:table-row table:style-name="ro1">
          <table:table-cell table:style-name="ce3" office:value-type="float" office:value="1.7481" calcext:value-type="float">
            <text:p>1.7481</text:p>
          </table:table-cell>
          <table:table-cell table:style-name="ce3" office:value-type="float" office:value="2.4182" calcext:value-type="float">
            <text:p>2.4182</text:p>
          </table:table-cell>
          <table:table-cell table:style-name="ce3" office:value-type="float" office:value="3.1173" calcext:value-type="float">
            <text:p>3.1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1019"/>
        </table:table-row>
        <table:table-row table:style-name="ro1">
          <table:table-cell table:style-name="ce3" office:value-type="float" office:value="1.1312" calcext:value-type="float">
            <text:p>1.1312</text:p>
          </table:table-cell>
          <table:table-cell table:style-name="ce3" office:value-type="float" office:value="1.9376" calcext:value-type="float">
            <text:p>1.9376</text:p>
          </table:table-cell>
          <table:table-cell table:style-name="ce3" office:value-type="float" office:value="2.7672" calcext:value-type="float">
            <text:p>2.76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3" office:value-type="float" office:value="1.0262" calcext:value-type="float">
            <text:p>1.0262</text:p>
          </table:table-cell>
          <table:table-cell table:style-name="ce3" office:value-type="float" office:value="1.8395" calcext:value-type="float">
            <text:p>1.8395</text:p>
          </table:table-cell>
          <table:table-cell table:style-name="ce3" office:value-type="float" office:value="2.6789" calcext:value-type="float">
            <text:p>2.67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-0.32267" calcext:value-type="float">
            <text:p>-0.32267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3.0819" calcext:value-type="float">
            <text:p>3.0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92" calcext:value-type="float">
            <text:p>3.92</text:p>
          </table:table-cell>
          <table:table-cell table:number-columns-repeated="1019"/>
        </table:table-row>
        <table:table-row table:style-name="ro1">
          <table:table-cell table:style-name="ce3" office:value-type="float" office:value="0.96718" calcext:value-type="float">
            <text:p>0.96718</text:p>
          </table:table-cell>
          <table:table-cell table:style-name="ce3" office:value-type="float" office:value="2.014" calcext:value-type="float">
            <text:p>2.014</text:p>
          </table:table-cell>
          <table:table-cell table:style-name="ce3" office:value-type="float" office:value="3.024" calcext:value-type="float">
            <text:p>3.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29" calcext:value-type="float">
            <text:p>3.29</text:p>
          </table:table-cell>
          <table:table-cell table:number-columns-repeated="1019"/>
        </table:table-row>
        <table:table-row table:style-name="ro1">
          <table:table-cell table:style-name="ce3" office:value-type="float" office:value="0.65533" calcext:value-type="float">
            <text:p>0.65533</text:p>
          </table:table-cell>
          <table:table-cell table:style-name="ce3" office:value-type="float" office:value="2.1197" calcext:value-type="float">
            <text:p>2.1197</text:p>
          </table:table-cell>
          <table:table-cell table:style-name="ce3" office:value-type="float" office:value="3.6379" calcext:value-type="float">
            <text:p>3.6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88" calcext:value-type="float">
            <text:p>3.88</text:p>
          </table:table-cell>
          <table:table-cell table:number-columns-repeated="1019"/>
        </table:table-row>
        <table:table-row table:style-name="ro1">
          <table:table-cell table:style-name="ce3" office:value-type="float" office:value="0.94128" calcext:value-type="float">
            <text:p>0.94128</text:p>
          </table:table-cell>
          <table:table-cell table:style-name="ce3" office:value-type="float" office:value="2.1589" calcext:value-type="float">
            <text:p>2.1589</text:p>
          </table:table-cell>
          <table:table-cell table:style-name="ce3" office:value-type="float" office:value="2.8136" calcext:value-type="float">
            <text:p>2.8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19"/>
        </table:table-row>
        <table:table-row table:style-name="ro1">
          <table:table-cell table:style-name="ce3" office:value-type="float" office:value="-0.45197" calcext:value-type="float">
            <text:p>-0.45197</text:p>
          </table:table-cell>
          <table:table-cell table:style-name="ce3" office:value-type="float" office:value="1.9223" calcext:value-type="float">
            <text:p>1.9223</text:p>
          </table:table-cell>
          <table:table-cell table:style-name="ce3" office:value-type="float" office:value="3.2021" calcext:value-type="float">
            <text:p>3.20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08" calcext:value-type="float">
            <text:p>4.08</text:p>
          </table:table-cell>
          <table:table-cell table:number-columns-repeated="1019"/>
        </table:table-row>
        <table:table-row table:style-name="ro1">
          <table:table-cell table:style-name="ce3" office:value-type="float" office:value="-0.064594" calcext:value-type="float">
            <text:p>-0.064594</text:p>
          </table:table-cell>
          <table:table-cell table:style-name="ce3" office:value-type="float" office:value="1.9278" calcext:value-type="float">
            <text:p>1.9278</text:p>
          </table:table-cell>
          <table:table-cell table:style-name="ce3" office:value-type="float" office:value="2.9346" calcext:value-type="float">
            <text:p>2.9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67" calcext:value-type="float">
            <text:p>4.67</text:p>
          </table:table-cell>
          <table:table-cell table:number-columns-repeated="1019"/>
        </table:table-row>
        <table:table-row table:style-name="ro1">
          <table:table-cell table:style-name="ce3" office:value-type="float" office:value="1.0671" calcext:value-type="float">
            <text:p>1.0671</text:p>
          </table:table-cell>
          <table:table-cell table:style-name="ce3" office:value-type="float" office:value="1.8517" calcext:value-type="float">
            <text:p>1.8517</text:p>
          </table:table-cell>
          <table:table-cell table:style-name="ce3" office:value-type="float" office:value="2.2672" calcext:value-type="float">
            <text:p>2.26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7" calcext:value-type="float">
            <text:p>4.27</text:p>
          </table:table-cell>
          <table:table-cell table:number-columns-repeated="1019"/>
        </table:table-row>
        <table:table-row table:style-name="ro1">
          <table:table-cell table:style-name="ce3" office:value-type="float" office:value="0.85961" calcext:value-type="float">
            <text:p>0.85961</text:p>
          </table:table-cell>
          <table:table-cell table:style-name="ce3" office:value-type="float" office:value="1.6505" calcext:value-type="float">
            <text:p>1.6505</text:p>
          </table:table-cell>
          <table:table-cell table:style-name="ce3" office:value-type="float" office:value="3.8544" calcext:value-type="float">
            <text:p>3.8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73" calcext:value-type="float">
            <text:p>3.73</text:p>
          </table:table-cell>
          <table:table-cell table:number-columns-repeated="1019"/>
        </table:table-row>
        <table:table-row table:style-name="ro1" table:number-rows-repeated="104807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0:51:15.93064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2T10:56:03.079975551</dc:date>
    <meta:editing-duration>PT12M51S</meta:editing-duration>
    <meta:editing-cycles>3</meta:editing-cycles>
    <meta:generator>LibreOffice/6.4.7.2$Linux_X86_64 LibreOffice_project/40$Build-2</meta:generator>
    <meta:document-statistic meta:table-count="1" meta:cell-count="2505" meta:object-count="0"/>
  </office:meta>
</office:document-meta>
</file>